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enturyGothic" svg:font-family="CenturyGothic"/>
    <style:font-face style:name="Consolas1" svg:font-family="Consolas"/>
    <style:font-face style:name="Gautami1" svg:font-family="Gautami"/>
    <style:font-face style:name="Arial1" svg:font-family="Arial" style:font-pitch="variable"/>
    <style:font-face style:name="CenturyGothic1" svg:font-family="CenturyGothic" style:font-pitch="variable"/>
    <style:font-face style:name="Consolas" svg:font-family="Consolas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252525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6pt" style:font-size-asian="26pt" style:font-size-complex="26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solid" draw:fill-color="#252525"/>
    </style:style>
    <style:style style:name="P9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loext:opacity="100%" style:font-name="Arial" fo:font-size="10pt" style:font-size-asian="10pt" style:font-name-complex="Arial" style:font-size-complex="10pt"/>
    </style:style>
    <style:style style:name="T2" style:family="text">
      <style:text-properties fo:color="#000000" loext:opacity="100%" style:font-name="Arial" fo:font-size="26pt" style:font-size-asian="26pt" style:font-name-complex="Arial" style:font-size-complex="26pt"/>
    </style:style>
    <style:style style:name="T3" style:family="text">
      <style:text-properties fo:color="#000000" loext:opacity="100%" style:font-name="Gautami1" fo:font-size="26pt" style:font-size-asian="26pt" style:font-name-complex="Gautami1" style:font-size-complex="26pt"/>
    </style:style>
    <style:style style:name="T4" style:family="text">
      <style:text-properties fo:color="#000000" loext:opacity="100%" style:font-name="Gautami1" fo:font-size="10pt" style:font-size-asian="10pt" style:font-name-complex="Gautami1" style:font-size-complex="10pt"/>
    </style:style>
    <style:style style:name="T5" style:family="text">
      <style:text-properties fo:color="#000000" loext:opacity="100%" style:font-name="Arial" fo:font-size="11pt" style:font-size-asian="11pt" style:font-name-complex="Arial" style:font-size-complex="11pt"/>
    </style:style>
    <style:style style:name="T6" style:family="text">
      <style:text-properties fo:color="#000000" loext:opacity="100%" style:font-name="Arial" fo:font-size="20pt" style:font-size-asian="20pt" style:font-name-complex="Arial" style:font-size-complex="20pt"/>
    </style:style>
    <style:style style:name="T7" style:family="text">
      <style:text-properties fo:color="#252525" loext:opacity="100%" style:font-name="Arial" fo:font-size="10.5pt" style:font-size-asian="10.5pt" style:font-name-complex="Arial" style:font-size-complex="10.5pt"/>
    </style:style>
    <style:style style:name="T8" style:family="text">
      <style:text-properties fo:color="#252525" loext:opacity="100%" style:font-name="Gautami1" fo:font-size="10.5pt" style:font-size-asian="10.5pt" style:font-name-complex="Gautami1" style:font-size-complex="10.5pt"/>
    </style:style>
    <style:style style:name="T9" style:family="text">
      <style:text-properties fo:color="#252525" loext:opacity="100%" style:font-name="Arial" fo:font-size="10.5pt" fo:font-weight="bold" style:font-size-asian="10.5pt" style:font-name-complex="Arial" style:font-size-complex="10.5pt" style:font-weight-complex="bold"/>
    </style:style>
    <style:style style:name="T10" style:family="text">
      <style:text-properties fo:color="#333333" loext:opacity="100%" style:font-name="Arial" fo:font-size="10.5pt" style:font-size-asian="10.5pt" style:font-name-complex="Arial" style:font-size-complex="10.5pt"/>
    </style:style>
    <style:style style:name="T11" style:family="text">
      <style:text-properties fo:color="#000000" loext:opacity="100%" style:font-name="Gautami1" fo:font-size="10.5pt" style:font-size-asian="10.5pt" style:font-name-complex="Gautami1" style:font-size-complex="10.5pt"/>
    </style:style>
    <style:style style:name="T12" style:family="text">
      <style:text-properties fo:color="#252525" loext:opacity="100%" style:font-name="Arial" fo:font-size="10.5pt" fo:font-style="italic" fo:font-weight="bold" style:font-size-asian="10.5pt" style:font-name-complex="Arial" style:font-size-complex="10.5pt" style:font-style-complex="italic" style:font-weight-complex="bold"/>
    </style:style>
    <style:style style:name="T13" style:family="text">
      <style:text-properties fo:color="#252525" loext:opacity="100%" style:font-name="Arial" fo:font-size="10.5pt" fo:font-style="italic" style:font-size-asian="10.5pt" style:font-name-complex="Arial" style:font-size-complex="10.5pt" style:font-style-complex="italic"/>
    </style:style>
    <style:style style:name="T14" style:family="text">
      <style:text-properties fo:color="#252525" loext:opacity="100%" style:font-name="Gautami1" fo:font-size="10.8000001907349pt" style:font-size-asian="10.8000001907349pt" style:font-name-complex="Gautami1" style:font-size-complex="10.8000001907349pt"/>
    </style:style>
    <style:style style:name="T15" style:family="text">
      <style:text-properties fo:color="#000000" loext:opacity="100%" style:font-name="Gautami1" fo:font-size="10.8000001907349pt" style:font-size-asian="10.8000001907349pt" style:font-name-complex="Gautami1" style:font-size-complex="10.8000001907349pt"/>
    </style:style>
    <style:style style:name="T16" style:family="text">
      <style:text-properties fo:color="#252525" loext:opacity="100%" style:font-name="Consolas1" fo:font-size="10.5pt" style:font-size-asian="10.5pt" style:font-name-complex="Consolas1" style:font-size-complex="10.5pt"/>
    </style:style>
    <style:style style:name="T17" style:family="text">
      <style:text-properties fo:color="#000000" loext:opacity="100%" style:font-name="CenturyGothic" fo:font-size="9pt" style:font-size-asian="9pt" style:font-name-complex="CenturyGothic" style:font-size-complex="9pt"/>
    </style:style>
    <style:style style:name="T18" style:family="text">
      <style:text-properties fo:color="#000000" loext:opacity="100%" style:font-name="Arial" fo:font-size="16pt" style:font-size-asian="16pt" style:font-name-complex="Arial" style:font-size-complex="16pt"/>
    </style:style>
    <style:style style:name="T19" style:family="text">
      <style:text-properties fo:color="#000000" loext:opacity="100%" style:font-name="Arial" fo:font-size="9pt" style:font-size-asian="9pt" style:font-name-complex="Arial" style:font-size-complex="9pt"/>
    </style:style>
    <style:style style:name="T20" style:family="text">
      <style:text-properties fo:color="#000000" loext:opacity="100%" style:font-name="CenturyGothic" fo:font-size="11pt" style:font-size-asian="11pt" style:font-name-complex="CenturyGothic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23.52cm" svg:x="0cm" svg:y="0cm" svg:viewBox="0 0 21591 223521" draw:points="0,0 21591,0 21591,223521 0,22352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7.402cm" svg:height="0.395cm" svg:x="7.117cm" svg:y="0.21cm">
          <draw:text-box>
            <text:p text:style-name="P2"><text:span text:style-name="T1">Última modificación : 12 de noviembre de 2018 </text:span></text:p>
          </draw:text-box>
        </draw:frame>
        <draw:frame draw:style-name="gr3" draw:text-style-name="P4" draw:layer="layout" svg:width="13.341cm" svg:height="1.026cm" svg:x="4.26cm" svg:y="2.874cm">
          <draw:text-box>
            <text:p text:style-name="P2"><text:span text:style-name="T2">Criterios y heurísticas de diseño </text:span></text:p>
          </draw:text-box>
        </draw:frame>
        <draw:frame draw:style-name="gr3" draw:text-style-name="P4" draw:layer="layout" svg:width="4.295cm" svg:height="1.026cm" svg:x="7.514cm" svg:y="4.806cm">
          <draw:text-box>
            <text:p text:style-name="P2"><text:span text:style-name="T2">(versión 4 </text:span></text:p>
          </draw:text-box>
        </draw:frame>
        <draw:frame draw:style-name="gr3" draw:text-style-name="P4" draw:layer="layout" svg:width="0.916cm" svg:height="1.221cm" svg:x="11.795cm" svg:y="4.646cm">
          <draw:text-box>
            <text:p text:style-name="P2"><text:span text:style-name="T3">​</text:span></text:p>
          </draw:text-box>
        </draw:frame>
        <draw:frame draw:style-name="gr2" draw:text-style-name="P3" draw:layer="layout" svg:width="1.932cm" svg:height="0.395cm" svg:x="11.795cm" svg:y="5.316cm">
          <draw:text-box>
            <text:p text:style-name="P2"><text:span text:style-name="T1">agosto 2019</text:span></text:p>
          </draw:text-box>
        </draw:frame>
        <draw:frame draw:style-name="gr2" draw:text-style-name="P3" draw:layer="layout" svg:width="0.352cm" svg:height="0.471cm" svg:x="13.736cm" svg:y="5.255cm">
          <draw:text-box>
            <text:p text:style-name="P2"><text:span text:style-name="T4">​</text:span></text:p>
          </draw:text-box>
        </draw:frame>
        <draw:frame draw:style-name="gr3" draw:text-style-name="P4" draw:layer="layout" svg:width="0.916cm" svg:height="1.026cm" svg:x="13.736cm" svg:y="4.806cm">
          <draw:text-box>
            <text:p text:style-name="P2"><text:span text:style-name="T2">) </text:span></text:p>
          </draw:text-box>
        </draw:frame>
        <draw:frame draw:style-name="gr4" draw:text-style-name="P5" draw:layer="layout" svg:width="0.387cm" svg:height="0.433cm" svg:x="2.54cm" svg:y="7.004cm">
          <draw:text-box>
            <text:p text:style-name="P2"><text:span text:style-name="T5">El</text:span></text:p>
          </draw:text-box>
        </draw:frame>
        <draw:frame draw:style-name="gr4" draw:text-style-name="P5" draw:layer="layout" svg:width="8.922cm" svg:height="0.433cm" svg:x="3.098cm" svg:y="7.004cm">
          <draw:text-box>
            <text:p text:style-name="P2"><text:span text:style-name="T5">objetivo de este documento es ayudarnos a evaluar</text:span></text:p>
          </draw:text-box>
        </draw:frame>
        <draw:frame draw:style-name="gr4" draw:text-style-name="P5" draw:layer="layout" svg:width="5.831cm" svg:height="0.433cm" svg:x="12.906cm" svg:y="7.004cm">
          <draw:text-box>
            <text:p text:style-name="P2"><text:span text:style-name="T5">críticamente y en detalle nuestros</text:span></text:p>
          </draw:text-box>
        </draw:frame>
        <draw:frame draw:style-name="gr4" draw:text-style-name="P5" draw:layer="layout" svg:width="0.387cm" svg:height="0.433cm" svg:x="2.885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4.435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5.079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6.025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8.157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8.78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0.805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1.234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2.719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5.018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5.398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6.016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7.346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9.02cm" svg:y="7.00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6.266cm" svg:height="0.433cm" svg:x="2.54cm" svg:y="7.534cm">
          <draw:text-box>
            <text:p text:style-name="P2"><text:span text:style-name="T5">diseños y programas orientados a objetos, en términos de los conceptos vistos en Orientación</text:span></text:p>
          </draw:text-box>
        </draw:frame>
        <draw:frame draw:style-name="gr4" draw:text-style-name="P5" draw:layer="layout" svg:width="0.387cm" svg:height="0.433cm" svg:x="3.877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4.204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6.192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8.136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8.486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9.978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0.544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2.164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2.73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3.359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5.261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6.386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6.952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9.042cm" svg:y="7.5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2.106cm" svg:height="0.433cm" svg:x="2.54cm" svg:y="8.063cm">
          <draw:text-box>
            <text:p text:style-name="P2"><text:span text:style-name="T5">a Objetos 1.</text:span></text:p>
          </draw:text-box>
        </draw:frame>
        <draw:frame draw:style-name="gr4" draw:text-style-name="P5" draw:layer="layout" svg:width="6.382cm" svg:height="0.433cm" svg:x="5.055cm" svg:y="8.063cm">
          <draw:text-box>
            <text:p text:style-name="P2"><text:span text:style-name="T5">Podemos utilizarlo como un checklist</text:span></text:p>
          </draw:text-box>
        </draw:frame>
        <draw:frame draw:style-name="gr4" draw:text-style-name="P5" draw:layer="layout" svg:width="6.602cm" svg:height="0.433cm" svg:x="12.049cm" svg:y="8.063cm">
          <draw:text-box>
            <text:p text:style-name="P2"><text:span text:style-name="T5">cada vez que resolvemos un ejercicio,</text:span></text:p>
          </draw:text-box>
        </draw:frame>
        <draw:frame draw:style-name="gr4" draw:text-style-name="P5" draw:layer="layout" svg:width="0.387cm" svg:height="0.433cm" svg:x="2.755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4.305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4.842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6.694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8.329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9.491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0.135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1.836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2.89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3.707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4.541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6.71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7.328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9.045cm" svg:y="8.063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.276cm" svg:height="0.433cm" svg:x="2.54cm" svg:y="8.592cm">
          <draw:text-box>
            <text:p text:style-name="P2"><text:span text:style-name="T5">cuando</text:span></text:p>
          </draw:text-box>
        </draw:frame>
        <draw:frame draw:style-name="gr4" draw:text-style-name="P5" draw:layer="layout" svg:width="1.797cm" svg:height="0.433cm" svg:x="4.105cm" svg:y="8.592cm">
          <draw:text-box>
            <text:p text:style-name="P2"><text:span text:style-name="T5">ayudamos</text:span></text:p>
          </draw:text-box>
        </draw:frame>
        <draw:frame draw:style-name="gr4" draw:text-style-name="P5" draw:layer="layout" svg:width="0.387cm" svg:height="0.433cm" svg:x="6.187cm" svg:y="8.592cm">
          <draw:text-box>
            <text:p text:style-name="P2"><text:span text:style-name="T5">a</text:span></text:p>
          </draw:text-box>
        </draw:frame>
        <draw:frame draw:style-name="gr4" draw:text-style-name="P5" draw:layer="layout" svg:width="0.434cm" svg:height="0.433cm" svg:x="6.695cm" svg:y="8.592cm">
          <draw:text-box>
            <text:p text:style-name="P2"><text:span text:style-name="T5">un</text:span></text:p>
          </draw:text-box>
        </draw:frame>
        <draw:frame draw:style-name="gr4" draw:text-style-name="P5" draw:layer="layout" svg:width="1.949cm" svg:height="0.433cm" svg:x="7.419cm" svg:y="8.592cm">
          <draw:text-box>
            <text:p text:style-name="P2"><text:span text:style-name="T5">compañero</text:span></text:p>
          </draw:text-box>
        </draw:frame>
        <draw:frame draw:style-name="gr4" draw:text-style-name="P5" draw:layer="layout" svg:width="0.387cm" svg:height="0.433cm" svg:x="9.652cm" svg:y="8.592cm">
          <draw:text-box>
            <text:p text:style-name="P2"><text:span text:style-name="T5">a</text:span></text:p>
          </draw:text-box>
        </draw:frame>
        <draw:frame draw:style-name="gr4" draw:text-style-name="P5" draw:layer="layout" svg:width="1.361cm" svg:height="0.433cm" svg:x="10.16cm" svg:y="8.592cm">
          <draw:text-box>
            <text:p text:style-name="P2"><text:span text:style-name="T5">analizar</text:span></text:p>
          </draw:text-box>
        </draw:frame>
        <draw:frame draw:style-name="gr4" draw:text-style-name="P5" draw:layer="layout" svg:width="0.607cm" svg:height="0.433cm" svg:x="11.811cm" svg:y="8.592cm">
          <draw:text-box>
            <text:p text:style-name="P2"><text:span text:style-name="T5">sus</text:span></text:p>
          </draw:text-box>
        </draw:frame>
        <draw:frame draw:style-name="gr4" draw:text-style-name="P5" draw:layer="layout" svg:width="1.975cm" svg:height="0.433cm" svg:x="12.681cm" svg:y="8.592cm">
          <draw:text-box>
            <text:p text:style-name="P2"><text:span text:style-name="T5">programas,</text:span></text:p>
          </draw:text-box>
        </draw:frame>
        <draw:frame draw:style-name="gr4" draw:text-style-name="P5" draw:layer="layout" svg:width="3.655cm" svg:height="0.433cm" svg:x="14.908cm" svg:y="8.592cm">
          <draw:text-box>
            <text:p text:style-name="P2"><text:span text:style-name="T5">o incluso cuando nos</text:span></text:p>
          </draw:text-box>
        </draw:frame>
        <draw:frame draw:style-name="gr4" draw:text-style-name="P5" draw:layer="layout" svg:width="0.387cm" svg:height="0.433cm" svg:x="3.812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5.894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6.402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7.126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9.359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9.867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1.518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2.414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4.642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5.123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6.597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8.135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9.027cm" svg:y="8.59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5.336cm" svg:height="0.433cm" svg:x="2.54cm" svg:y="9.121cm">
          <draw:text-box>
            <text:p text:style-name="P2"><text:span text:style-name="T5">preparamos para un exámen. <text:s/></text:span></text:p>
          </draw:text-box>
        </draw:frame>
        <draw:frame draw:style-name="gr4" draw:text-style-name="P5" draw:layer="layout" svg:width="0.387cm" svg:height="0.433cm" svg:x="2.54cm" svg:y="9.6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7.673cm" svg:height="0.433cm" svg:x="2.54cm" svg:y="10.179cm">
          <draw:text-box>
            <text:p text:style-name="P2"><text:span text:style-name="T5">No todos los ítems nos van a sonar claros al</text:span></text:p>
          </draw:text-box>
        </draw:frame>
        <draw:frame draw:style-name="gr4" draw:text-style-name="P5" draw:layer="layout" svg:width="8.397cm" svg:height="0.433cm" svg:x="10.54cm" svg:y="10.179cm">
          <draw:text-box>
            <text:p text:style-name="P2"><text:span text:style-name="T5">principio. Los iremos encontrando y entendiendo</text:span></text:p>
          </draw:text-box>
        </draw:frame>
        <draw:frame draw:style-name="gr4" draw:text-style-name="P5" draw:layer="layout" svg:width="0.387cm" svg:height="0.433cm" svg:x="3.036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4.118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4.748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5.83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6.589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7.348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7.698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8.802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9.97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0.406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2.091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2.851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4.148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6.438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6.766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9.035cm" svg:y="10.17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7.609cm" svg:height="0.433cm" svg:x="2.54cm" svg:y="10.709cm">
          <draw:text-box>
            <text:p text:style-name="P2"><text:span text:style-name="T5">gradualmente. Ante la duda, preguntamos. <text:s/></text:span></text:p>
          </draw:text-box>
        </draw:frame>
        <draw:frame draw:style-name="gr4" draw:text-style-name="P5" draw:layer="layout" svg:width="0.387cm" svg:height="0.433cm" svg:x="2.54cm" svg:y="11.23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8.151cm" svg:height="0.788cm" svg:x="2.54cm" svg:y="11.903cm">
          <draw:text-box>
            <text:p text:style-name="P2"><text:span text:style-name="T6">Comprobaciones básicas </text:span></text:p>
          </draw:text-box>
        </draw:frame>
        <draw:frame draw:style-name="gr4" draw:text-style-name="P5" draw:layer="layout" svg:width="15.619cm" svg:height="0.433cm" svg:x="2.54cm" svg:y="12.878cm">
          <draw:text-box>
            <text:p text:style-name="P2"><text:span text:style-name="T5">Las siguientes comprobaciones enfocan principios básicos de la programación orientada a</text:span></text:p>
          </draw:text-box>
        </draw:frame>
        <draw:frame draw:style-name="gr4" draw:text-style-name="P5" draw:layer="layout" svg:width="0.387cm" svg:height="0.433cm" svg:x="3.165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5.125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8.183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9.776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1.628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3.156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3.774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4.263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6.82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8.625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9.027cm" svg:y="12.87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.475cm" svg:height="0.433cm" svg:x="2.54cm" svg:y="13.407cm">
          <draw:text-box>
            <text:p text:style-name="P2"><text:span text:style-name="T5">objetos. </text:span></text:p>
          </draw:text-box>
        </draw:frame>
        <draw:frame draw:style-name="gr4" draw:text-style-name="P5" draw:layer="layout" svg:width="0.387cm" svg:height="0.433cm" svg:x="2.54cm" svg:y="13.936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0.369cm" svg:height="0.412cm" svg:x="3.175cm" svg:y="14.561cm">
          <draw:text-box>
            <text:p text:style-name="P2"><text:span text:style-name="T7">●</text:span></text:p>
          </draw:text-box>
        </draw:frame>
        <draw:frame draw:style-name="gr6" draw:text-style-name="P7" draw:layer="layout" svg:width="3.266cm" svg:height="0.412cm" svg:x="3.81cm" svg:y="14.561cm">
          <draw:text-box>
            <text:p text:style-name="P2"><text:span text:style-name="T7">La sintaxis debe ser</text:span></text:p>
          </draw:text-box>
        </draw:frame>
        <draw:frame draw:style-name="gr6" draw:text-style-name="P7" draw:layer="layout" svg:width="0.369cm" svg:height="0.492cm" svg:x="7.312cm" svg:y="14.496cm">
          <draw:text-box>
            <text:p text:style-name="P2"><text:span text:style-name="T8">​</text:span></text:p>
          </draw:text-box>
        </draw:frame>
        <draw:frame draw:style-name="gr6" draw:text-style-name="P7" draw:layer="layout" svg:width="11.588cm" svg:height="0.412cm" svg:x="7.312cm" svg:y="14.561cm">
          <draw:text-box>
            <text:p text:style-name="P2"><text:span text:style-name="T9">objeto-mensaje</text:span><text:span text:style-name="T7"> (siempre hay un receptor del mensaje, nunca lo olvido</text:span></text:p>
          </draw:text-box>
        </draw:frame>
        <draw:frame draw:style-name="gr6" draw:text-style-name="P7" draw:layer="layout" svg:width="0.369cm" svg:height="0.412cm" svg:x="4.222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586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539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83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29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572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72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86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47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44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5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62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952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3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0.852cm" svg:height="0.412cm" svg:x="3.81cm" svg:y="15.064cm">
          <draw:text-box>
            <text:p text:style-name="P2"><text:span text:style-name="T7">aunque en algunos lenguajes de programación no sea necesario). </text:span></text:p>
          </draw:text-box>
        </draw:frame>
        <draw:frame draw:style-name="gr6" draw:text-style-name="P7" draw:layer="layout" svg:width="0.369cm" svg:height="0.412cm" svg:x="3.175cm" svg:y="15.566cm">
          <draw:text-box>
            <text:p text:style-name="P2"><text:span text:style-name="T7">●</text:span></text:p>
          </draw:text-box>
        </draw:frame>
        <draw:frame draw:style-name="gr6" draw:text-style-name="P7" draw:layer="layout" svg:width="2.14cm" svg:height="0.412cm" svg:x="3.81cm" svg:y="15.566cm">
          <draw:text-box>
            <text:p text:style-name="P2"><text:span text:style-name="T7">En Smalltalk,</text:span></text:p>
          </draw:text-box>
        </draw:frame>
        <draw:frame draw:style-name="gr6" draw:text-style-name="P7" draw:layer="layout" svg:width="6.843cm" svg:height="0.412cm" svg:x="6.232cm" svg:y="15.566cm">
          <draw:text-box>
            <text:p text:style-name="P2"><text:span text:style-name="T7">todas las líneas terminan con un punto (.).</text:span></text:p>
          </draw:text-box>
        </draw:frame>
        <draw:frame draw:style-name="gr6" draw:text-style-name="P7" draw:layer="layout" svg:width="2.694cm" svg:height="0.412cm" svg:x="13.727cm" svg:y="15.566cm">
          <draw:text-box>
            <text:p text:style-name="P2"><text:span text:style-name="T7">Esto es opcional</text:span></text:p>
          </draw:text-box>
        </draw:frame>
        <draw:frame draw:style-name="gr6" draw:text-style-name="P7" draw:layer="layout" svg:width="2.195cm" svg:height="0.412cm" svg:x="16.705cm" svg:y="15.566cm">
          <draw:text-box>
            <text:p text:style-name="P2"><text:span text:style-name="T7">para la última</text:span></text:p>
          </draw:text-box>
        </draw:frame>
        <draw:frame draw:style-name="gr6" draw:text-style-name="P7" draw:layer="layout" svg:width="0.369cm" svg:height="0.412cm" svg:x="4.263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5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38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94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64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61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13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81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63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71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68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015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5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47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9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4cm" svg:y="15.5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997cm" svg:height="0.412cm" svg:x="3.81cm" svg:y="16.069cm">
          <draw:text-box>
            <text:p text:style-name="P2"><text:span text:style-name="T7">línea. </text:span></text:p>
          </draw:text-box>
        </draw:frame>
        <draw:frame draw:style-name="gr6" draw:text-style-name="P7" draw:layer="layout" svg:width="0.369cm" svg:height="0.412cm" svg:x="3.175cm" svg:y="16.572cm">
          <draw:text-box>
            <text:p text:style-name="P2"><text:span text:style-name="T7">●</text:span></text:p>
          </draw:text-box>
        </draw:frame>
        <draw:frame draw:style-name="gr6" draw:text-style-name="P7" draw:layer="layout" svg:width="9.506cm" svg:height="0.412cm" svg:x="3.81cm" svg:y="16.572cm">
          <draw:text-box>
            <text:p text:style-name="P2"><text:span text:style-name="T7">En Smalltalk, la asignación es con dos puntos e igual (:=). </text:span></text:p>
          </draw:text-box>
        </draw:frame>
        <draw:frame draw:style-name="gr6" draw:text-style-name="P7" draw:layer="layout" svg:width="0.369cm" svg:height="0.412cm" svg:x="3.175cm" svg:y="17.074cm">
          <draw:text-box>
            <text:p text:style-name="P2"><text:span text:style-name="T10">●</text:span></text:p>
          </draw:text-box>
        </draw:frame>
        <draw:frame draw:style-name="gr6" draw:text-style-name="P7" draw:layer="layout" svg:width="0.369cm" svg:height="0.412cm" svg:x="3.81cm" svg:y="17.074cm">
          <draw:text-box>
            <text:p text:style-name="P2"><text:span text:style-name="T10">Si</text:span></text:p>
          </draw:text-box>
        </draw:frame>
        <draw:frame draw:style-name="gr6" draw:text-style-name="P7" draw:layer="layout" svg:width="8.067cm" svg:height="0.412cm" svg:x="4.295cm" svg:y="17.074cm">
          <draw:text-box>
            <text:p text:style-name="P2"><text:span text:style-name="T10">quiero enviar varios mensajes a un mismo objeto,</text:span></text:p>
          </draw:text-box>
        </draw:frame>
        <draw:frame draw:style-name="gr6" draw:text-style-name="P7" draw:layer="layout" svg:width="5.751cm" svg:height="0.412cm" svg:x="12.971cm" svg:y="17.074cm">
          <draw:text-box>
            <text:p text:style-name="P2"><text:span text:style-name="T10">uso punto y coma (;) antes de cada</text:span></text:p>
          </draw:text-box>
        </draw:frame>
        <draw:frame draw:style-name="gr6" draw:text-style-name="P7" draw:layer="layout" svg:width="0.369cm" svg:height="0.412cm" svg:x="4.139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5.324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6.488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7.632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9.373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9.734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0.302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1.548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2.815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3.568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4.65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4.991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6.052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6.531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7.566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8.107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0.369cm" svg:height="0.412cm" svg:x="19.039cm" svg:y="17.074cm">
          <draw:text-box>
            <text:p text:style-name="P2"><text:span text:style-name="T10"><text:s/></text:span></text:p>
          </draw:text-box>
        </draw:frame>
        <draw:frame draw:style-name="gr6" draw:text-style-name="P7" draw:layer="layout" svg:width="6.721cm" svg:height="0.412cm" svg:x="3.81cm" svg:y="17.709cm">
          <draw:text-box>
            <text:p text:style-name="P2"><text:span text:style-name="T10">nuevo mensaje y punto (.) para terminar.</text:span><text:span text:style-name="T7"> </text:span></text:p>
          </draw:text-box>
        </draw:frame>
        <draw:frame draw:style-name="gr6" draw:text-style-name="P7" draw:layer="layout" svg:width="0.369cm" svg:height="0.412cm" svg:x="3.175cm" svg:y="18.344cm">
          <draw:text-box>
            <text:p text:style-name="P2"><text:span text:style-name="T7">●</text:span></text:p>
          </draw:text-box>
        </draw:frame>
        <draw:frame draw:style-name="gr6" draw:text-style-name="P7" draw:layer="layout" svg:width="15.039cm" svg:height="0.412cm" svg:x="3.81cm" svg:y="18.344cm">
          <draw:text-box>
            <text:p text:style-name="P2"><text:span text:style-name="T7">No olvidar retornar explícitamente un objeto cuando eso es lo que se espera (caso contrario,</text:span></text:p>
          </draw:text-box>
        </draw:frame>
        <draw:frame draw:style-name="gr6" draw:text-style-name="P7" draw:layer="layout" svg:width="0.369cm" svg:height="0.412cm" svg:x="4.283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503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903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94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08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02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38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38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31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922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43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37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72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8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6cm" svg:y="18.34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3.667cm" svg:height="0.412cm" svg:x="3.81cm" svg:y="18.847cm">
          <draw:text-box>
            <text:p text:style-name="P2"><text:span text:style-name="T7">mi programa se comportará de forma extraña y me costará encontrar el problema). <text:s/></text:span></text:p>
          </draw:text-box>
        </draw:frame>
        <draw:frame draw:style-name="gr6" draw:text-style-name="P7" draw:layer="layout" svg:width="0.369cm" svg:height="0.412cm" svg:x="3.175cm" svg:y="19.35cm">
          <draw:text-box>
            <text:p text:style-name="P2"><text:span text:style-name="T7">●</text:span></text:p>
          </draw:text-box>
        </draw:frame>
        <draw:frame draw:style-name="gr6" draw:text-style-name="P7" draw:layer="layout" svg:width="3.49cm" svg:height="0.412cm" svg:x="3.81cm" svg:y="19.35cm">
          <draw:text-box>
            <text:p text:style-name="P2"><text:span text:style-name="T7">No se puede acceder</text:span></text:p>
          </draw:text-box>
        </draw:frame>
        <draw:frame draw:style-name="gr6" draw:text-style-name="P7" draw:layer="layout" svg:width="9.061cm" svg:height="0.412cm" svg:x="7.83cm" svg:y="19.35cm">
          <draw:text-box>
            <text:p text:style-name="P2"><text:span text:style-name="T7">directamente a las variables de instancia de otro objeto,</text:span></text:p>
          </draw:text-box>
        </draw:frame>
        <draw:frame draw:style-name="gr6" draw:text-style-name="P7" draw:layer="layout" svg:width="1.221cm" svg:height="0.412cm" svg:x="17.806cm" svg:y="19.35cm">
          <draw:text-box>
            <text:p text:style-name="P2"><text:span text:style-name="T7">aunque</text:span></text:p>
          </draw:text-box>
        </draw:frame>
        <draw:frame draw:style-name="gr6" draw:text-style-name="P7" draw:layer="layout" svg:width="0.369cm" svg:height="0.412cm" svg:x="4.283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83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21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647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71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58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014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78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72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916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1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3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24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2cm" svg:y="19.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37cm" svg:height="0.412cm" svg:x="3.81cm" svg:y="19.852cm">
          <draw:text-box>
            <text:p text:style-name="P2"><text:span text:style-name="T7">algunos lenguajes lo permitan (el</text:span></text:p>
          </draw:text-box>
        </draw:frame>
        <draw:frame draw:style-name="gr6" draw:text-style-name="P7" draw:layer="layout" svg:width="9.307cm" svg:height="0.412cm" svg:x="9.479cm" svg:y="19.852cm">
          <draw:text-box>
            <text:p text:style-name="P2"><text:span text:style-name="T7">ocultamiento de información es uno de los principios más</text:span></text:p>
          </draw:text-box>
        </draw:frame>
        <draw:frame draw:style-name="gr6" draw:text-style-name="P7" draw:layer="layout" svg:width="0.369cm" svg:height="0.412cm" svg:x="5.107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22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4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1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5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58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2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64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84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31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972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75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42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4cm" svg:y="19.85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058cm" svg:height="0.412cm" svg:x="3.81cm" svg:y="20.355cm">
          <draw:text-box>
            <text:p text:style-name="P2"><text:span text:style-name="T7">importantes de la POO). </text:span></text:p>
          </draw:text-box>
        </draw:frame>
        <draw:frame draw:style-name="gr6" draw:text-style-name="P7" draw:layer="layout" svg:width="0.369cm" svg:height="0.412cm" svg:x="3.175cm" svg:y="20.858cm">
          <draw:text-box>
            <text:p text:style-name="P2"><text:span text:style-name="T7">●</text:span></text:p>
          </draw:text-box>
        </draw:frame>
        <draw:frame draw:style-name="gr6" draw:text-style-name="P7" draw:layer="layout" svg:width="9.849cm" svg:height="0.412cm" svg:x="3.81cm" svg:y="20.858cm">
          <draw:text-box>
            <text:p text:style-name="P2"><text:span text:style-name="T7">No confundir mensajes de clase con mensajes de instancia. </text:span></text:p>
          </draw:text-box>
        </draw:frame>
        <draw:frame draw:style-name="gr6" draw:text-style-name="P7" draw:layer="layout" svg:width="0.369cm" svg:height="0.412cm" svg:x="3.175cm" svg:y="21.361cm">
          <draw:text-box>
            <text:p text:style-name="P2"><text:span text:style-name="T7">●</text:span></text:p>
          </draw:text-box>
        </draw:frame>
        <draw:frame draw:style-name="gr6" draw:text-style-name="P7" draw:layer="layout" svg:width="14.776cm" svg:height="0.412cm" svg:x="3.81cm" svg:y="21.361cm">
          <draw:text-box>
            <text:p text:style-name="P2"><text:span text:style-name="T7">No se puede acceder a las variables de instancia desde los métodos de clase (por ejemplo</text:span></text:p>
          </draw:text-box>
        </draw:frame>
        <draw:frame draw:style-name="gr6" draw:text-style-name="P7" draw:layer="layout" svg:width="0.369cm" svg:height="0.412cm" svg:x="4.283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03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963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09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44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47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58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499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09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28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831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81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95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62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24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3cm" svg:y="21.3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21cm" svg:height="0.412cm" svg:x="3.81cm" svg:y="21.863cm">
          <draw:text-box>
            <text:p text:style-name="P2"><text:span text:style-name="T7">desde los constructores). </text:span></text:p>
          </draw:text-box>
        </draw:frame>
        <draw:frame draw:style-name="gr6" draw:text-style-name="P7" draw:layer="layout" svg:width="0.369cm" svg:height="0.412cm" svg:x="3.175cm" svg:y="22.366cm">
          <draw:text-box>
            <text:p text:style-name="P2"><text:span text:style-name="T7">●</text:span></text:p>
          </draw:text-box>
        </draw:frame>
        <draw:frame draw:style-name="gr6" draw:text-style-name="P7" draw:layer="layout" svg:width="0.369cm" svg:height="0.412cm" svg:x="3.81cm" svg:y="22.366cm">
          <draw:text-box>
            <text:p text:style-name="P2"><text:span text:style-name="T7">Al</text:span></text:p>
          </draw:text-box>
        </draw:frame>
        <draw:frame draw:style-name="gr6" draw:text-style-name="P7" draw:layer="layout" svg:width="1.691cm" svg:height="0.412cm" svg:x="4.321cm" svg:y="22.366cm">
          <draw:text-box>
            <text:p text:style-name="P2"><text:span text:style-name="T7">programar</text:span></text:p>
          </draw:text-box>
        </draw:frame>
        <draw:frame draw:style-name="gr6" draw:text-style-name="P7" draw:layer="layout" svg:width="1.403cm" svg:height="0.412cm" svg:x="6.212cm" svg:y="22.366cm">
          <draw:text-box>
            <text:p text:style-name="P2"><text:span text:style-name="T7">en papel</text:span></text:p>
          </draw:text-box>
        </draw:frame>
        <draw:frame draw:style-name="gr6" draw:text-style-name="P7" draw:layer="layout" svg:width="1.59cm" svg:height="0.412cm" svg:x="7.894cm" svg:y="22.366cm">
          <draw:text-box>
            <text:p text:style-name="P2"><text:span text:style-name="T7">no olvidar</text:span></text:p>
          </draw:text-box>
        </draw:frame>
        <draw:frame draw:style-name="gr6" draw:text-style-name="P7" draw:layer="layout" svg:width="1.759cm" svg:height="0.412cm" svg:x="9.761cm" svg:y="22.366cm">
          <draw:text-box>
            <text:p text:style-name="P2"><text:span text:style-name="T7">especificar</text:span></text:p>
          </draw:text-box>
        </draw:frame>
        <draw:frame draw:style-name="gr6" draw:text-style-name="P7" draw:layer="layout" svg:width="5.797cm" svg:height="0.412cm" svg:x="11.713cm" svg:y="22.366cm">
          <draw:text-box>
            <text:p text:style-name="P2"><text:span text:style-name="T7">superclase y variables de instancia.</text:span></text:p>
          </draw:text-box>
        </draw:frame>
        <draw:frame draw:style-name="gr6" draw:text-style-name="P7" draw:layer="layout" svg:width="0.369cm" svg:height="0.412cm" svg:x="17.953cm" svg:y="22.366cm">
          <draw:text-box>
            <text:p text:style-name="P2"><text:span text:style-name="T7">Si</text:span></text:p>
          </draw:text-box>
        </draw:frame>
        <draw:frame draw:style-name="gr6" draw:text-style-name="P7" draw:layer="layout" svg:width="0.595cm" svg:height="0.412cm" svg:x="18.438cm" svg:y="22.366cm">
          <draw:text-box>
            <text:p text:style-name="P2"><text:span text:style-name="T7">hay</text:span></text:p>
          </draw:text-box>
        </draw:frame>
        <draw:frame draw:style-name="gr6" draw:text-style-name="P7" draw:layer="layout" svg:width="0.369cm" svg:height="0.412cm" svg:x="4.139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3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624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12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06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79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531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04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872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1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77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97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82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5cm" svg:y="22.3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035cm" svg:height="0.412cm" svg:x="3.81cm" svg:y="22.869cm">
          <draw:text-box>
            <text:p text:style-name="P2"><text:span text:style-name="T7">métodos de clase, hacerlo explícito. <text:s/></text:span></text:p>
          </draw:text-box>
        </draw:frame>
        <draw:frame draw:style-name="gr6" draw:text-style-name="P7" draw:layer="layout" svg:width="0.369cm" svg:height="0.412cm" svg:x="2.54cm" svg:y="23.61cm">
          <draw:text-box>
            <text:p text:style-name="P2"><text:span text:style-name="T7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23.52cm" svg:x="0cm" svg:y="-27.94cm" svg:viewBox="0 0 21591 223521" draw:points="0,0 21591,0 21591,223521 0,22352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7.402cm" svg:height="0.395cm" svg:x="7.117cm" svg:y="0.21cm">
          <draw:text-box>
            <text:p text:style-name="P2"><text:span text:style-name="T1">Última modificación : 12 de noviembre de 2018 </text:span></text:p>
          </draw:text-box>
        </draw:frame>
        <draw:frame draw:style-name="gr5" draw:text-style-name="P6" draw:layer="layout" svg:width="7.474cm" svg:height="0.788cm" svg:x="2.54cm" svg:y="2.59cm">
          <draw:text-box>
            <text:p text:style-name="P2"><text:span text:style-name="T6">Malos olores de diseño </text:span></text:p>
          </draw:text-box>
        </draw:frame>
        <draw:frame draw:style-name="gr6" draw:text-style-name="P7" draw:layer="layout" svg:width="6.115cm" svg:height="0.412cm" svg:x="2.54cm" svg:y="3.739cm">
          <draw:text-box>
            <text:p text:style-name="P2"><text:span text:style-name="T7">Los siguientes son malos olores en el</text:span></text:p>
          </draw:text-box>
        </draw:frame>
        <draw:frame draw:style-name="gr6" draw:text-style-name="P7" draw:layer="layout" svg:width="9.176cm" svg:height="0.412cm" svg:x="9.347cm" svg:y="3.739cm">
          <draw:text-box>
            <text:p text:style-name="P2"><text:span text:style-name="T7">diseño OO que no deberían estar presentes en nuestros</text:span></text:p>
          </draw:text-box>
        </draw:frame>
        <draw:frame draw:style-name="gr6" draw:text-style-name="P7" draw:layer="layout" svg:width="0.369cm" svg:height="0.412cm" svg:x="3.137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987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766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936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127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721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191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438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7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43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511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28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07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9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57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3cm" svg:y="3.7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0.192cm" svg:height="0.412cm" svg:x="2.54cm" svg:y="4.242cm">
          <draw:text-box>
            <text:p text:style-name="P2"><text:span text:style-name="T7">programas una vez que completamos Orientación a Objetos 1.</text:span></text:p>
          </draw:text-box>
        </draw:frame>
        <draw:frame draw:style-name="gr6" draw:text-style-name="P7" draw:layer="layout" svg:width="2.593cm" svg:height="0.412cm" svg:x="13.675cm" svg:y="4.242cm">
          <draw:text-box>
            <text:p text:style-name="P2"><text:span text:style-name="T7">Debemos saber</text:span></text:p>
          </draw:text-box>
        </draw:frame>
        <draw:frame draw:style-name="gr6" draw:text-style-name="P7" draw:layer="layout" svg:width="2.394cm" svg:height="0.412cm" svg:x="16.551cm" svg:y="4.242cm">
          <draw:text-box>
            <text:p text:style-name="P2"><text:span text:style-name="T7">reconocerlos y</text:span></text:p>
          </draw:text-box>
        </draw:frame>
        <draw:frame draw:style-name="gr6" draw:text-style-name="P7" draw:layer="layout" svg:width="0.369cm" svg:height="0.412cm" svg:x="4.31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37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95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695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08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56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544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02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93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6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69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671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8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573cm" svg:height="0.412cm" svg:x="2.54cm" svg:y="4.745cm">
          <draw:text-box>
            <text:p text:style-name="P2"><text:span text:style-name="T7">evitarlos. </text:span></text:p>
          </draw:text-box>
        </draw:frame>
        <draw:frame draw:style-name="gr6" draw:text-style-name="P7" draw:layer="layout" svg:width="0.369cm" svg:height="0.412cm" svg:x="2.54cm" svg:y="5.459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27.94cm" svg:viewBox="0 0 0 0" draw:points="0,0">
          <text:p/>
        </draw:polygon>
        <draw:frame draw:style-name="gr6" draw:text-style-name="P7" draw:layer="layout" svg:width="3.507cm" svg:height="0.412cm" svg:x="2.54cm" svg:y="6.174cm">
          <draw:text-box>
            <text:p text:style-name="P2"><text:span text:style-name="T9">Envidia de atributos</text:span></text:p>
          </draw:text-box>
        </draw:frame>
        <draw:frame draw:style-name="gr6" draw:text-style-name="P7" draw:layer="layout" svg:width="0.369cm" svg:height="0.492cm" svg:x="6.132cm" svg:y="6.109cm">
          <draw:text-box>
            <text:p text:style-name="P2"><text:span text:style-name="T11">​</text:span></text:p>
          </draw:text-box>
        </draw:frame>
        <draw:frame draw:style-name="gr6" draw:text-style-name="P7" draw:layer="layout" svg:width="12.749cm" svg:height="0.412cm" svg:x="6.132cm" svg:y="6.174cm">
          <draw:text-box>
            <text:p text:style-name="P2"><text:span text:style-name="T7">: soy un objeto que pido cosas a otros objetos para hacer algo (por ejemplo un</text:span></text:p>
          </draw:text-box>
        </draw:frame>
        <draw:frame draw:style-name="gr6" draw:text-style-name="P7" draw:layer="layout" svg:width="0.369cm" svg:height="0.412cm" svg:x="3.857cm" svg:y="6.174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419cm" svg:y="6.174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235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94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55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67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87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9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6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69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95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692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536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65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68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29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29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3cm" svg:y="6.17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3.753cm" svg:height="0.412cm" svg:x="2.54cm" svg:y="6.676cm">
          <draw:text-box>
            <text:p text:style-name="P2"><text:span text:style-name="T7">cálculo) <text:s/>yo mismo ... <text:s text:c="2"/></text:span></text:p>
          </draw:text-box>
        </draw:frame>
        <draw:frame draw:style-name="gr6" draw:text-style-name="P7" draw:layer="layout" svg:width="6.187cm" svg:height="0.412cm" svg:x="2.54cm" svg:y="7.311cm">
          <draw:text-box>
            <text:p text:style-name="P2"><text:span text:style-name="T7">Para evitarlo: la tarea la debe hacer el</text:span></text:p>
          </draw:text-box>
        </draw:frame>
        <draw:frame draw:style-name="gr6" draw:text-style-name="P7" draw:layer="layout" svg:width="9.514cm" svg:height="0.412cm" svg:x="9.241cm" svg:y="7.311cm">
          <draw:text-box>
            <text:p text:style-name="P2"><text:span text:style-name="T7">objeto que tiene las cosas que se necesitan; delegárselo a</text:span></text:p>
          </draw:text-box>
        </draw:frame>
        <draw:frame draw:style-name="gr6" draw:text-style-name="P7" draw:layer="layout" svg:width="0.369cm" svg:height="0.412cm" svg:x="3.322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48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66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39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556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509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65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82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25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97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29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531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628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375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95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13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73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9cm" svg:y="7.31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89cm" svg:height="0.412cm" svg:x="2.54cm" svg:y="7.814cm">
          <draw:text-box>
            <text:p text:style-name="P2"><text:span text:style-name="T7">él. </text:span></text:p>
          </draw:text-box>
        </draw:frame>
        <draw:frame draw:style-name="gr6" draw:text-style-name="P7" draw:layer="layout" svg:width="0.369cm" svg:height="0.412cm" svg:x="2.54cm" svg:y="8.449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27.94cm" svg:viewBox="0 0 0 0" draw:points="0,0">
          <text:p/>
        </draw:polygon>
        <draw:frame draw:style-name="gr6" draw:text-style-name="P7" draw:layer="layout" svg:width="1.877cm" svg:height="0.412cm" svg:x="2.54cm" svg:y="9.057cm">
          <draw:text-box>
            <text:p text:style-name="P2"><text:span text:style-name="T9">Clase Dios</text:span></text:p>
          </draw:text-box>
        </draw:frame>
        <draw:frame draw:style-name="gr6" draw:text-style-name="P7" draw:layer="layout" svg:width="0.369cm" svg:height="0.492cm" svg:x="4.487cm" svg:y="8.993cm">
          <draw:text-box>
            <text:p text:style-name="P2"><text:span text:style-name="T11">​</text:span></text:p>
          </draw:text-box>
        </draw:frame>
        <draw:frame draw:style-name="gr6" draw:text-style-name="P7" draw:layer="layout" svg:width="0.369cm" svg:height="0.412cm" svg:x="4.487cm" svg:y="9.057cm">
          <draw:text-box>
            <text:p text:style-name="P2"><text:span text:style-name="T7">:</text:span></text:p>
          </draw:text-box>
        </draw:frame>
        <draw:frame draw:style-name="gr6" draw:text-style-name="P7" draw:layer="layout" svg:width="13.57cm" svg:height="0.412cm" svg:x="4.745cm" svg:y="9.057cm">
          <draw:text-box>
            <text:p text:style-name="P2"><text:span text:style-name="T7">Una clase que hace todo y las demás están todas anémicas (ver clases anémicas).</text:span></text:p>
          </draw:text-box>
        </draw:frame>
        <draw:frame draw:style-name="gr6" draw:text-style-name="P7" draw:layer="layout" svg:width="0.369cm" svg:height="0.412cm" svg:x="3.528cm" svg:y="9.05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589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424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44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18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176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053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94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23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9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51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13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54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92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229cm" svg:height="0.412cm" svg:x="2.54cm" svg:y="9.56cm">
          <draw:text-box>
            <text:p text:style-name="P2"><text:span text:style-name="T7">Una clase así</text:span></text:p>
          </draw:text-box>
        </draw:frame>
        <draw:frame draw:style-name="gr6" draw:text-style-name="P7" draw:layer="layout" svg:width="2.076cm" svg:height="0.412cm" svg:x="5.045cm" svg:y="9.56cm">
          <draw:text-box>
            <text:p text:style-name="P2"><text:span text:style-name="T7">no cumple el</text:span></text:p>
          </draw:text-box>
        </draw:frame>
        <draw:frame draw:style-name="gr6" draw:text-style-name="P7" draw:layer="layout" svg:width="9.159cm" svg:height="0.412cm" svg:x="7.379cm" svg:y="9.56cm">
          <draw:text-box>
            <text:p text:style-name="P2"><text:span text:style-name="T7">principio de "una sola responsabilidad". Seguramente, si</text:span></text:p>
          </draw:text-box>
        </draw:frame>
        <draw:frame draw:style-name="gr6" draw:text-style-name="P7" draw:layer="layout" svg:width="2.055cm" svg:height="0.412cm" svg:x="16.926cm" svg:y="9.56cm">
          <draw:text-box>
            <text:p text:style-name="P2"><text:span text:style-name="T7">me pregunto</text:span></text:p>
          </draw:text-box>
        </draw:frame>
        <draw:frame draw:style-name="gr6" draw:text-style-name="P7" draw:layer="layout" svg:width="0.369cm" svg:height="0.412cm" svg:x="3.219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24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89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457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06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5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758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99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178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86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944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97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4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1cm" svg:y="9.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611cm" svg:height="0.412cm" svg:x="2.54cm" svg:y="10.063cm">
          <draw:text-box>
            <text:p text:style-name="P2"><text:span text:style-name="T7">qué hace,</text:span></text:p>
          </draw:text-box>
        </draw:frame>
        <draw:frame draw:style-name="gr6" draw:text-style-name="P7" draw:layer="layout" svg:width="4.041cm" svg:height="0.412cm" svg:x="4.375cm" svg:y="10.063cm">
          <draw:text-box>
            <text:p text:style-name="P2"><text:span text:style-name="T7">tengo que decir "hace tal</text:span></text:p>
          </draw:text-box>
        </draw:frame>
        <draw:frame draw:style-name="gr6" draw:text-style-name="P7" draw:layer="layout" svg:width="9.845cm" svg:height="0.412cm" svg:x="8.826cm" svg:y="10.063cm">
          <draw:text-box>
            <text:p text:style-name="P2"><text:span text:style-name="T7">cosa y además... ". Probablemente también haya ‘envidia de</text:span></text:p>
          </draw:text-box>
        </draw:frame>
        <draw:frame draw:style-name="gr6" draw:text-style-name="P7" draw:layer="layout" svg:width="0.369cm" svg:height="0.412cm" svg:x="3.158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219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302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75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34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124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7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08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49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731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094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36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82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14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cm" svg:y="10.0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0.446cm" svg:height="0.412cm" svg:x="2.54cm" svg:y="10.566cm">
          <draw:text-box>
            <text:p text:style-name="P2"><text:span text:style-name="T7">atributos’ si es que otros objetos, al menos, tienen información. <text:s/></text:span></text:p>
          </draw:text-box>
        </draw:frame>
        <draw:frame draw:style-name="gr6" draw:text-style-name="P7" draw:layer="layout" svg:width="2.161cm" svg:height="0.412cm" svg:x="2.54cm" svg:y="11.201cm">
          <draw:text-box>
            <text:p text:style-name="P2"><text:span text:style-name="T7">Para evitarlo:</text:span></text:p>
          </draw:text-box>
        </draw:frame>
        <draw:frame draw:style-name="gr6" draw:text-style-name="P7" draw:layer="layout" svg:width="13.583cm" svg:height="0.412cm" svg:x="4.93cm" svg:y="11.201cm">
          <draw:text-box>
            <text:p text:style-name="P2"><text:span text:style-name="T7">Ver qué otros objetos podría hacer aparecer, que se puedan encargar de alguna de</text:span></text:p>
          </draw:text-box>
        </draw:frame>
        <draw:frame draw:style-name="gr6" draw:text-style-name="P7" draw:layer="layout" svg:width="0.369cm" svg:height="0.412cm" svg:x="3.322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74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507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28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33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56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735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791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85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32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52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17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08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49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9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1cm" svg:y="11.2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934cm" svg:height="0.412cm" svg:x="2.54cm" svg:y="11.703cm">
          <draw:text-box>
            <text:p text:style-name="P2"><text:span text:style-name="T7">las responsabilidades de éste.</text:span></text:p>
          </draw:text-box>
        </draw:frame>
        <draw:frame draw:style-name="gr6" draw:text-style-name="P7" draw:layer="layout" svg:width="0.675cm" svg:height="0.412cm" svg:x="8.154cm" svg:y="11.703cm">
          <draw:text-box>
            <text:p text:style-name="P2"><text:span text:style-name="T7">Ver,</text:span></text:p>
          </draw:text-box>
        </draw:frame>
        <draw:frame draw:style-name="gr6" draw:text-style-name="P7" draw:layer="layout" svg:width="6.255cm" svg:height="0.412cm" svg:x="9.068cm" svg:y="11.703cm">
          <draw:text-box>
            <text:p text:style-name="P2"><text:span text:style-name="T7">de los objetos que este objeto conoce,</text:span></text:p>
          </draw:text-box>
        </draw:frame>
        <draw:frame draw:style-name="gr6" draw:text-style-name="P7" draw:layer="layout" svg:width="0.675cm" svg:height="0.412cm" svg:x="16.363cm" svg:y="11.703cm">
          <draw:text-box>
            <text:p text:style-name="P2"><text:span text:style-name="T7">cuál</text:span></text:p>
          </draw:text-box>
        </draw:frame>
        <draw:frame draw:style-name="gr6" draw:text-style-name="P7" draw:layer="layout" svg:width="1.653cm" svg:height="0.412cm" svg:x="17.251cm" svg:y="11.703cm">
          <draw:text-box>
            <text:p text:style-name="P2"><text:span text:style-name="T7">podría ser</text:span></text:p>
          </draw:text-box>
        </draw:frame>
        <draw:frame draw:style-name="gr6" draw:text-style-name="P7" draw:layer="layout" svg:width="0.369cm" svg:height="0.412cm" svg:x="3.013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234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81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19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33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48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188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17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7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05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49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55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043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301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4cm" svg:y="11.7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758cm" svg:height="0.412cm" svg:x="2.54cm" svg:y="12.206cm">
          <draw:text-box>
            <text:p text:style-name="P2"><text:span text:style-name="T7">responsable por algo que ahora hace él. <text:s/></text:span></text:p>
          </draw:text-box>
        </draw:frame>
        <draw:frame draw:style-name="gr6" draw:text-style-name="P7" draw:layer="layout" svg:width="0.369cm" svg:height="0.412cm" svg:x="2.54cm" svg:y="12.841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27.94cm" svg:viewBox="0 0 0 0" draw:points="0,0">
          <text:p/>
        </draw:polygon>
        <draw:frame draw:style-name="gr6" draw:text-style-name="P7" draw:layer="layout" svg:width="3.101cm" svg:height="0.412cm" svg:x="2.54cm" svg:y="13.45cm">
          <draw:text-box>
            <text:p text:style-name="P2"><text:span text:style-name="T9">Código duplicado</text:span></text:p>
          </draw:text-box>
        </draw:frame>
        <draw:frame draw:style-name="gr6" draw:text-style-name="P7" draw:layer="layout" svg:width="0.369cm" svg:height="0.492cm" svg:x="5.668cm" svg:y="13.385cm">
          <draw:text-box>
            <text:p text:style-name="P2"><text:span text:style-name="T11">​</text:span></text:p>
          </draw:text-box>
        </draw:frame>
        <draw:frame draw:style-name="gr6" draw:text-style-name="P7" draw:layer="layout" svg:width="10.437cm" svg:height="0.412cm" svg:x="5.668cm" svg:y="13.45cm">
          <draw:text-box>
            <text:p text:style-name="P2"><text:span text:style-name="T7">: si hago Ctrl+C Ctrl+V (copiar y pegar) estoy metiendo la pata. <text:s/></text:span></text:p>
          </draw:text-box>
        </draw:frame>
        <draw:frame draw:style-name="gr6" draw:text-style-name="P7" draw:layer="layout" svg:width="2.161cm" svg:height="0.412cm" svg:x="2.54cm" svg:y="14.058cm">
          <draw:text-box>
            <text:p text:style-name="P2"><text:span text:style-name="T7">Para evitarlo:</text:span></text:p>
          </draw:text-box>
        </draw:frame>
        <draw:frame draw:style-name="gr6" draw:text-style-name="P7" draw:layer="layout" svg:width="13.379cm" svg:height="0.412cm" svg:x="4.93cm" svg:y="14.058cm">
          <draw:text-box>
            <text:p text:style-name="P2"><text:span text:style-name="T7">¿No puedo generalizar ese comportamiento en una clase y heredarlo? ¿No puedo</text:span></text:p>
          </draw:text-box>
        </draw:frame>
        <draw:frame draw:style-name="gr6" draw:text-style-name="P7" draw:layer="layout" svg:width="0.369cm" svg:height="0.412cm" svg:x="3.322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74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63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16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03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56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67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35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08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29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069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996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51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6cm" svg:y="14.05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305cm" svg:height="0.412cm" svg:x="2.54cm" svg:y="14.561cm">
          <draw:text-box>
            <text:p text:style-name="P2"><text:span text:style-name="T7">llevarlo a otro objeto y re-utilizarlo por composición? ¿No puedo extraerlo en un método en la misma</text:span></text:p>
          </draw:text-box>
        </draw:frame>
        <draw:frame draw:style-name="gr6" draw:text-style-name="P7" draw:layer="layout" svg:width="0.369cm" svg:height="0.412cm" svg:x="3.713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022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63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75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62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076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714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081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84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16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56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074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89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927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41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33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6cm" svg:y="14.5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3.003cm" svg:height="0.412cm" svg:x="2.54cm" svg:y="15.064cm">
          <draw:text-box>
            <text:p text:style-name="P2"><text:span text:style-name="T7">clase y re-usarlo? </text:span></text:p>
          </draw:text-box>
        </draw:frame>
        <draw:frame draw:style-name="gr6" draw:text-style-name="P7" draw:layer="layout" svg:width="0.369cm" svg:height="0.412cm" svg:x="2.54cm" svg:y="15.699cm">
          <draw:text-box>
            <text:p text:style-name="P2"><text:span text:style-name="T9"><text:s/></text:span></text:p>
          </draw:text-box>
        </draw:frame>
        <draw:polygon draw:style-name="gr7" draw:text-style-name="P8" draw:layer="layout" svg:width="0cm" svg:height="0cm" svg:x="0cm" svg:y="-27.94cm" svg:viewBox="0 0 0 0" draw:points="0,0">
          <text:p/>
        </draw:polygon>
        <draw:frame draw:style-name="gr6" draw:text-style-name="P7" draw:layer="layout" svg:width="1.958cm" svg:height="0.412cm" svg:x="2.54cm" svg:y="16.307cm">
          <draw:text-box>
            <text:p text:style-name="P2"><text:span text:style-name="T9">Clase larga</text:span></text:p>
          </draw:text-box>
        </draw:frame>
        <draw:frame draw:style-name="gr6" draw:text-style-name="P7" draw:layer="layout" svg:width="0.369cm" svg:height="0.492cm" svg:x="4.517cm" svg:y="16.243cm">
          <draw:text-box>
            <text:p text:style-name="P2"><text:span text:style-name="T11">​</text:span></text:p>
          </draw:text-box>
        </draw:frame>
        <draw:frame draw:style-name="gr6" draw:text-style-name="P7" draw:layer="layout" svg:width="9.146cm" svg:height="0.412cm" svg:x="4.517cm" svg:y="16.307cm">
          <draw:text-box>
            <text:p text:style-name="P2"><text:span text:style-name="T7">: tengo una clase muy grande en comparación al resto. <text:s/></text:span></text:p>
          </draw:text-box>
        </draw:frame>
        <draw:frame draw:style-name="gr6" draw:text-style-name="P7" draw:layer="layout" svg:width="15.953cm" svg:height="0.412cm" svg:x="2.54cm" svg:y="16.916cm">
          <draw:text-box>
            <text:p text:style-name="P2"><text:span text:style-name="T7">Para evitarlo: ¿No será que esa clase puede delegar algo en otros objetos a los que conoce? ¿No</text:span></text:p>
          </draw:text-box>
        </draw:frame>
        <draw:frame draw:style-name="gr6" draw:text-style-name="P7" draw:layer="layout" svg:width="0.369cm" svg:height="0.412cm" svg:x="3.322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48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577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26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74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93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53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17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46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88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4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063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98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01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21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24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7cm" svg:y="16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5.716cm" svg:height="0.412cm" svg:x="2.54cm" svg:y="17.418cm">
          <draw:text-box>
            <text:p text:style-name="P2"><text:span text:style-name="T7">será que esa clase modela más de una cosa? (Puedo pensarla como una composición de varios</text:span></text:p>
          </draw:text-box>
        </draw:frame>
        <draw:frame draw:style-name="gr6" draw:text-style-name="P7" draw:layer="layout" svg:width="0.369cm" svg:height="0.412cm" svg:x="3.261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034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86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07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77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032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73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17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41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39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25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72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6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901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18cm" svg:y="17.4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509cm" svg:height="0.412cm" svg:x="2.54cm" svg:y="17.921cm">
          <draw:text-box>
            <text:p text:style-name="P2"><text:span text:style-name="T7">objetos). </text:span></text:p>
          </draw:text-box>
        </draw:frame>
        <draw:frame draw:style-name="gr6" draw:text-style-name="P7" draw:layer="layout" svg:width="0.369cm" svg:height="0.412cm" svg:x="2.54cm" svg:y="18.556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27.94cm" svg:viewBox="0 0 0 0" draw:points="0,0">
          <text:p/>
        </draw:polygon>
        <draw:frame draw:style-name="gr6" draw:text-style-name="P7" draw:layer="layout" svg:width="2.305cm" svg:height="0.412cm" svg:x="2.54cm" svg:y="19.165cm">
          <draw:text-box>
            <text:p text:style-name="P2"><text:span text:style-name="T9">Método largo</text:span></text:p>
          </draw:text-box>
        </draw:frame>
        <draw:frame draw:style-name="gr6" draw:text-style-name="P7" draw:layer="layout" svg:width="0.369cm" svg:height="0.492cm" svg:x="4.891cm" svg:y="19.1cm">
          <draw:text-box>
            <text:p text:style-name="P2"><text:span text:style-name="T11">​</text:span></text:p>
          </draw:text-box>
        </draw:frame>
        <draw:frame draw:style-name="gr6" draw:text-style-name="P7" draw:layer="layout" svg:width="0.472cm" svg:height="0.412cm" svg:x="4.891cm" svg:y="19.165cm">
          <draw:text-box>
            <text:p text:style-name="P2"><text:span text:style-name="T7">: si</text:span></text:p>
          </draw:text-box>
        </draw:frame>
        <draw:frame draw:style-name="gr6" draw:text-style-name="P7" draw:layer="layout" svg:width="13.21cm" svg:height="0.412cm" svg:x="5.52cm" svg:y="19.165cm">
          <draw:text-box>
            <text:p text:style-name="P2"><text:span text:style-name="T7">un método tiene más de 10 renglones, es mala señal. Si debo incluir comentarios</text:span></text:p>
          </draw:text-box>
        </draw:frame>
        <draw:frame draw:style-name="gr6" draw:text-style-name="P7" draw:layer="layout" svg:width="0.369cm" svg:height="0.412cm" svg:x="3.857cm" svg:y="19.16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994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39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932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96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228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057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98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139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98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92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397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88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92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46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916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6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509cm" svg:height="0.412cm" svg:x="2.54cm" svg:y="19.667cm">
          <draw:text-box>
            <text:p text:style-name="P2"><text:span text:style-name="T7">en medio de un método, es mala señal. </text:span></text:p>
          </draw:text-box>
        </draw:frame>
        <draw:frame draw:style-name="gr6" draw:text-style-name="P7" draw:layer="layout" svg:width="2.161cm" svg:height="0.412cm" svg:x="2.54cm" svg:y="20.302cm">
          <draw:text-box>
            <text:p text:style-name="P2"><text:span text:style-name="T7">Para evitarlo:</text:span></text:p>
          </draw:text-box>
        </draw:frame>
        <draw:frame draw:style-name="gr6" draw:text-style-name="P7" draw:layer="layout" svg:width="1.59cm" svg:height="0.412cm" svg:x="4.983cm" svg:y="20.302cm">
          <draw:text-box>
            <text:p text:style-name="P2"><text:span text:style-name="T7">Identificar</text:span></text:p>
          </draw:text-box>
        </draw:frame>
        <draw:frame draw:style-name="gr6" draw:text-style-name="P7" draw:layer="layout" svg:width="1.628cm" svg:height="0.412cm" svg:x="6.771cm" svg:y="20.302cm">
          <draw:text-box>
            <text:p text:style-name="P2"><text:span text:style-name="T7">dentro del</text:span></text:p>
          </draw:text-box>
        </draw:frame>
        <draw:frame draw:style-name="gr6" draw:text-style-name="P7" draw:layer="layout" svg:width="2.237cm" svg:height="0.412cm" svg:x="8.679cm" svg:y="20.302cm">
          <draw:text-box>
            <text:p text:style-name="P2"><text:span text:style-name="T7">método largo,</text:span></text:p>
          </draw:text-box>
        </draw:frame>
        <draw:frame draw:style-name="gr6" draw:text-style-name="P7" draw:layer="layout" svg:width="7.601cm" svg:height="0.412cm" svg:x="11.152cm" svg:y="20.302cm">
          <draw:text-box>
            <text:p text:style-name="P2"><text:span text:style-name="T7">partes que podría considerar comportamientos</text:span></text:p>
          </draw:text-box>
        </draw:frame>
        <draw:frame draw:style-name="gr6" draw:text-style-name="P7" draw:layer="layout" svg:width="0.369cm" svg:height="0.412cm" svg:x="3.322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01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589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21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97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15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97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82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55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61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46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3cm" svg:y="20.3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233cm" svg:height="0.412cm" svg:x="2.54cm" svg:y="20.805cm">
          <draw:text-box>
            <text:p text:style-name="P2"><text:span text:style-name="T7">individuales. Llevar cada parte a un nuevo método (con un buen nombre) y cuando necesite llevar a</text:span></text:p>
          </draw:text-box>
        </draw:frame>
        <draw:frame draw:style-name="gr6" draw:text-style-name="P7" draw:layer="layout" svg:width="0.369cm" svg:height="0.412cm" svg:x="4.579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716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648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622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3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45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56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95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718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32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159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41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928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246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28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716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4cm" svg:y="20.8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9.866cm" svg:height="0.412cm" svg:x="2.54cm" svg:y="21.308cm">
          <draw:text-box>
            <text:p text:style-name="P2"><text:span text:style-name="T7">cabo uno de esos comportamientos, enviar mensajes a self. </text:span></text:p>
          </draw:text-box>
        </draw:frame>
        <draw:frame draw:style-name="gr6" draw:text-style-name="P7" draw:layer="layout" svg:width="0.369cm" svg:height="0.412cm" svg:x="2.54cm" svg:y="21.943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27.94cm" svg:viewBox="0 0 0 0" draw:points="0,0">
          <text:p/>
        </draw:polygon>
        <draw:frame draw:style-name="gr6" draw:text-style-name="P7" draw:layer="layout" svg:width="6.035cm" svg:height="0.412cm" svg:x="2.54cm" svg:y="22.551cm">
          <draw:text-box>
            <text:p text:style-name="P2"><text:span text:style-name="T9">Objetos que conocen el id de otro:</text:span></text:p>
          </draw:text-box>
        </draw:frame>
        <draw:frame draw:style-name="gr6" draw:text-style-name="P7" draw:layer="layout" svg:width="0.369cm" svg:height="0.492cm" svg:x="8.632cm" svg:y="22.487cm">
          <draw:text-box>
            <text:p text:style-name="P2"><text:span text:style-name="T11">​</text:span></text:p>
          </draw:text-box>
        </draw:frame>
        <draw:frame draw:style-name="gr6" draw:text-style-name="P7" draw:layer="layout" svg:width="8.825cm" svg:height="0.412cm" svg:x="8.632cm" svg:y="22.551cm">
          <draw:text-box>
            <text:p text:style-name="P2"><text:span text:style-name="T7"><text:s/></text:span><text:span text:style-name="T7">Nunca relacionar objetos por medio de claves o ids!! <text:s/></text:span></text:p>
          </draw:text-box>
        </draw:frame>
        <draw:frame draw:style-name="gr6" draw:text-style-name="P7" draw:layer="layout" svg:width="2.059cm" svg:height="0.412cm" svg:x="2.54cm" svg:y="23.16cm">
          <draw:text-box>
            <text:p text:style-name="P2"><text:span text:style-name="T7">Para evitarlo</text:span></text:p>
          </draw:text-box>
        </draw:frame>
        <draw:frame draw:style-name="gr6" draw:text-style-name="P7" draw:layer="layout" svg:width="0.369cm" svg:height="0.492cm" svg:x="4.646cm" svg:y="23.095cm">
          <draw:text-box>
            <text:p text:style-name="P2"><text:span text:style-name="T8">​</text:span></text:p>
          </draw:text-box>
        </draw:frame>
        <draw:frame draw:style-name="gr6" draw:text-style-name="P7" draw:layer="layout" svg:width="14.163cm" svg:height="0.412cm" svg:x="4.646cm" svg:y="23.16cm">
          <draw:text-box>
            <text:p text:style-name="P2"><text:span text:style-name="T7">: Cuando un objeto se relaciona con otro, lo hace con una referencia. Nunca conoce su</text:span></text:p>
          </draw:text-box>
        </draw:frame>
        <draw:frame draw:style-name="gr6" draw:text-style-name="P7" draw:layer="layout" svg:width="0.369cm" svg:height="0.412cm" svg:x="3.322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48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75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716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54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48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53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653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97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88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93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93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14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66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4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37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1cm" svg:y="23.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758cm" svg:height="0.412cm" svg:x="2.54cm" svg:y="23.662cm">
          <draw:text-box>
            <text:p text:style-name="P2"><text:span text:style-name="T7">id (incluso aunque los objetos tengan id). </text:span></text:p>
          </draw:text-box>
        </draw:frame>
        <draw:polygon draw:style-name="gr7" draw:text-style-name="P8" draw:layer="layout" svg:width="2.196cm" svg:height="0.027cm" svg:x="2.54cm" svg:y="7.672cm" svg:viewBox="0 0 2197 28" draw:points="0,0 2197,0 2197,28 0,28">
          <text:p/>
        </draw:polygon>
        <draw:polygon draw:style-name="gr7" draw:text-style-name="P8" draw:layer="layout" svg:width="2.222cm" svg:height="0.026cm" svg:x="2.54cm" svg:y="11.562cm" svg:viewBox="0 0 2223 27" draw:points="0,0 2223,0 2223,27 0,27">
          <text:p/>
        </draw:polygon>
        <draw:polygon draw:style-name="gr7" draw:text-style-name="P8" draw:layer="layout" svg:width="2.222cm" svg:height="0.027cm" svg:x="2.54cm" svg:y="14.419cm" svg:viewBox="0 0 2223 28" draw:points="0,0 2223,0 2223,28 0,28">
          <text:p/>
        </draw:polygon>
        <draw:polygon draw:style-name="gr7" draw:text-style-name="P8" draw:layer="layout" svg:width="2.196cm" svg:height="0.026cm" svg:x="2.54cm" svg:y="17.277cm" svg:viewBox="0 0 2197 27" draw:points="0,0 2197,0 2197,27 0,27">
          <text:p/>
        </draw:polygon>
        <draw:polygon draw:style-name="gr7" draw:text-style-name="P8" draw:layer="layout" svg:width="2.248cm" svg:height="0.027cm" svg:x="2.54cm" svg:y="20.663cm" svg:viewBox="0 0 2249 28" draw:points="0,0 2249,0 2249,28 0,28">
          <text:p/>
        </draw:polygon>
        <draw:polygon draw:style-name="gr7" draw:text-style-name="P8" draw:layer="layout" svg:width="2.116cm" svg:height="0.026cm" svg:x="2.54cm" svg:y="23.521cm" svg:viewBox="0 0 2117 27" draw:points="0,0 2117,0 2117,27 0,27">
          <text:p/>
        </draw:polygon>
        <draw:frame draw:style-name="gr6" draw:text-style-name="P7" draw:layer="layout" svg:width="0.369cm" svg:height="0.412cm" svg:x="2.54cm" svg:y="24.297cm">
          <draw:text-box>
            <text:p text:style-name="P2"><text:span text:style-name="T7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23.52cm" svg:x="0cm" svg:y="-55.88cm" svg:viewBox="0 0 21591 223521" draw:points="0,0 21591,0 21591,223521 0,22352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7.402cm" svg:height="0.395cm" svg:x="7.117cm" svg:y="0.21cm">
          <draw:text-box>
            <text:p text:style-name="P2"><text:span text:style-name="T1">Última modificación : 12 de noviembre de 2018 </text:span></text:p>
          </draw:text-box>
        </draw:frame>
        <draw:polygon draw:style-name="gr7" draw:text-style-name="P8" draw:layer="layout" svg:width="0cm" svg:height="0cm" svg:x="0cm" svg:y="-55.88cm" svg:viewBox="0 0 0 0" draw:points="0,0">
          <text:p/>
        </draw:polygon>
        <draw:frame draw:style-name="gr6" draw:text-style-name="P7" draw:layer="layout" svg:width="9.62cm" svg:height="0.412cm" svg:x="2.54cm" svg:y="2.628cm">
          <draw:text-box>
            <text:p text:style-name="P2"><text:span text:style-name="T9">Eso debería ser un objeto (obsesión por los primitivos)</text:span></text:p>
          </draw:text-box>
        </draw:frame>
        <draw:frame draw:style-name="gr6" draw:text-style-name="P7" draw:layer="layout" svg:width="0.369cm" svg:height="0.492cm" svg:x="12.675cm" svg:y="2.564cm">
          <draw:text-box>
            <text:p text:style-name="P2"><text:span text:style-name="T11">​</text:span></text:p>
          </draw:text-box>
        </draw:frame>
        <draw:frame draw:style-name="gr6" draw:text-style-name="P7" draw:layer="layout" svg:width="0.369cm" svg:height="0.412cm" svg:x="12.675cm" svg:y="2.628cm">
          <draw:text-box>
            <text:p text:style-name="P2"><text:span text:style-name="T7">:</text:span></text:p>
          </draw:text-box>
        </draw:frame>
        <draw:frame draw:style-name="gr6" draw:text-style-name="P7" draw:layer="layout" svg:width="5.797cm" svg:height="0.412cm" svg:x="12.933cm" svg:y="2.628cm">
          <draw:text-box>
            <text:p text:style-name="P2"><text:span text:style-name="T7">A veces modelamos como strings o</text:span></text:p>
          </draw:text-box>
        </draw:frame>
        <draw:frame draw:style-name="gr6" draw:text-style-name="P7" draw:layer="layout" svg:width="0.369cm" svg:height="0.412cm" svg:x="3.219cm" svg:y="2.62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692cm" svg:y="2.62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404cm" svg:y="2.62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012cm" svg:y="2.62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278cm" svg:y="2.62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9.183cm" svg:y="2.62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9.935cm" svg:y="2.62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0.626cm" svg:y="2.62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2.778cm" svg:y="2.62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18cm" svg:y="2.62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303cm" svg:y="2.62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74cm" svg:y="2.62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35cm" svg:y="2.62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681cm" svg:y="2.62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3cm" svg:y="2.62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75cm" svg:height="0.412cm" svg:x="2.54cm" svg:y="3.131cm">
          <draw:text-box>
            <text:p text:style-name="P2"><text:span text:style-name="T7">números cosas que deberían ser objetos.</text:span></text:p>
          </draw:text-box>
        </draw:frame>
        <draw:frame draw:style-name="gr6" draw:text-style-name="P7" draw:layer="layout" svg:width="3.672cm" svg:height="0.412cm" svg:x="9.774cm" svg:y="3.131cm">
          <draw:text-box>
            <text:p text:style-name="P2"><text:span text:style-name="T7">Cuando hacemos eso,</text:span></text:p>
          </draw:text-box>
        </draw:frame>
        <draw:frame draw:style-name="gr6" draw:text-style-name="P7" draw:layer="layout" svg:width="0.369cm" svg:height="0.412cm" svg:x="13.741cm" svg:y="3.131cm">
          <draw:text-box>
            <text:p text:style-name="P2"><text:span text:style-name="T7">el</text:span></text:p>
          </draw:text-box>
        </draw:frame>
        <draw:frame draw:style-name="gr6" draw:text-style-name="P7" draw:layer="layout" svg:width="4.68cm" svg:height="0.412cm" svg:x="14.184cm" svg:y="3.131cm">
          <draw:text-box>
            <text:p text:style-name="P2"><text:span text:style-name="T7">comportamiento que debería</text:span></text:p>
          </draw:text-box>
        </draw:frame>
        <draw:frame draw:style-name="gr6" draw:text-style-name="P7" draw:layer="layout" svg:width="0.369cm" svg:height="0.412cm" svg:x="3.981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04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77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95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165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18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071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29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85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029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4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14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5cm" svg:y="3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0.848cm" svg:height="0.412cm" svg:x="2.54cm" svg:y="3.634cm">
          <draw:text-box>
            <text:p text:style-name="P2"><text:span text:style-name="T7">tener ese objeto termina estando en un lugar que no corresponde. </text:span></text:p>
          </draw:text-box>
        </draw:frame>
        <draw:frame draw:style-name="gr6" draw:text-style-name="P7" draw:layer="layout" svg:width="3.795cm" svg:height="0.412cm" svg:x="2.54cm" svg:y="4.269cm">
          <draw:text-box>
            <text:p text:style-name="P2"><text:span text:style-name="T7">Para evitarlo: Pensar si</text:span></text:p>
          </draw:text-box>
        </draw:frame>
        <draw:frame draw:style-name="gr6" draw:text-style-name="P7" draw:layer="layout" svg:width="12.114cm" svg:height="0.412cm" svg:x="6.577cm" svg:y="4.269cm">
          <draw:text-box>
            <text:p text:style-name="P2"><text:span text:style-name="T7">eso que estoy modelando con un string o número (un primitivo) no debería</text:span></text:p>
          </draw:text-box>
        </draw:frame>
        <draw:frame draw:style-name="gr6" draw:text-style-name="P7" draw:layer="layout" svg:width="0.369cm" svg:height="0.412cm" svg:x="3.322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48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51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47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74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21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35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97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23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64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199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34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919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57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62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76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5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648cm" svg:height="0.412cm" svg:x="2.54cm" svg:y="4.771cm">
          <draw:text-box>
            <text:p text:style-name="P2"><text:span text:style-name="T7">ser modelado con una clase específica. <text:s/></text:span></text:p>
          </draw:text-box>
        </draw:frame>
        <draw:frame draw:style-name="gr6" draw:text-style-name="P7" draw:layer="layout" svg:width="0.369cm" svg:height="0.412cm" svg:x="2.54cm" svg:y="5.406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55.88cm" svg:viewBox="0 0 0 0" draw:points="0,0">
          <text:p/>
        </draw:polygon>
        <draw:frame draw:style-name="gr6" draw:text-style-name="P7" draw:layer="layout" svg:width="3.346cm" svg:height="0.412cm" svg:x="2.54cm" svg:y="6.015cm">
          <draw:text-box>
            <text:p text:style-name="P2"><text:span text:style-name="T9">Switch statements:</text:span></text:p>
          </draw:text-box>
        </draw:frame>
        <draw:frame draw:style-name="gr6" draw:text-style-name="P7" draw:layer="layout" svg:width="0.369cm" svg:height="0.492cm" svg:x="6.124cm" svg:y="5.95cm">
          <draw:text-box>
            <text:p text:style-name="P2"><text:span text:style-name="T11">​</text:span></text:p>
          </draw:text-box>
        </draw:frame>
        <draw:frame draw:style-name="gr6" draw:text-style-name="P7" draw:layer="layout" svg:width="2.995cm" svg:height="0.412cm" svg:x="6.124cm" svg:y="6.015cm">
          <draw:text-box>
            <text:p text:style-name="P2"><text:span text:style-name="T7">Debería sentir mal</text:span></text:p>
          </draw:text-box>
        </draw:frame>
        <draw:frame draw:style-name="gr6" draw:text-style-name="P7" draw:layer="layout" svg:width="5.014cm" svg:height="0.412cm" svg:x="9.41cm" svg:y="6.015cm">
          <draw:text-box>
            <text:p text:style-name="P2"><text:span text:style-name="T7">olor cuando veo que se usa un</text:span></text:p>
          </draw:text-box>
        </draw:frame>
        <draw:frame draw:style-name="gr6" draw:text-style-name="P7" draw:layer="layout" svg:width="0.369cm" svg:height="0.492cm" svg:x="14.947cm" svg:y="5.95cm">
          <draw:text-box>
            <text:p text:style-name="P2"><text:span text:style-name="T8">​</text:span></text:p>
          </draw:text-box>
        </draw:frame>
        <draw:frame draw:style-name="gr6" draw:text-style-name="P7" draw:layer="layout" svg:width="3.888cm" svg:height="0.412cm" svg:x="14.947cm" svg:y="6.015cm">
          <draw:text-box>
            <text:p text:style-name="P2"><text:span text:style-name="T12">if</text:span><text:span text:style-name="T13"> (o algo que parece un</text:span></text:p>
          </draw:text-box>
        </draw:frame>
        <draw:frame draw:style-name="gr6" draw:text-style-name="P7" draw:layer="layout" svg:width="0.369cm" svg:height="0.412cm" svg:x="3.734cm" svg:y="6.01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968cm" svg:y="6.01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441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03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55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28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99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51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25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71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24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91cm" svg:y="6.01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73cm" svg:y="6.015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15.658cm" svg:y="6.015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16.487cm" svg:y="6.015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17.234cm" svg:y="6.015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18.496cm" svg:y="6.015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19.037cm" svg:y="6.015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1.628cm" svg:height="0.412cm" svg:x="2.54cm" svg:y="6.517cm">
          <draw:text-box>
            <text:p text:style-name="P2"><text:span text:style-name="T12">case</text:span><text:span text:style-name="T13"> o un</text:span></text:p>
          </draw:text-box>
        </draw:frame>
        <draw:frame draw:style-name="gr6" draw:text-style-name="P9" draw:layer="layout" svg:width="0.369cm" svg:height="0.509cm" svg:x="4.548cm" svg:y="6.453cm">
          <draw:text-box>
            <text:p text:style-name="P2"><text:span text:style-name="T14">​</text:span></text:p>
          </draw:text-box>
        </draw:frame>
        <draw:frame draw:style-name="gr6" draw:text-style-name="P7" draw:layer="layout" svg:width="1.45cm" svg:height="0.412cm" svg:x="4.448cm" svg:y="6.517cm">
          <draw:text-box>
            <text:p text:style-name="P2"><text:span text:style-name="T12">switch</text:span><text:span text:style-name="T13"> o</text:span></text:p>
          </draw:text-box>
        </draw:frame>
        <draw:frame draw:style-name="gr6" draw:text-style-name="P9" draw:layer="layout" svg:width="0.369cm" svg:height="0.509cm" svg:x="6.218cm" svg:y="6.453cm">
          <draw:text-box>
            <text:p text:style-name="P2"><text:span text:style-name="T14">​</text:span></text:p>
          </draw:text-box>
        </draw:frame>
        <draw:polygon draw:style-name="gr7" draw:text-style-name="P8" draw:layer="layout" svg:width="0cm" svg:height="0cm" svg:x="0cm" svg:y="-55.88cm" svg:viewBox="0 0 0 0" draw:points="0,0">
          <text:p/>
        </draw:polygon>
        <draw:frame draw:style-name="gr6" draw:text-style-name="P7" draw:layer="layout" svg:width="2.14cm" svg:height="0.412cm" svg:x="6.118cm" svg:y="6.517cm">
          <draw:text-box>
            <text:p text:style-name="P2"><text:span text:style-name="T12">ifs anidados</text:span></text:p>
          </draw:text-box>
        </draw:frame>
        <draw:frame draw:style-name="gr6" draw:text-style-name="P9" draw:layer="layout" svg:width="0.369cm" svg:height="0.509cm" svg:x="8.432cm" svg:y="6.453cm">
          <draw:text-box>
            <text:p text:style-name="P2"><text:span text:style-name="T15">​</text:span></text:p>
          </draw:text-box>
        </draw:frame>
        <draw:frame draw:style-name="gr6" draw:text-style-name="P7" draw:layer="layout" svg:width="7.94cm" svg:height="0.412cm" svg:x="8.332cm" svg:y="6.517cm">
          <draw:text-box>
            <text:p text:style-name="P2"><text:span text:style-name="T13">)</text:span><text:span text:style-name="T7"> para determinar de qué forma se resuelve algo.</text:span></text:p>
          </draw:text-box>
        </draw:frame>
        <draw:frame draw:style-name="gr6" draw:text-style-name="P7" draw:layer="layout" svg:width="2.026cm" svg:height="0.412cm" svg:x="16.937cm" svg:y="6.517cm">
          <draw:text-box>
            <text:p text:style-name="P2"><text:span text:style-name="T7">Esto es más</text:span></text:p>
          </draw:text-box>
        </draw:frame>
        <draw:frame draw:style-name="gr6" draw:text-style-name="P7" draw:layer="layout" svg:width="0.369cm" svg:height="0.412cm" svg:x="3.364cm" svg:y="6.517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3.725cm" svg:y="6.517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4.293cm" svg:y="6.517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5.601cm" svg:y="6.517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5.962cm" svg:y="6.517cm">
          <draw:text-box>
            <text:p text:style-name="P2"><text:span text:style-name="T13"><text:s/></text:span></text:p>
          </draw:text-box>
        </draw:frame>
        <draw:frame draw:style-name="gr6" draw:text-style-name="P7" draw:layer="layout" svg:width="0.369cm" svg:height="0.412cm" svg:x="6.55cm" svg:y="6.517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369cm" svg:height="0.412cm" svg:x="8.455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52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77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45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19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21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68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23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82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78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198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7cm" svg:y="6.5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823cm" svg:height="0.412cm" svg:x="2.54cm" svg:y="7.02cm">
          <draw:text-box>
            <text:p text:style-name="P2"><text:span text:style-name="T7">evidente si la variable que uso en el</text:span></text:p>
          </draw:text-box>
        </draw:frame>
        <draw:frame draw:style-name="gr6" draw:text-style-name="P7" draw:layer="layout" svg:width="0.369cm" svg:height="0.492cm" svg:x="8.529cm" svg:y="6.956cm">
          <draw:text-box>
            <text:p text:style-name="P2"><text:span text:style-name="T8">​</text:span></text:p>
          </draw:text-box>
        </draw:frame>
        <draw:frame draw:style-name="gr6" draw:text-style-name="P7" draw:layer="layout" svg:width="10.395cm" svg:height="0.412cm" svg:x="8.529cm" svg:y="7.02cm">
          <draw:text-box>
            <text:p text:style-name="P2"><text:span text:style-name="T13">if</text:span><text:span text:style-name="T7"> tiene un nombre que suena a "tipo". Algo como "if (tipo = esto)</text:span></text:p>
          </draw:text-box>
        </draw:frame>
        <draw:frame draw:style-name="gr6" draw:text-style-name="P7" draw:layer="layout" svg:width="0.369cm" svg:height="0.412cm" svg:x="3.94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31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01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01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21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521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035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27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714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2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134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93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13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325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634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43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52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971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94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113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9cm" svg:y="7.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688cm" svg:height="0.412cm" svg:x="2.54cm" svg:y="7.523cm">
          <draw:text-box>
            <text:p text:style-name="P2"><text:span text:style-name="T7">entonces lo hago así, pero si</text:span></text:p>
          </draw:text-box>
        </draw:frame>
        <draw:frame draw:style-name="gr6" draw:text-style-name="P7" draw:layer="layout" svg:width="11.364cm" svg:height="0.412cm" svg:x="7.536cm" svg:y="7.523cm">
          <draw:text-box>
            <text:p text:style-name="P2"><text:span text:style-name="T7">(tipo = aquello) entonces lo hago asá" tiene muy feo olor. El caso más</text:span></text:p>
          </draw:text-box>
        </draw:frame>
        <draw:frame draw:style-name="gr6" draw:text-style-name="P7" draw:layer="layout" svg:width="0.369cm" svg:height="0.412cm" svg:x="4.043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46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414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4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1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06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256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75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95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01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92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19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5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55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58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76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99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3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15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18cm" svg:y="7.5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5.585cm" svg:height="0.412cm" svg:x="2.54cm" svg:y="8.026cm">
          <draw:text-box>
            <text:p text:style-name="P2"><text:span text:style-name="T7">extremo es preguntar por la clase del objeto (si es de esta clase lo hago así, si no lo hago asá). </text:span></text:p>
          </draw:text-box>
        </draw:frame>
        <draw:frame draw:style-name="gr6" draw:text-style-name="P7" draw:layer="layout" svg:width="2.161cm" svg:height="0.412cm" svg:x="2.54cm" svg:y="8.661cm">
          <draw:text-box>
            <text:p text:style-name="P2"><text:span text:style-name="T7">Para evitarlo:</text:span></text:p>
          </draw:text-box>
        </draw:frame>
        <draw:frame draw:style-name="gr6" draw:text-style-name="P7" draw:layer="layout" svg:width="0.369cm" svg:height="0.492cm" svg:x="4.722cm" svg:y="8.596cm">
          <draw:text-box>
            <text:p text:style-name="P2"><text:span text:style-name="T8">​</text:span></text:p>
          </draw:text-box>
        </draw:frame>
        <draw:frame draw:style-name="gr6" draw:text-style-name="P7" draw:layer="layout" svg:width="6.331cm" svg:height="0.412cm" svg:x="4.722cm" svg:y="8.661cm">
          <draw:text-box>
            <text:p text:style-name="P2"><text:span text:style-name="T7"><text:s/></text:span><text:span text:style-name="T7">¡Aplico adecuadamente polimorfismo! </text:span></text:p>
          </draw:text-box>
        </draw:frame>
        <draw:frame draw:style-name="gr6" draw:text-style-name="P7" draw:layer="layout" svg:width="0.369cm" svg:height="0.412cm" svg:x="2.54cm" svg:y="9.375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55.88cm" svg:viewBox="0 0 0 0" draw:points="0,0">
          <text:p/>
        </draw:polygon>
        <draw:frame draw:style-name="gr6" draw:text-style-name="P7" draw:layer="layout" svg:width="10.979cm" svg:height="0.412cm" svg:x="2.54cm" svg:y="10.01cm">
          <draw:text-box>
            <text:p text:style-name="P2"><text:span text:style-name="T9">Variables de instancia que en realidad deberían ser temporales</text:span></text:p>
          </draw:text-box>
        </draw:frame>
        <draw:frame draw:style-name="gr6" draw:text-style-name="P7" draw:layer="layout" svg:width="0.369cm" svg:height="0.492cm" svg:x="14.03cm" svg:y="9.946cm">
          <draw:text-box>
            <text:p text:style-name="P2"><text:span text:style-name="T11">​</text:span></text:p>
          </draw:text-box>
        </draw:frame>
        <draw:frame draw:style-name="gr6" draw:text-style-name="P7" draw:layer="layout" svg:width="0.369cm" svg:height="0.412cm" svg:x="14.03cm" svg:y="10.01cm">
          <draw:text-box>
            <text:p text:style-name="P2"><text:span text:style-name="T7">:</text:span></text:p>
          </draw:text-box>
        </draw:frame>
        <draw:frame draw:style-name="gr6" draw:text-style-name="P7" draw:layer="layout" svg:width="0.369cm" svg:height="0.412cm" svg:x="14.391cm" svg:y="10.01cm">
          <draw:text-box>
            <text:p text:style-name="P2"><text:span text:style-name="T7">Si</text:span></text:p>
          </draw:text-box>
        </draw:frame>
        <draw:frame draw:style-name="gr6" draw:text-style-name="P7" draw:layer="layout" svg:width="4.053cm" svg:height="0.412cm" svg:x="14.85cm" svg:y="10.01cm">
          <draw:text-box>
            <text:p text:style-name="P2"><text:span text:style-name="T7">una variable de instancia</text:span></text:p>
          </draw:text-box>
        </draw:frame>
        <draw:frame draw:style-name="gr6" draw:text-style-name="P7" draw:layer="layout" svg:width="0.369cm" svg:height="0.412cm" svg:x="4.187cm" svg:y="10.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775cm" svg:y="10.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536cm" svg:y="10.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35cm" svg:y="10.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938cm" svg:y="10.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9.514cm" svg:y="10.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1.213cm" svg:y="10.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1.925cm" svg:y="10.01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4.133cm" svg:y="10.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21cm" svg:y="10.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68cm" svg:y="10.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94cm" svg:y="10.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35cm" svg:y="10.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6cm" svg:y="10.0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136cm" svg:height="0.412cm" svg:x="2.54cm" svg:y="10.513cm">
          <draw:text-box>
            <text:p text:style-name="P2"><text:span text:style-name="T7">deja de tener</text:span></text:p>
          </draw:text-box>
        </draw:frame>
        <draw:frame draw:style-name="gr6" draw:text-style-name="P7" draw:layer="layout" svg:width="6.568cm" svg:height="0.412cm" svg:x="5.069cm" svg:y="10.513cm">
          <draw:text-box>
            <text:p text:style-name="P2"><text:span text:style-name="T7">sentido en algún momento de la vida del</text:span></text:p>
          </draw:text-box>
        </draw:frame>
        <draw:frame draw:style-name="gr6" draw:text-style-name="P7" draw:layer="layout" svg:width="1.098cm" svg:height="0.412cm" svg:x="12.455cm" svg:y="10.513cm">
          <draw:text-box>
            <text:p text:style-name="P2"><text:span text:style-name="T7">objeto,</text:span></text:p>
          </draw:text-box>
        </draw:frame>
        <draw:frame draw:style-name="gr6" draw:text-style-name="P7" draw:layer="layout" svg:width="4.913cm" svg:height="0.412cm" svg:x="13.749cm" svg:y="10.513cm">
          <draw:text-box>
            <text:p text:style-name="P2"><text:span text:style-name="T7">entonces es probable que sea</text:span></text:p>
          </draw:text-box>
        </draw:frame>
        <draw:frame draw:style-name="gr6" draw:text-style-name="P7" draw:layer="layout" svg:width="0.369cm" svg:height="0.412cm" svg:x="3.24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86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87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263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57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45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71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265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735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597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73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67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52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25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49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49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8cm" svg:y="10.5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7.245cm" svg:height="0.412cm" svg:x="2.54cm" svg:y="11.015cm">
          <draw:text-box>
            <text:p text:style-name="P2"><text:span text:style-name="T7">temporal o que sea responsabilidad de otro. </text:span></text:p>
          </draw:text-box>
        </draw:frame>
        <draw:frame draw:style-name="gr6" draw:text-style-name="P7" draw:layer="layout" svg:width="3.753cm" svg:height="0.412cm" svg:x="2.54cm" svg:y="11.65cm">
          <draw:text-box>
            <text:p text:style-name="P2"><text:span text:style-name="T7">Para evitarlo: pensar si</text:span></text:p>
          </draw:text-box>
        </draw:frame>
        <draw:frame draw:style-name="gr6" draw:text-style-name="P7" draw:layer="layout" svg:width="12.228cm" svg:height="0.412cm" svg:x="6.535cm" svg:y="11.65cm">
          <draw:text-box>
            <text:p text:style-name="P2"><text:span text:style-name="T7">esa variable es realmente un atributo del objeto, que lo acompaña siempre,</text:span></text:p>
          </draw:text-box>
        </draw:frame>
        <draw:frame draw:style-name="gr6" draw:text-style-name="P7" draw:layer="layout" svg:width="0.369cm" svg:height="0.412cm" svg:x="3.322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48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1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06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33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59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079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55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96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6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357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572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93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684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16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8cm" svg:y="11.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9.988cm" svg:height="0.412cm" svg:x="2.54cm" svg:y="12.153cm">
          <draw:text-box>
            <text:p text:style-name="P2"><text:span text:style-name="T7">o es algo que necesito temporalmente dentro de un método. <text:s/></text:span></text:p>
          </draw:text-box>
        </draw:frame>
        <draw:frame draw:style-name="gr6" draw:text-style-name="P7" draw:layer="layout" svg:width="0.369cm" svg:height="0.412cm" svg:x="2.54cm" svg:y="12.78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391cm" svg:height="0.412cm" svg:x="2.54cm" svg:y="13.397cm">
          <draw:text-box>
            <text:p text:style-name="P2"><text:span text:style-name="T9">Romper</text:span></text:p>
          </draw:text-box>
        </draw:frame>
        <draw:polygon draw:style-name="gr7" draw:text-style-name="P8" draw:layer="layout" svg:width="0cm" svg:height="0cm" svg:x="0cm" svg:y="-55.88cm" svg:viewBox="0 0 0 0" draw:points="0,0">
          <text:p/>
        </draw:polygon>
        <draw:frame draw:style-name="gr6" draw:text-style-name="P7" draw:layer="layout" svg:width="3.118cm" svg:height="0.412cm" svg:x="4.148cm" svg:y="13.397cm">
          <draw:text-box>
            <text:p text:style-name="P2"><text:span text:style-name="T9">encapsulamiento:</text:span></text:p>
          </draw:text-box>
        </draw:frame>
        <draw:frame draw:style-name="gr6" draw:text-style-name="P7" draw:layer="layout" svg:width="0.369cm" svg:height="0.492cm" svg:x="7.506cm" svg:y="13.332cm">
          <draw:text-box>
            <text:p text:style-name="P2"><text:span text:style-name="T11">​</text:span></text:p>
          </draw:text-box>
        </draw:frame>
        <draw:frame draw:style-name="gr6" draw:text-style-name="P7" draw:layer="layout" svg:width="1.306cm" svg:height="0.412cm" svg:x="7.506cm" svg:y="13.397cm">
          <draw:text-box>
            <text:p text:style-name="P2"><text:span text:style-name="T7">Romper</text:span></text:p>
          </draw:text-box>
        </draw:frame>
        <draw:frame draw:style-name="gr6" draw:text-style-name="P7" draw:layer="layout" svg:width="0.369cm" svg:height="0.412cm" svg:x="9.005cm" svg:y="13.397cm">
          <draw:text-box>
            <text:p text:style-name="P2"><text:span text:style-name="T7">el</text:span></text:p>
          </draw:text-box>
        </draw:frame>
        <draw:frame draw:style-name="gr6" draw:text-style-name="P7" draw:layer="layout" svg:width="7.063cm" svg:height="0.412cm" svg:x="9.475cm" svg:y="13.397cm">
          <draw:text-box>
            <text:p text:style-name="P2"><text:span text:style-name="T7">encapsulamiento de un objeto es muy malo</text:span></text:p>
          </draw:text-box>
        </draw:frame>
        <draw:frame draw:style-name="gr6" draw:text-style-name="P7" draw:layer="layout" svg:width="0.369cm" svg:height="0.492cm" svg:x="17.094cm" svg:y="13.332cm">
          <draw:text-box>
            <text:p text:style-name="P2"><text:span text:style-name="T8">​</text:span></text:p>
          </draw:text-box>
        </draw:frame>
        <draw:frame draw:style-name="gr6" draw:text-style-name="P7" draw:layer="layout" svg:width="0.369cm" svg:height="0.412cm" svg:x="17.094cm" svg:y="13.397cm">
          <draw:text-box>
            <text:p text:style-name="P2"><text:span text:style-name="T9">.</text:span></text:p>
          </draw:text-box>
        </draw:frame>
        <draw:frame draw:style-name="gr6" draw:text-style-name="P7" draw:layer="layout" svg:width="1.556cm" svg:height="0.412cm" svg:x="17.379cm" svg:y="13.397cm">
          <draw:text-box>
            <text:p text:style-name="P2"><text:span text:style-name="T7">Nos hace</text:span></text:p>
          </draw:text-box>
        </draw:frame>
        <draw:frame draw:style-name="gr6" draw:text-style-name="P7" draw:layer="layout" svg:width="0.369cm" svg:height="0.412cm" svg:x="3.939cm" svg:y="13.39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297cm" svg:y="13.39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8.823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93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75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69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63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55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28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09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97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38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3cm" svg:y="13.3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271cm" svg:height="0.412cm" svg:x="2.54cm" svg:y="13.899cm">
          <draw:text-box>
            <text:p text:style-name="P2"><text:span text:style-name="T7">perder la gran mayoría de las ventajas de la OO. En Smalltalk no podemos modificar "desde afuera"</text:span></text:p>
          </draw:text-box>
        </draw:frame>
        <draw:frame draw:style-name="gr6" draw:text-style-name="P7" draw:layer="layout" svg:width="0.369cm" svg:height="0.412cm" svg:x="3.611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028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98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339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53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29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11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426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817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99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54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6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74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9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05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49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3cm" svg:y="13.89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0.403cm" svg:height="0.412cm" svg:x="2.54cm" svg:y="14.402cm">
          <draw:text-box>
            <text:p text:style-name="P2"><text:span text:style-name="T7">las variables de instancia de un objeto, pero podemos romper el</text:span></text:p>
          </draw:text-box>
        </draw:frame>
        <draw:frame draw:style-name="gr6" draw:text-style-name="P7" draw:layer="layout" svg:width="5.416cm" svg:height="0.412cm" svg:x="13.478cm" svg:y="14.402cm">
          <draw:text-box>
            <text:p text:style-name="P2"><text:span text:style-name="T7">encapsulamiento de manera más</text:span></text:p>
          </draw:text-box>
        </draw:frame>
        <draw:frame draw:style-name="gr6" draw:text-style-name="P7" draw:layer="layout" svg:width="0.369cm" svg:height="0.412cm" svg:x="3.013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651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92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783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324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65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106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76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29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32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349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278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2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05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3cm" svg:y="14.40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756cm" svg:height="0.412cm" svg:x="2.54cm" svg:y="14.905cm">
          <draw:text-box>
            <text:p text:style-name="P2"><text:span text:style-name="T7">sutil.</text:span></text:p>
          </draw:text-box>
        </draw:frame>
        <draw:frame draw:style-name="gr6" draw:text-style-name="P7" draw:layer="layout" svg:width="0.574cm" svg:height="0.412cm" svg:x="3.484cm" svg:y="14.905cm">
          <draw:text-box>
            <text:p text:style-name="P2"><text:span text:style-name="T7">Por</text:span></text:p>
          </draw:text-box>
        </draw:frame>
        <draw:frame draw:style-name="gr6" draw:text-style-name="P7" draw:layer="layout" svg:width="1.382cm" svg:height="0.412cm" svg:x="4.242cm" svg:y="14.905cm">
          <draw:text-box>
            <text:p text:style-name="P2"><text:span text:style-name="T7">ejemplo,</text:span></text:p>
          </draw:text-box>
        </draw:frame>
        <draw:frame draw:style-name="gr6" draw:text-style-name="P7" draw:layer="layout" svg:width="0.369cm" svg:height="0.412cm" svg:x="5.824cm" svg:y="14.905cm">
          <draw:text-box>
            <text:p text:style-name="P2"><text:span text:style-name="T7">si</text:span></text:p>
          </draw:text-box>
        </draw:frame>
        <draw:frame draw:style-name="gr6" draw:text-style-name="P7" draw:layer="layout" svg:width="11.944cm" svg:height="0.412cm" svg:x="6.273cm" svg:y="14.905cm">
          <draw:text-box>
            <text:p text:style-name="P2"><text:span text:style-name="T7">automáticamente agregamos setters y getters para todas las variables de</text:span></text:p>
          </draw:text-box>
        </draw:frame>
        <draw:frame draw:style-name="gr6" draw:text-style-name="P7" draw:layer="layout" svg:width="0.369cm" svg:height="0.412cm" svg:x="3.302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06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642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91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114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5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43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1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25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048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36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91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56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3cm" svg:y="14.90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254cm" svg:height="0.412cm" svg:x="2.54cm" svg:y="15.407cm">
          <draw:text-box>
            <text:p text:style-name="P2"><text:span text:style-name="T7">instancia de nuestros objetos, estamos invitando a otros a que las modifiquen cuanto quieran (como</text:span></text:p>
          </draw:text-box>
        </draw:frame>
        <draw:frame draw:style-name="gr6" draw:text-style-name="P7" draw:layer="layout" svg:width="0.369cm" svg:height="0.412cm" svg:x="4.002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543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92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92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95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8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88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14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23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44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2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34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49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87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19cm" svg:y="15.4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15.91cm">
          <draw:text-box>
            <text:p text:style-name="P2"><text:span text:style-name="T7">si</text:span></text:p>
          </draw:text-box>
        </draw:frame>
        <draw:frame draw:style-name="gr6" draw:text-style-name="P7" draw:layer="layout" svg:width="7.571cm" svg:height="0.412cm" svg:x="2.936cm" svg:y="15.91cm">
          <draw:text-box>
            <text:p text:style-name="P2"><text:span text:style-name="T7">no existiera un ocultamiento de información) al</text:span></text:p>
          </draw:text-box>
        </draw:frame>
        <draw:frame draw:style-name="gr6" draw:text-style-name="P7" draw:layer="layout" svg:width="8.033cm" svg:height="0.412cm" svg:x="10.881cm" svg:y="15.91cm">
          <draw:text-box>
            <text:p text:style-name="P2"><text:span text:style-name="T7">modificar objetos o colecciones que son de otros.</text:span></text:p>
          </draw:text-box>
        </draw:frame>
        <draw:frame draw:style-name="gr6" draw:text-style-name="P7" draw:layer="layout" svg:width="0.369cm" svg:height="0.412cm" svg:x="2.807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348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57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398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627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168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35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752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84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07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042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8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01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01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15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4cm" svg:y="15.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16.413cm">
          <draw:text-box>
            <text:p text:style-name="P2"><text:span text:style-name="T7">Si</text:span></text:p>
          </draw:text-box>
        </draw:frame>
        <draw:frame draw:style-name="gr6" draw:text-style-name="P7" draw:layer="layout" svg:width="15.234cm" svg:height="0.412cm" svg:x="3.025cm" svg:y="16.413cm">
          <draw:text-box>
            <text:p text:style-name="P2"><text:span text:style-name="T7">modificamos una colección que no es nuestra (es de otro objeto) también atentamos contra el</text:span></text:p>
          </draw:text-box>
        </draw:frame>
        <draw:frame draw:style-name="gr6" draw:text-style-name="P7" draw:layer="layout" svg:width="0.369cm" svg:height="0.412cm" svg:x="2.869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04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77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577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5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18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464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55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525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093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86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48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95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53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612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9cm" svg:y="16.4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974cm" svg:height="0.412cm" svg:x="2.54cm" svg:y="16.916cm">
          <draw:text-box>
            <text:p text:style-name="P2"><text:span text:style-name="T7">encapsulamiento. </text:span></text:p>
          </draw:text-box>
        </draw:frame>
        <draw:frame draw:style-name="gr6" draw:text-style-name="P7" draw:layer="layout" svg:width="2.161cm" svg:height="0.412cm" svg:x="2.54cm" svg:y="17.551cm">
          <draw:text-box>
            <text:p text:style-name="P2"><text:span text:style-name="T7">Para evitarlo:</text:span></text:p>
          </draw:text-box>
        </draw:frame>
        <draw:frame draw:style-name="gr6" draw:text-style-name="P7" draw:layer="layout" svg:width="8.346cm" svg:height="0.412cm" svg:x="4.957cm" svg:y="17.551cm">
          <draw:text-box>
            <text:p text:style-name="P2"><text:span text:style-name="T7">sólo agregar getters y setters cuando es necesario;</text:span></text:p>
          </draw:text-box>
        </draw:frame>
        <draw:frame draw:style-name="gr6" draw:text-style-name="P7" draw:layer="layout" svg:width="4.934cm" svg:height="0.412cm" svg:x="13.901cm" svg:y="17.551cm">
          <draw:text-box>
            <text:p text:style-name="P2"><text:span text:style-name="T7">nunca modificar una colección</text:span></text:p>
          </draw:text-box>
        </draw:frame>
        <draw:frame draw:style-name="gr6" draw:text-style-name="P7" draw:layer="layout" svg:width="0.369cm" svg:height="0.412cm" svg:x="3.322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01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636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68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56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97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64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35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81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46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911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68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42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2cm" svg:y="17.5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4.091cm" svg:height="0.412cm" svg:x="2.54cm" svg:y="18.053cm">
          <draw:text-box>
            <text:p text:style-name="P2"><text:span text:style-name="T7">que no es nuestra, delegar las tareas a los que tienen la información que se necesita. <text:s/></text:span></text:p>
          </draw:text-box>
        </draw:frame>
        <draw:frame draw:style-name="gr6" draw:text-style-name="P7" draw:layer="layout" svg:width="0.369cm" svg:height="0.412cm" svg:x="2.54cm" svg:y="18.688cm">
          <draw:text-box>
            <text:p text:style-name="P2"><text:span text:style-name="T9"><text:s/></text:span></text:p>
          </draw:text-box>
        </draw:frame>
        <draw:polygon draw:style-name="gr7" draw:text-style-name="P8" draw:layer="layout" svg:width="0cm" svg:height="0cm" svg:x="0cm" svg:y="-55.88cm" svg:viewBox="0 0 0 0" draw:points="0,0">
          <text:p/>
        </draw:polygon>
        <draw:frame draw:style-name="gr6" draw:text-style-name="P7" draw:layer="layout" svg:width="5.497cm" svg:height="0.412cm" svg:x="2.54cm" svg:y="19.297cm">
          <draw:text-box>
            <text:p text:style-name="P2"><text:span text:style-name="T9">Clase de datos o clase anémica</text:span></text:p>
          </draw:text-box>
        </draw:frame>
        <draw:frame draw:style-name="gr6" draw:text-style-name="P7" draw:layer="layout" svg:width="0.369cm" svg:height="0.492cm" svg:x="8.415cm" svg:y="19.232cm">
          <draw:text-box>
            <text:p text:style-name="P2"><text:span text:style-name="T11">​</text:span></text:p>
          </draw:text-box>
        </draw:frame>
        <draw:frame draw:style-name="gr6" draw:text-style-name="P7" draw:layer="layout" svg:width="0.369cm" svg:height="0.412cm" svg:x="8.415cm" svg:y="19.297cm">
          <draw:text-box>
            <text:p text:style-name="P2"><text:span text:style-name="T7">:</text:span></text:p>
          </draw:text-box>
        </draw:frame>
        <draw:frame draw:style-name="gr6" draw:text-style-name="P7" draw:layer="layout" svg:width="9.713cm" svg:height="0.412cm" svg:x="8.673cm" svg:y="19.297cm">
          <draw:text-box>
            <text:p text:style-name="P2"><text:span text:style-name="T7">una clase que parece un registro de datos debería dar mala</text:span></text:p>
          </draw:text-box>
        </draw:frame>
        <draw:frame draw:style-name="gr6" draw:text-style-name="P7" draw:layer="layout" svg:width="0.369cm" svg:height="0.412cm" svg:x="3.528cm" svg:y="19.29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142cm" svg:y="19.29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312cm" svg:y="19.29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694cm" svg:y="19.29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776cm" svg:y="19.29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8.517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91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11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084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73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4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33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98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959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71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62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cm" svg:y="19.29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271cm" svg:height="0.412cm" svg:x="2.54cm" svg:y="19.8cm">
          <draw:text-box>
            <text:p text:style-name="P2"><text:span text:style-name="T7">espina. A veces los enunciados son simplificaciones que hacen que algunas clases terminen siendo</text:span></text:p>
          </draw:text-box>
        </draw:frame>
        <draw:frame draw:style-name="gr6" draw:text-style-name="P7" draw:layer="layout" svg:width="0.369cm" svg:height="0.412cm" svg:x="3.734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11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207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783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8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8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76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97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09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29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29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282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25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19cm" svg:y="19.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5.805cm" svg:height="0.412cm" svg:x="2.54cm" svg:y="20.302cm">
          <draw:text-box>
            <text:p text:style-name="P2"><text:span text:style-name="T7">así, pero por lo general sospecho cuando una clase solo tiene datos y no tiene comportamiento. <text:s/></text:span></text:p>
          </draw:text-box>
        </draw:frame>
        <draw:frame draw:style-name="gr6" draw:text-style-name="P7" draw:layer="layout" svg:width="16.254cm" svg:height="0.412cm" svg:x="2.54cm" svg:y="20.937cm">
          <draw:text-box>
            <text:p text:style-name="P2"><text:span text:style-name="T7">Para evitarlo: asegurarse que no hay comportamiento en el sistema que debería estar haciendo esa</text:span></text:p>
          </draw:text-box>
        </draw:frame>
        <draw:frame draw:style-name="gr6" draw:text-style-name="P7" draw:layer="layout" svg:width="0.369cm" svg:height="0.412cm" svg:x="3.322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48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73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51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66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65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24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38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29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08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28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787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13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319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19cm" svg:y="20.93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2.914cm" svg:height="0.412cm" svg:x="2.54cm" svg:y="21.44cm">
          <draw:text-box>
            <text:p text:style-name="P2"><text:span text:style-name="T7">clase y lo hace otro objeto (el cual seguramente muestre envidia de atributos). <text:s/></text:span></text:p>
          </draw:text-box>
        </draw:frame>
        <draw:frame draw:style-name="gr6" draw:text-style-name="P7" draw:layer="layout" svg:width="0.369cm" svg:height="0.412cm" svg:x="2.54cm" svg:y="22.075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55.88cm" svg:viewBox="0 0 0 0" draw:points="0,0">
          <text:p/>
        </draw:polygon>
        <draw:frame draw:style-name="gr6" draw:text-style-name="P7" draw:layer="layout" svg:width="1.573cm" svg:height="0.412cm" svg:x="2.54cm" svg:y="22.684cm">
          <draw:text-box>
            <text:p text:style-name="P2"><text:span text:style-name="T9">No es-un</text:span></text:p>
          </draw:text-box>
        </draw:frame>
        <draw:frame draw:style-name="gr6" draw:text-style-name="P7" draw:layer="layout" svg:width="0.369cm" svg:height="0.492cm" svg:x="4.151cm" svg:y="22.619cm">
          <draw:text-box>
            <text:p text:style-name="P2"><text:span text:style-name="T11">​</text:span></text:p>
          </draw:text-box>
        </draw:frame>
        <draw:frame draw:style-name="gr6" draw:text-style-name="P7" draw:layer="layout" svg:width="14.505cm" svg:height="0.412cm" svg:x="4.151cm" svg:y="22.684cm">
          <draw:text-box>
            <text:p text:style-name="P2"><text:span text:style-name="T7">: Una relación de herencia (clase B hereda de clase A) siempre debe respetar el principio</text:span></text:p>
          </draw:text-box>
        </draw:frame>
        <draw:frame draw:style-name="gr6" draw:text-style-name="P7" draw:layer="layout" svg:width="0.369cm" svg:height="0.412cm" svg:x="3.034cm" svg:y="22.684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253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062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88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29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79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96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72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54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96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89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362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82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708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7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61cm" svg:y="22.68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3cm" svg:y="22.684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55.88cm" svg:viewBox="0 0 0 0" draw:points="0,0">
          <text:p/>
        </draw:polygon>
        <draw:frame draw:style-name="gr6" draw:text-style-name="P7" draw:layer="layout" svg:width="0.98cm" svg:height="0.412cm" svg:x="2.54cm" svg:y="23.186cm">
          <draw:text-box>
            <text:p text:style-name="P2"><text:span text:style-name="T9">es-un</text:span></text:p>
          </draw:text-box>
        </draw:frame>
        <draw:frame draw:style-name="gr6" draw:text-style-name="P7" draw:layer="layout" svg:width="0.369cm" svg:height="0.492cm" svg:x="3.528cm" svg:y="23.122cm">
          <draw:text-box>
            <text:p text:style-name="P2"><text:span text:style-name="T11">​</text:span></text:p>
          </draw:text-box>
        </draw:frame>
        <draw:frame draw:style-name="gr6" draw:text-style-name="P7" draw:layer="layout" svg:width="0.531cm" svg:height="0.412cm" svg:x="3.528cm" svg:y="23.186cm">
          <draw:text-box>
            <text:p text:style-name="P2"><text:span text:style-name="T7">. Si</text:span></text:p>
          </draw:text-box>
        </draw:frame>
        <draw:frame draw:style-name="gr6" draw:text-style-name="P7" draw:layer="layout" svg:width="14.56cm" svg:height="0.412cm" svg:x="4.218cm" svg:y="23.186cm">
          <draw:text-box>
            <text:p text:style-name="P2"><text:span text:style-name="T7">me pregunto "¿un B, es un A?, la respuesta debe ser SÍ. Si la respuesta es NO, eso tiene</text:span></text:p>
          </draw:text-box>
        </draw:frame>
        <draw:frame draw:style-name="gr6" draw:text-style-name="P7" draw:layer="layout" svg:width="0.369cm" svg:height="0.412cm" svg:x="3.631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089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32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324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23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01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222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736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95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785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515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42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58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614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046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37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66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66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21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121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6cm" svg:y="23.18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606cm" svg:height="0.412cm" svg:x="2.54cm" svg:y="23.689cm">
          <draw:text-box>
            <text:p text:style-name="P2"><text:span text:style-name="T7">mal olor. <text:s/></text:span></text:p>
          </draw:text-box>
        </draw:frame>
        <draw:frame draw:style-name="gr6" draw:text-style-name="P7" draw:layer="layout" svg:width="2.059cm" svg:height="0.412cm" svg:x="2.54cm" svg:y="24.324cm">
          <draw:text-box>
            <text:p text:style-name="P2"><text:span text:style-name="T7">Para evitarlo</text:span></text:p>
          </draw:text-box>
        </draw:frame>
        <draw:frame draw:style-name="gr6" draw:text-style-name="P7" draw:layer="layout" svg:width="0.369cm" svg:height="0.492cm" svg:x="4.672cm" svg:y="24.259cm">
          <draw:text-box>
            <text:p text:style-name="P2"><text:span text:style-name="T8">​</text:span></text:p>
          </draw:text-box>
        </draw:frame>
        <draw:frame draw:style-name="gr6" draw:text-style-name="P7" draw:layer="layout" svg:width="0.369cm" svg:height="0.412cm" svg:x="4.672cm" svg:y="24.324cm">
          <draw:text-box>
            <text:p text:style-name="P2"><text:span text:style-name="T7">:</text:span></text:p>
          </draw:text-box>
        </draw:frame>
        <draw:frame draw:style-name="gr6" draw:text-style-name="P7" draw:layer="layout" svg:width="10.424cm" svg:height="0.412cm" svg:x="4.93cm" svg:y="24.324cm">
          <draw:text-box>
            <text:p text:style-name="P2"><text:span text:style-name="T7">Siempre preguntarme "¿es un?" cuando defino una subclase. Si</text:span></text:p>
          </draw:text-box>
        </draw:frame>
        <draw:frame draw:style-name="gr6" draw:text-style-name="P7" draw:layer="layout" svg:width="3.101cm" svg:height="0.412cm" svg:x="15.832cm" svg:y="24.324cm">
          <draw:text-box>
            <text:p text:style-name="P2"><text:span text:style-name="T7">la respuesta es no,</text:span></text:p>
          </draw:text-box>
        </draw:frame>
        <draw:frame draw:style-name="gr6" draw:text-style-name="P7" draw:layer="layout" svg:width="0.369cm" svg:height="0.412cm" svg:x="3.322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74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309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65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443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22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66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04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51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45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703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21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76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396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cm" svg:y="24.3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226cm" svg:height="0.412cm" svg:x="2.54cm" svg:y="24.827cm">
          <draw:text-box>
            <text:p text:style-name="P2"><text:span text:style-name="T7">pensar un poco más. A veces el</text:span></text:p>
          </draw:text-box>
        </draw:frame>
        <draw:frame draw:style-name="gr6" draw:text-style-name="P7" draw:layer="layout" svg:width="4.312cm" svg:height="0.412cm" svg:x="8.096cm" svg:y="24.827cm">
          <draw:text-box>
            <text:p text:style-name="P2"><text:span text:style-name="T7">problema es que elegí mal</text:span></text:p>
          </draw:text-box>
        </draw:frame>
        <draw:frame draw:style-name="gr6" draw:text-style-name="P7" draw:layer="layout" svg:width="6.233cm" svg:height="0.412cm" svg:x="12.695cm" svg:y="24.827cm">
          <draw:text-box>
            <text:p text:style-name="P2"><text:span text:style-name="T7">los nombres de las clases. A veces es</text:span></text:p>
          </draw:text-box>
        </draw:frame>
        <draw:frame draw:style-name="gr6" draw:text-style-name="P7" draw:layer="layout" svg:width="0.369cm" svg:height="0.412cm" svg:x="3.672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213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46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77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53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55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67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4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161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08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4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566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168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39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79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56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11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6cm" svg:y="24.8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31cm" svg:y="24.827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2.196cm" svg:height="0.026cm" svg:x="2.54cm" svg:y="4.63cm" svg:viewBox="0 0 2197 27" draw:points="0,0 2197,0 2197,27 0,27">
          <text:p/>
        </draw:polygon>
        <draw:polygon draw:style-name="gr7" draw:text-style-name="P8" draw:layer="layout" svg:width="2.169cm" svg:height="0.026cm" svg:x="2.54cm" svg:y="9.022cm" svg:viewBox="0 0 2170 27" draw:points="0,0 2170,0 2170,27 0,27">
          <text:p/>
        </draw:polygon>
        <draw:polygon draw:style-name="gr7" draw:text-style-name="P8" draw:layer="layout" svg:width="2.196cm" svg:height="0.026cm" svg:x="2.54cm" svg:y="12.012cm" svg:viewBox="0 0 2197 27" draw:points="0,0 2197,0 2197,27 0,27">
          <text:p/>
        </draw:polygon>
        <draw:polygon draw:style-name="gr7" draw:text-style-name="P8" draw:layer="layout" svg:width="2.248cm" svg:height="0.026cm" svg:x="2.54cm" svg:y="17.912cm" svg:viewBox="0 0 2249 27" draw:points="0,0 2249,0 2249,27 0,27">
          <text:p/>
        </draw:polygon>
        <draw:polygon draw:style-name="gr7" draw:text-style-name="P8" draw:layer="layout" svg:width="2.196cm" svg:height="0.027cm" svg:x="2.54cm" svg:y="21.298cm" svg:viewBox="0 0 2197 28" draw:points="0,0 2197,0 2197,28 0,28">
          <text:p/>
        </draw:polygon>
        <draw:polygon draw:style-name="gr7" draw:text-style-name="P8" draw:layer="layout" svg:width="2.143cm" svg:height="0.027cm" svg:x="2.54cm" svg:y="24.685cm" svg:viewBox="0 0 2144 28" draw:points="0,0 2144,0 2144,28 0,28">
          <text:p/>
        </draw:polygon>
        <draw:frame draw:style-name="gr6" draw:text-style-name="P7" draw:layer="layout" svg:width="0.369cm" svg:height="0.412cm" svg:x="19.024cm" svg:y="24.827cm">
          <draw:text-box>
            <text:p text:style-name="P2"><text:span text:style-name="T7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23.52cm" svg:x="0cm" svg:y="-83.82cm" svg:viewBox="0 0 21591 223521" draw:points="0,0 21591,0 21591,223521 0,22352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7.402cm" svg:height="0.395cm" svg:x="7.117cm" svg:y="0.21cm">
          <draw:text-box>
            <text:p text:style-name="P2"><text:span text:style-name="T1">Última modificación : 12 de noviembre de 2018 </text:span></text:p>
          </draw:text-box>
        </draw:frame>
        <draw:frame draw:style-name="gr6" draw:text-style-name="P7" draw:layer="layout" svg:width="0.878cm" svg:height="0.412cm" svg:x="2.54cm" svg:y="2.549cm">
          <draw:text-box>
            <text:p text:style-name="P2"><text:span text:style-name="T7">señal</text:span></text:p>
          </draw:text-box>
        </draw:frame>
        <draw:frame draw:style-name="gr6" draw:text-style-name="P7" draw:layer="layout" svg:width="15.191cm" svg:height="0.412cm" svg:x="3.555cm" svg:y="2.549cm">
          <draw:text-box>
            <text:p text:style-name="P2"><text:span text:style-name="T7">de que tanto A como B son subclase de otra clase que todavía no apareció. A veces es señal</text:span></text:p>
          </draw:text-box>
        </draw:frame>
        <draw:frame draw:style-name="gr6" draw:text-style-name="P7" draw:layer="layout" svg:width="0.369cm" svg:height="0.412cm" svg:x="3.426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966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13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666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42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77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53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153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717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232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73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4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6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978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93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19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69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39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33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1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1.398cm" svg:height="0.412cm" svg:x="2.54cm" svg:y="3.051cm">
          <draw:text-box>
            <text:p text:style-name="P2"><text:span text:style-name="T7">de que la relación de subclasificación no es la correcta para ese caso,</text:span></text:p>
          </draw:text-box>
        </draw:frame>
        <draw:frame draw:style-name="gr6" draw:text-style-name="P7" draw:layer="layout" svg:width="2.326cm" svg:height="0.412cm" svg:x="15.524cm" svg:y="3.051cm">
          <draw:text-box>
            <text:p text:style-name="P2"><text:span text:style-name="T7">y debo pensar</text:span></text:p>
          </draw:text-box>
        </draw:frame>
        <draw:frame draw:style-name="gr6" draw:text-style-name="P7" draw:layer="layout" svg:width="0.819cm" svg:height="0.412cm" svg:x="18.211cm" svg:y="3.051cm">
          <draw:text-box>
            <text:p text:style-name="P2"><text:span text:style-name="T7">otras</text:span></text:p>
          </draw:text-box>
        </draw:frame>
        <draw:frame draw:style-name="gr6" draw:text-style-name="P7" draw:layer="layout" svg:width="0.369cm" svg:height="0.412cm" svg:x="2.952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778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275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78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01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03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824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423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2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66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16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22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15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709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15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29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5cm" svg:y="3.05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569cm" svg:height="0.412cm" svg:x="2.54cm" svg:y="3.554cm">
          <draw:text-box>
            <text:p text:style-name="P2"><text:span text:style-name="T7">alternativas (como composición). <text:s/></text:span></text:p>
          </draw:text-box>
        </draw:frame>
        <draw:frame draw:style-name="gr6" draw:text-style-name="P7" draw:layer="layout" svg:width="0.369cm" svg:height="0.412cm" svg:x="2.54cm" svg:y="4.18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246cm" svg:height="0.412cm" svg:x="2.54cm" svg:y="4.798cm">
          <draw:text-box>
            <text:p text:style-name="P2"><text:span text:style-name="T9">No quiero mi</text:span></text:p>
          </draw:text-box>
        </draw:frame>
        <draw:frame draw:style-name="gr6" draw:text-style-name="P7" draw:layer="layout" svg:width="13.515cm" svg:height="0.412cm" svg:x="5.064cm" svg:y="4.798cm">
          <draw:text-box>
            <text:p text:style-name="P2"><text:span text:style-name="T9">herencia:</text:span><text:span text:style-name="T7"> cuando encontramos un método que redefine a uno heredado pero hace</text:span></text:p>
          </draw:text-box>
        </draw:frame>
        <draw:frame draw:style-name="gr6" draw:text-style-name="P7" draw:layer="layout" svg:width="0.369cm" svg:height="0.412cm" svg:x="3.034cm" svg:y="4.79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321cm" svg:y="4.79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908cm" svg:y="4.798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711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055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25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67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31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78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45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81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28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22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93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5cm" svg:y="4.7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125cm" svg:height="0.412cm" svg:x="2.54cm" svg:y="5.3cm">
          <draw:text-box>
            <text:p text:style-name="P2"><text:span text:style-name="T7">algo totalmente diferente,</text:span></text:p>
          </draw:text-box>
        </draw:frame>
        <draw:frame draw:style-name="gr6" draw:text-style-name="P7" draw:layer="layout" svg:width="3.833cm" svg:height="0.412cm" svg:x="6.981cm" svg:y="5.3cm">
          <draw:text-box>
            <text:p text:style-name="P2"><text:span text:style-name="T7">debemos desconfiar. Si</text:span></text:p>
          </draw:text-box>
        </draw:frame>
        <draw:frame draw:style-name="gr6" draw:text-style-name="P7" draw:layer="layout" svg:width="1.674cm" svg:height="0.412cm" svg:x="11.033cm" svg:y="5.3cm">
          <draw:text-box>
            <text:p text:style-name="P2"><text:span text:style-name="T7">no sirve el</text:span></text:p>
          </draw:text-box>
        </draw:frame>
        <draw:frame draw:style-name="gr6" draw:text-style-name="P7" draw:layer="layout" svg:width="4.76cm" svg:height="0.412cm" svg:x="12.902cm" svg:y="5.3cm">
          <draw:text-box>
            <text:p text:style-name="P2"><text:span text:style-name="T7">comportamiento heredado tal</text:span></text:p>
          </draw:text-box>
        </draw:frame>
        <draw:frame draw:style-name="gr6" draw:text-style-name="P7" draw:layer="layout" svg:width="1.086cm" svg:height="0.412cm" svg:x="17.902cm" svg:y="5.3cm">
          <draw:text-box>
            <text:p text:style-name="P2"><text:span text:style-name="T7">vez no</text:span></text:p>
          </draw:text-box>
        </draw:frame>
        <draw:frame draw:style-name="gr6" draw:text-style-name="P7" draw:layer="layout" svg:width="0.369cm" svg:height="0.412cm" svg:x="3.24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25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25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04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445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04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44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56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73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58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52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73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78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19cm" svg:y="5.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059cm" svg:height="0.412cm" svg:x="2.54cm" svg:y="5.803cm">
          <draw:text-box>
            <text:p text:style-name="P2"><text:span text:style-name="T7">se cumpla el</text:span></text:p>
          </draw:text-box>
        </draw:frame>
        <draw:frame draw:style-name="gr6" draw:text-style-name="P7" draw:layer="layout" svg:width="2.749cm" svg:height="0.412cm" svg:x="4.88cm" svg:y="5.803cm">
          <draw:text-box>
            <text:p text:style-name="P2"><text:span text:style-name="T7">principio "es-un".</text:span></text:p>
          </draw:text-box>
        </draw:frame>
        <draw:frame draw:style-name="gr6" draw:text-style-name="P7" draw:layer="layout" svg:width="0.369cm" svg:height="0.412cm" svg:x="7.863cm" svg:y="5.803cm">
          <draw:text-box>
            <text:p text:style-name="P2"><text:span text:style-name="T7">El</text:span></text:p>
          </draw:text-box>
        </draw:frame>
        <draw:frame draw:style-name="gr6" draw:text-style-name="P7" draw:layer="layout" svg:width="10.221cm" svg:height="0.412cm" svg:x="8.348cm" svg:y="5.803cm">
          <draw:text-box>
            <text:p text:style-name="P2"><text:span text:style-name="T7">caso extremo es redefinir un método heredado, para indicar un</text:span></text:p>
          </draw:text-box>
        </draw:frame>
        <draw:frame draw:style-name="gr6" draw:text-style-name="P7" draw:layer="layout" svg:width="0.369cm" svg:height="0.412cm" svg:x="2.931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28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24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259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07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192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13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623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7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64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31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595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93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63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84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4cm" svg:y="5.80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3.829cm" svg:height="0.412cm" svg:x="2.54cm" svg:y="6.306cm">
          <draw:text-box>
            <text:p text:style-name="P2"><text:span text:style-name="T7">error o no hacer nada. <text:s/></text:span></text:p>
          </draw:text-box>
        </draw:frame>
        <draw:frame draw:style-name="gr6" draw:text-style-name="P7" draw:layer="layout" svg:width="3.753cm" svg:height="0.412cm" svg:x="2.54cm" svg:y="6.941cm">
          <draw:text-box>
            <text:p text:style-name="P2"><text:span text:style-name="T7">Para evitarlo: pensar si</text:span></text:p>
          </draw:text-box>
        </draw:frame>
        <draw:frame draw:style-name="gr6" draw:text-style-name="P7" draw:layer="layout" svg:width="12.215cm" svg:height="0.412cm" svg:x="6.535cm" svg:y="6.941cm">
          <draw:text-box>
            <text:p text:style-name="P2"><text:span text:style-name="T7">no puedo reorganizar la jerarquía de clases para que ninguna clase herede</text:span></text:p>
          </draw:text-box>
        </draw:frame>
        <draw:frame draw:style-name="gr6" draw:text-style-name="P7" draw:layer="layout" svg:width="0.369cm" svg:height="0.412cm" svg:x="3.322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48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1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06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947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106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109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26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17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58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81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55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75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96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63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19cm" svg:y="6.94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167cm" svg:height="0.412cm" svg:x="2.54cm" svg:y="7.444cm">
          <draw:text-box>
            <text:p text:style-name="P2"><text:span text:style-name="T7">comportamiento que no quiere. </text:span></text:p>
          </draw:text-box>
        </draw:frame>
        <draw:frame draw:style-name="gr6" draw:text-style-name="P7" draw:layer="layout" svg:width="0.369cm" svg:height="0.412cm" svg:x="2.54cm" svg:y="8.079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83.82cm" svg:viewBox="0 0 0 0" draw:points="0,0">
          <text:p/>
        </draw:polygon>
        <draw:frame draw:style-name="gr6" draw:text-style-name="P7" draw:layer="layout" svg:width="3.935cm" svg:height="0.412cm" svg:x="2.54cm" svg:y="8.687cm">
          <draw:text-box>
            <text:p text:style-name="P2"><text:span text:style-name="T9">Reinventando la rueda</text:span></text:p>
          </draw:text-box>
        </draw:frame>
        <draw:frame draw:style-name="gr6" draw:text-style-name="P7" draw:layer="layout" svg:width="0.369cm" svg:height="0.492cm" svg:x="6.565cm" svg:y="8.623cm">
          <draw:text-box>
            <text:p text:style-name="P2"><text:span text:style-name="T11">​</text:span></text:p>
          </draw:text-box>
        </draw:frame>
        <draw:frame draw:style-name="gr6" draw:text-style-name="P7" draw:layer="layout" svg:width="12.313cm" svg:height="0.412cm" svg:x="6.565cm" svg:y="8.687cm">
          <draw:text-box>
            <text:p text:style-name="P2"><text:span text:style-name="T7">: un principio fundamental de la POO es que las cosas se escriben una sola</text:span></text:p>
          </draw:text-box>
        </draw:frame>
        <draw:frame draw:style-name="gr6" draw:text-style-name="P7" draw:layer="layout" svg:width="0.369cm" svg:height="0.412cm" svg:x="4.989cm" svg:y="8.68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427cm" svg:y="8.687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668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08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9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32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46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737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63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157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877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53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24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17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2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4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2cm" svg:y="8.6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227cm" svg:height="0.412cm" svg:x="2.54cm" svg:y="9.19cm">
          <draw:text-box>
            <text:p text:style-name="P2"><text:span text:style-name="T7">vez y donde corresponde.</text:span></text:p>
          </draw:text-box>
        </draw:frame>
        <draw:frame draw:style-name="gr6" draw:text-style-name="P7" draw:layer="layout" svg:width="2.61cm" svg:height="0.412cm" svg:x="7.274cm" svg:y="9.19cm">
          <draw:text-box>
            <text:p text:style-name="P2"><text:span text:style-name="T7">De esa manera,</text:span></text:p>
          </draw:text-box>
        </draw:frame>
        <draw:frame draw:style-name="gr6" draw:text-style-name="P7" draw:layer="layout" svg:width="5.095cm" svg:height="0.412cm" svg:x="10.25cm" svg:y="9.19cm">
          <draw:text-box>
            <text:p text:style-name="P2"><text:span text:style-name="T7">mis módulos (objetos/métodos)</text:span></text:p>
          </draw:text-box>
        </draw:frame>
        <draw:frame draw:style-name="gr6" draw:text-style-name="P7" draw:layer="layout" svg:width="3.042cm" svg:height="0.412cm" svg:x="15.736cm" svg:y="9.19cm">
          <draw:text-box>
            <text:p text:style-name="P2"><text:span text:style-name="T7">son más fáciles de</text:span></text:p>
          </draw:text-box>
        </draw:frame>
        <draw:frame draw:style-name="gr6" draw:text-style-name="P7" draw:layer="layout" svg:width="0.369cm" svg:height="0.412cm" svg:x="3.116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51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48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92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48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27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67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26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07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54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33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15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47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cm" svg:y="9.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547cm" svg:height="0.412cm" svg:x="2.54cm" svg:y="9.692cm">
          <draw:text-box>
            <text:p text:style-name="P2"><text:span text:style-name="T7">mantener</text:span></text:p>
          </draw:text-box>
        </draw:frame>
        <draw:frame draw:style-name="gr6" draw:text-style-name="P7" draw:layer="layout" svg:width="1.776cm" svg:height="0.412cm" svg:x="4.287cm" svg:y="9.692cm">
          <draw:text-box>
            <text:p text:style-name="P2"><text:span text:style-name="T7">y reutilizar.</text:span></text:p>
          </draw:text-box>
        </draw:frame>
        <draw:frame draw:style-name="gr6" draw:text-style-name="P7" draw:layer="layout" svg:width="1.606cm" svg:height="0.412cm" svg:x="6.338cm" svg:y="9.692cm">
          <draw:text-box>
            <text:p text:style-name="P2"><text:span text:style-name="T7">Tiene mal</text:span></text:p>
          </draw:text-box>
        </draw:frame>
        <draw:frame draw:style-name="gr6" draw:text-style-name="P7" draw:layer="layout" svg:width="0.612cm" svg:height="0.412cm" svg:x="8.226cm" svg:y="9.692cm">
          <draw:text-box>
            <text:p text:style-name="P2"><text:span text:style-name="T7">olor</text:span></text:p>
          </draw:text-box>
        </draw:frame>
        <draw:frame draw:style-name="gr6" draw:text-style-name="P7" draw:layer="layout" svg:width="9.413cm" svg:height="0.412cm" svg:x="9.025cm" svg:y="9.692cm">
          <draw:text-box>
            <text:p text:style-name="P2"><text:span text:style-name="T7">cuando defino comportamiento que sospecho que ya está</text:span></text:p>
          </draw:text-box>
        </draw:frame>
        <draw:frame draw:style-name="gr6" draw:text-style-name="P7" draw:layer="layout" svg:width="0.369cm" svg:height="0.412cm" svg:x="4.105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472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57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65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044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43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24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31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69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069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37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37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183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9cm" svg:y="9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1.216cm" svg:height="0.412cm" svg:x="2.54cm" svg:y="10.195cm">
          <draw:text-box>
            <text:p text:style-name="P2"><text:span text:style-name="T7">programado en algún lado (hay algún objeto que ya sabe hacer eso).</text:span></text:p>
          </draw:text-box>
        </draw:frame>
        <draw:frame draw:style-name="gr6" draw:text-style-name="P7" draw:layer="layout" svg:width="0.369cm" svg:height="0.412cm" svg:x="14.62cm" svg:y="10.195cm">
          <draw:text-box>
            <text:p text:style-name="P2"><text:span text:style-name="T7">El</text:span></text:p>
          </draw:text-box>
        </draw:frame>
        <draw:frame draw:style-name="gr6" draw:text-style-name="P7" draw:layer="layout" svg:width="3.787cm" svg:height="0.412cm" svg:x="15.105cm" svg:y="10.195cm">
          <draw:text-box>
            <text:p text:style-name="P2"><text:span text:style-name="T7">ejemplo más común en</text:span></text:p>
          </draw:text-box>
        </draw:frame>
        <draw:frame draw:style-name="gr6" draw:text-style-name="P7" draw:layer="layout" svg:width="0.369cm" svg:height="0.412cm" svg:x="4.537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04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66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22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98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6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124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98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45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04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85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64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949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02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57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98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9cm" svg:y="10.19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93cm" svg:height="0.412cm" svg:x="2.54cm" svg:y="10.698cm">
          <draw:text-box>
            <text:p text:style-name="P2"><text:span text:style-name="T7">Smalltalk es utilizar siempre el</text:span></text:p>
          </draw:text-box>
        </draw:frame>
        <draw:frame draw:style-name="gr6" draw:text-style-name="P7" draw:layer="layout" svg:width="0.713cm" svg:height="0.412cm" svg:x="7.887cm" svg:y="10.698cm">
          <draw:text-box>
            <text:p text:style-name="P2"><text:span text:style-name="T7">#do:</text:span></text:p>
          </draw:text-box>
        </draw:frame>
        <draw:frame draw:style-name="gr6" draw:text-style-name="P7" draw:layer="layout" svg:width="9.904cm" svg:height="0.412cm" svg:x="8.764cm" svg:y="10.698cm">
          <draw:text-box>
            <text:p text:style-name="P2"><text:span text:style-name="T7">de Collection, cuando existen otros métodos que ya hacen lo</text:span></text:p>
          </draw:text-box>
        </draw:frame>
        <draw:frame draw:style-name="gr6" draw:text-style-name="P7" draw:layer="layout" svg:width="0.369cm" svg:height="0.412cm" svg:x="4.042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589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15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88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32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08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175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06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04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07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6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209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956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77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615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2cm" svg:y="10.69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9.95cm" svg:height="0.412cm" svg:x="2.54cm" svg:y="11.201cm">
          <draw:text-box>
            <text:p text:style-name="P2"><text:span text:style-name="T7">que necesito (#select: , #detect:, #collect: , #sumNumbers: ). </text:span></text:p>
          </draw:text-box>
        </draw:frame>
        <draw:frame draw:style-name="gr6" draw:text-style-name="P7" draw:layer="layout" svg:width="2.161cm" svg:height="0.412cm" svg:x="2.54cm" svg:y="11.836cm">
          <draw:text-box>
            <text:p text:style-name="P2"><text:span text:style-name="T7">Para evitarlo:</text:span></text:p>
          </draw:text-box>
        </draw:frame>
        <draw:frame draw:style-name="gr6" draw:text-style-name="P7" draw:layer="layout" svg:width="13.578cm" svg:height="0.412cm" svg:x="4.93cm" svg:y="11.836cm">
          <draw:text-box>
            <text:p text:style-name="P2"><text:span text:style-name="T7">investigo y aprendo las clases y protocolos que ofrecen las librerías de objetos a mi</text:span></text:p>
          </draw:text-box>
        </draw:frame>
        <draw:frame draw:style-name="gr6" draw:text-style-name="P7" draw:layer="layout" svg:width="0.369cm" svg:height="0.412cm" svg:x="3.322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74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392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733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221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23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02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17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55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02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66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69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15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56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18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15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4cm" svg:y="11.83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92cm" svg:height="0.412cm" svg:x="2.54cm" svg:y="12.338cm">
          <draw:text-box>
            <text:p text:style-name="P2"><text:span text:style-name="T7">disposición.</text:span></text:p>
          </draw:text-box>
        </draw:frame>
        <draw:frame draw:style-name="gr6" draw:text-style-name="P7" draw:layer="layout" svg:width="12.317cm" svg:height="0.412cm" svg:x="4.631cm" svg:y="12.338cm">
          <draw:text-box>
            <text:p text:style-name="P2"><text:span text:style-name="T7">Intento siempre utilizar comportamiento que ya fue definido. Presto especial</text:span></text:p>
          </draw:text-box>
        </draw:frame>
        <draw:frame draw:style-name="gr6" draw:text-style-name="P7" draw:layer="layout" svg:width="1.386cm" svg:height="0.412cm" svg:x="17.637cm" svg:y="12.338cm">
          <draw:text-box>
            <text:p text:style-name="P2"><text:span text:style-name="T7">atención</text:span></text:p>
          </draw:text-box>
        </draw:frame>
        <draw:frame draw:style-name="gr6" draw:text-style-name="P7" draw:layer="layout" svg:width="0.369cm" svg:height="0.412cm" svg:x="4.475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763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36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62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73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047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594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64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2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19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08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7cm" svg:y="12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162cm" svg:height="0.412cm" svg:x="2.54cm" svg:y="12.841cm">
          <draw:text-box>
            <text:p text:style-name="P2"><text:span text:style-name="T7">cuando utilizo colecciones, fechas, ... </text:span></text:p>
          </draw:text-box>
        </draw:frame>
        <draw:frame draw:style-name="gr6" draw:text-style-name="P7" draw:layer="layout" svg:width="0.369cm" svg:height="0.412cm" svg:x="2.54cm" svg:y="13.476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0cm" svg:height="0cm" svg:x="0cm" svg:y="-83.82cm" svg:viewBox="0 0 0 0" draw:points="0,0">
          <text:p/>
        </draw:polygon>
        <draw:frame draw:style-name="gr6" draw:text-style-name="P7" draw:layer="layout" svg:width="6.517cm" svg:height="0.412cm" svg:x="2.54cm" svg:y="14.085cm">
          <draw:text-box>
            <text:p text:style-name="P2"><text:span text:style-name="T9">Instancio e inicializo en varias líneas:</text:span></text:p>
          </draw:text-box>
        </draw:frame>
        <draw:frame draw:style-name="gr6" draw:text-style-name="P7" draw:layer="layout" svg:width="0.369cm" svg:height="0.492cm" svg:x="9.546cm" svg:y="14.02cm">
          <draw:text-box>
            <text:p text:style-name="P2"><text:span text:style-name="T11">​</text:span></text:p>
          </draw:text-box>
        </draw:frame>
        <draw:frame draw:style-name="gr6" draw:text-style-name="P7" draw:layer="layout" svg:width="8.905cm" svg:height="0.412cm" svg:x="9.546cm" svg:y="14.085cm">
          <draw:text-box>
            <text:p text:style-name="P2"><text:span text:style-name="T7">Me olvidé de definir un constructor de una clase y para</text:span></text:p>
          </draw:text-box>
        </draw:frame>
        <draw:frame draw:style-name="gr6" draw:text-style-name="P7" draw:layer="layout" svg:width="0.369cm" svg:height="0.412cm" svg:x="4.166cm" svg:y="14.08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527cm" svg:y="14.08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247cm" svg:y="14.08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835cm" svg:y="14.08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8.061cm" svg:y="14.08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9.39cm" svg:y="14.085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0.06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84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751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15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83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7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38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11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31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172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3cm" svg:y="14.0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2.389cm" svg:height="0.412cm" svg:x="2.54cm" svg:y="14.587cm">
          <draw:text-box>
            <text:p text:style-name="P2"><text:span text:style-name="T7">poder utilizar sus instancias me doy cuenta de que luego de invocar el #new</text:span></text:p>
          </draw:text-box>
        </draw:frame>
        <draw:frame draw:style-name="gr6" draw:text-style-name="P7" draw:layer="layout" svg:width="0.369cm" svg:height="0.492cm" svg:x="15.263cm" svg:y="14.523cm">
          <draw:text-box>
            <text:p text:style-name="P2"><text:span text:style-name="T8">​</text:span></text:p>
          </draw:text-box>
        </draw:frame>
        <draw:frame draw:style-name="gr6" draw:text-style-name="P7" draw:layer="layout" svg:width="3.727cm" svg:height="0.412cm" svg:x="15.263cm" svg:y="14.587cm">
          <draw:text-box>
            <text:p text:style-name="P2"><text:span text:style-name="T9">siempre</text:span><text:span text:style-name="T7"> debo setearle</text:span></text:p>
          </draw:text-box>
        </draw:frame>
        <draw:frame draw:style-name="gr6" draw:text-style-name="P7" draw:layer="layout" svg:width="0.369cm" svg:height="0.412cm" svg:x="3.487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686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392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68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12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11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726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241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61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7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85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81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72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6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683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1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cm" svg:y="14.58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614cm" svg:height="0.412cm" svg:x="2.54cm" svg:y="15.09cm">
          <draw:text-box>
            <text:p text:style-name="P2"><text:span text:style-name="T7">las variables inmediatamente para poder</text:span></text:p>
          </draw:text-box>
        </draw:frame>
        <draw:frame draw:style-name="gr6" draw:text-style-name="P7" draw:layer="layout" svg:width="1.06cm" svg:height="0.412cm" svg:x="9.783cm" svg:y="15.09cm">
          <draw:text-box>
            <text:p text:style-name="P2"><text:span text:style-name="T7">utilizar</text:span></text:p>
          </draw:text-box>
        </draw:frame>
        <draw:frame draw:style-name="gr6" draw:text-style-name="P7" draw:layer="layout" svg:width="1.937cm" svg:height="0.412cm" svg:x="11.035cm" svg:y="15.09cm">
          <draw:text-box>
            <text:p text:style-name="P2"><text:span text:style-name="T7">la instancia.</text:span></text:p>
          </draw:text-box>
        </draw:frame>
        <draw:frame draw:style-name="gr6" draw:text-style-name="P7" draw:layer="layout" svg:width="0.574cm" svg:height="0.412cm" svg:x="13.252cm" svg:y="15.09cm">
          <draw:text-box>
            <text:p text:style-name="P2"><text:span text:style-name="T7">Por</text:span></text:p>
          </draw:text-box>
        </draw:frame>
        <draw:frame draw:style-name="gr6" draw:text-style-name="P7" draw:layer="layout" svg:width="1.382cm" svg:height="0.412cm" svg:x="14.01cm" svg:y="15.09cm">
          <draw:text-box>
            <text:p text:style-name="P2"><text:span text:style-name="T7">ejemplo,</text:span></text:p>
          </draw:text-box>
        </draw:frame>
        <draw:frame draw:style-name="gr6" draw:text-style-name="P7" draw:layer="layout" svg:width="3.241cm" svg:height="0.412cm" svg:x="15.592cm" svg:y="15.09cm">
          <draw:text-box>
            <text:p text:style-name="P2"><text:span text:style-name="T7">tenemos que setear</text:span></text:p>
          </draw:text-box>
        </draw:frame>
        <draw:frame draw:style-name="gr6" draw:text-style-name="P7" draw:layer="layout" svg:width="0.369cm" svg:height="0.412cm" svg:x="3.013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04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548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71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01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53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23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7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828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1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013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13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4cm" svg:y="15.0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4.776cm" svg:height="0.412cm" svg:x="2.54cm" svg:y="15.593cm">
          <draw:text-box>
            <text:p text:style-name="P2"><text:span text:style-name="T7">individualmente el combustible y el precio del surtidor para poder vender 50 litros de nafta: </text:span></text:p>
          </draw:text-box>
        </draw:frame>
        <draw:frame draw:style-name="gr6" draw:text-style-name="P7" draw:layer="layout" svg:width="5.082cm" svg:height="0.369cm" svg:x="2.54cm" svg:y="16.288cm">
          <draw:text-box>
            <text:p text:style-name="P2"><text:span text:style-name="T16">surtidor:= Surtidor new. </text:span></text:p>
          </draw:text-box>
        </draw:frame>
        <draw:frame draw:style-name="gr6" draw:text-style-name="P7" draw:layer="layout" svg:width="7.317cm" svg:height="0.369cm" svg:x="2.54cm" svg:y="16.896cm">
          <draw:text-box>
            <text:p text:style-name="P2"><text:span text:style-name="T16">surtidor combustible:’Nafta super’. </text:span></text:p>
          </draw:text-box>
        </draw:frame>
        <draw:frame draw:style-name="gr6" draw:text-style-name="P7" draw:layer="layout" svg:width="4.066cm" svg:height="0.369cm" svg:x="2.54cm" svg:y="17.505cm">
          <draw:text-box>
            <text:p text:style-name="P2"><text:span text:style-name="T16">surtidor precio:38. </text:span></text:p>
          </draw:text-box>
        </draw:frame>
        <draw:frame draw:style-name="gr6" draw:text-style-name="P7" draw:layer="layout" svg:width="5.488cm" svg:height="0.369cm" svg:x="2.54cm" svg:y="18.113cm">
          <draw:text-box>
            <text:p text:style-name="P2"><text:span text:style-name="T16">surtidor venderLitros: 50. </text:span></text:p>
          </draw:text-box>
        </draw:frame>
        <draw:frame draw:style-name="gr6" draw:text-style-name="P7" draw:layer="layout" svg:width="2.161cm" svg:height="0.412cm" svg:x="2.54cm" svg:y="18.662cm">
          <draw:text-box>
            <text:p text:style-name="P2"><text:span text:style-name="T7">Para evitarlo:</text:span></text:p>
          </draw:text-box>
        </draw:frame>
        <draw:frame draw:style-name="gr6" draw:text-style-name="P7" draw:layer="layout" svg:width="13.011cm" svg:height="0.412cm" svg:x="5.036cm" svg:y="18.662cm">
          <draw:text-box>
            <text:p text:style-name="P2"><text:span text:style-name="T7">Defino nuevos constructores que reciban como parámetro todos los valores que</text:span></text:p>
          </draw:text-box>
        </draw:frame>
        <draw:frame draw:style-name="gr6" draw:text-style-name="P7" draw:layer="layout" svg:width="0.369cm" svg:height="0.412cm" svg:x="3.322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27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07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51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41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768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65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52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22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21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66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42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2cm" svg:y="18.6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021cm" svg:height="0.412cm" svg:x="2.54cm" svg:y="19.165cm">
          <draw:text-box>
            <text:p text:style-name="P2"><text:span text:style-name="T7">necesito para hacer la inicialización y conseguir como resultado una instancia lista para ser usada.</text:span></text:p>
          </draw:text-box>
        </draw:frame>
        <draw:frame draw:style-name="gr6" draw:text-style-name="P7" draw:layer="layout" svg:width="0.369cm" svg:height="0.412cm" svg:x="3.92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9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45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263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71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785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2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555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08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955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46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33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04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21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6cm" svg:y="19.16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012cm" svg:height="0.412cm" svg:x="2.54cm" svg:y="19.667cm">
          <draw:text-box>
            <text:p text:style-name="P2"><text:span text:style-name="T7">De esta forma simplifica la tarea a quien crea los objetos. Garantizan buenas inicializaciones. Y en</text:span></text:p>
          </draw:text-box>
        </draw:frame>
        <draw:frame draw:style-name="gr6" draw:text-style-name="P7" draw:layer="layout" svg:width="0.369cm" svg:height="0.412cm" svg:x="3.013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842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918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57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987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61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296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31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181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783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1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51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95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171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2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5cm" svg:y="19.66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5.17cm" svg:height="0.412cm" svg:x="2.54cm" svg:y="20.17cm">
          <draw:text-box>
            <text:p text:style-name="P2"><text:span text:style-name="T7">caso que los setters anteriores no fuesen necesarios y los hice automáticamente evito perder</text:span></text:p>
          </draw:text-box>
        </draw:frame>
        <draw:frame draw:style-name="gr6" draw:text-style-name="P7" draw:layer="layout" svg:width="0.369cm" svg:height="0.412cm" svg:x="3.322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149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3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5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006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26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47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2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87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43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804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28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92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4cm" svg:y="20.1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3.075cm" svg:height="0.412cm" svg:x="2.54cm" svg:y="20.673cm">
          <draw:text-box>
            <text:p text:style-name="P2"><text:span text:style-name="T7">encapsulamiento. <text:s/></text:span></text:p>
          </draw:text-box>
        </draw:frame>
        <draw:frame draw:style-name="gr6" draw:text-style-name="P7" draw:layer="layout" svg:width="0.369cm" svg:height="0.412cm" svg:x="2.54cm" svg:y="21.30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43cm" svg:height="0.412cm" svg:x="2.54cm" svg:y="21.916cm">
          <draw:text-box>
            <text:p text:style-name="P2"><text:span text:style-name="T9">Programo un constructor</text:span></text:p>
          </draw:text-box>
        </draw:frame>
        <draw:frame draw:style-name="gr6" draw:text-style-name="P7" draw:layer="layout" svg:width="2.487cm" svg:height="0.412cm" svg:x="7.663cm" svg:y="21.916cm">
          <draw:text-box>
            <text:p text:style-name="P2"><text:span text:style-name="T9">usando varios</text:span></text:p>
          </draw:text-box>
        </draw:frame>
        <draw:polygon draw:style-name="gr7" draw:text-style-name="P8" draw:layer="layout" svg:width="0cm" svg:height="0cm" svg:x="0cm" svg:y="-83.82cm" svg:viewBox="0 0 0 0" draw:points="0,0">
          <text:p/>
        </draw:polygon>
        <draw:frame draw:style-name="gr6" draw:text-style-name="P7" draw:layer="layout" svg:width="1.327cm" svg:height="0.412cm" svg:x="10.647cm" svg:y="21.916cm">
          <draw:text-box>
            <text:p text:style-name="P2"><text:span text:style-name="T9">setters:</text:span></text:p>
          </draw:text-box>
        </draw:frame>
        <draw:frame draw:style-name="gr6" draw:text-style-name="P7" draw:layer="layout" svg:width="0.369cm" svg:height="0.492cm" svg:x="12.247cm" svg:y="21.852cm">
          <draw:text-box>
            <text:p text:style-name="P2"><text:span text:style-name="T11">​</text:span></text:p>
          </draw:text-box>
        </draw:frame>
        <draw:frame draw:style-name="gr6" draw:text-style-name="P7" draw:layer="layout" svg:width="3.338cm" svg:height="0.412cm" svg:x="12.247cm" svg:y="21.916cm">
          <draw:text-box>
            <text:p text:style-name="P2"><text:span text:style-name="T7">Cuando programo el</text:span></text:p>
          </draw:text-box>
        </draw:frame>
        <draw:frame draw:style-name="gr6" draw:text-style-name="P7" draw:layer="layout" svg:width="1.822cm" svg:height="0.412cm" svg:x="16.202cm" svg:y="21.916cm">
          <draw:text-box>
            <text:p text:style-name="P2"><text:span text:style-name="T7">constructor</text:span></text:p>
          </draw:text-box>
        </draw:frame>
        <draw:frame draw:style-name="gr6" draw:text-style-name="P7" draw:layer="layout" svg:width="0.734cm" svg:height="0.412cm" svg:x="18.295cm" svg:y="21.916cm">
          <draw:text-box>
            <text:p text:style-name="P2"><text:span text:style-name="T7">para</text:span></text:p>
          </draw:text-box>
        </draw:frame>
        <draw:frame draw:style-name="gr6" draw:text-style-name="P7" draw:layer="layout" svg:width="0.369cm" svg:height="0.412cm" svg:x="4.289cm" svg:y="21.91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03cm" svg:y="21.91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375cm" svg:y="21.91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8.98cm" svg:y="21.91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0.359cm" svg:y="21.91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1.985cm" svg:y="21.91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3.544cm" svg:y="21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91cm" svg:y="21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94cm" svg:y="21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34cm" svg:y="21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6cm" svg:y="21.9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059cm" svg:height="0.412cm" svg:x="2.54cm" svg:y="22.419cm">
          <draw:text-box>
            <text:p text:style-name="P2"><text:span text:style-name="T7">solucionar el</text:span></text:p>
          </draw:text-box>
        </draw:frame>
        <draw:frame draw:style-name="gr6" draw:text-style-name="P7" draw:layer="layout" svg:width="0.59cm" svg:height="0.412cm" svg:x="4.775cm" svg:y="22.419cm">
          <draw:text-box>
            <text:p text:style-name="P2"><text:span text:style-name="T7">mal</text:span></text:p>
          </draw:text-box>
        </draw:frame>
        <draw:frame draw:style-name="gr6" draw:text-style-name="P7" draw:layer="layout" svg:width="13.235cm" svg:height="0.412cm" svg:x="5.501cm" svg:y="22.419cm">
          <draw:text-box>
            <text:p text:style-name="P2"><text:span text:style-name="T7">olor anterior (Instancio e inicializo en varias líneas), debo evitar utilizar un método</text:span></text:p>
          </draw:text-box>
        </draw:frame>
        <draw:frame draw:style-name="gr6" draw:text-style-name="P7" draw:layer="layout" svg:width="0.369cm" svg:height="0.412cm" svg:x="4.228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646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371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18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503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38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73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02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43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6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077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004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12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85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99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7cm" svg:y="22.4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5.479cm" svg:height="0.412cm" svg:x="2.54cm" svg:y="22.922cm">
          <draw:text-box>
            <text:p text:style-name="P2"><text:span text:style-name="T7">setter por cada una de las variables de instancia que debo inicializar y en cambio programar un</text:span></text:p>
          </draw:text-box>
        </draw:frame>
        <draw:frame draw:style-name="gr6" draw:text-style-name="P7" draw:layer="layout" svg:width="0.369cm" svg:height="0.412cm" svg:x="3.466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157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16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89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57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85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723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91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08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82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61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34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81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48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98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62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9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4.234cm" svg:height="0.412cm" svg:x="2.54cm" svg:y="23.424cm">
          <draw:text-box>
            <text:p text:style-name="P2"><text:span text:style-name="T7">método de inicialización que reciba como parámetro todas las variables. Por ejemplo, si</text:span></text:p>
          </draw:text-box>
        </draw:frame>
        <draw:frame draw:style-name="gr6" draw:text-style-name="P7" draw:layer="layout" svg:width="1.632cm" svg:height="0.412cm" svg:x="17.374cm" svg:y="23.424cm">
          <draw:text-box>
            <text:p text:style-name="P2"><text:span text:style-name="T7">queremos</text:span></text:p>
          </draw:text-box>
        </draw:frame>
        <draw:frame draw:style-name="gr6" draw:text-style-name="P7" draw:layer="layout" svg:width="0.369cm" svg:height="0.412cm" svg:x="3.775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316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525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72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1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444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62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97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99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14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19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48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45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1cm" svg:y="23.424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382cm" svg:height="0.412cm" svg:x="2.54cm" svg:y="23.927cm">
          <draw:text-box>
            <text:p text:style-name="P2"><text:span text:style-name="T7">definir el</text:span></text:p>
          </draw:text-box>
        </draw:frame>
        <draw:frame draw:style-name="gr6" draw:text-style-name="P7" draw:layer="layout" svg:width="7.275cm" svg:height="0.412cm" svg:x="4.122cm" svg:y="23.927cm">
          <draw:text-box>
            <text:p text:style-name="P2"><text:span text:style-name="T7">constructor de un Surtidor donde se indica el</text:span></text:p>
          </draw:text-box>
        </draw:frame>
        <draw:frame draw:style-name="gr6" draw:text-style-name="P7" draw:layer="layout" svg:width="1.831cm" svg:height="0.412cm" svg:x="11.784cm" svg:y="23.927cm">
          <draw:text-box>
            <text:p text:style-name="P2"><text:span text:style-name="T7">nombre del</text:span></text:p>
          </draw:text-box>
        </draw:frame>
        <draw:frame draw:style-name="gr6" draw:text-style-name="P7" draw:layer="layout" svg:width="2.631cm" svg:height="0.412cm" svg:x="13.792cm" svg:y="23.927cm">
          <draw:text-box>
            <text:p text:style-name="P2"><text:span text:style-name="T7">combustible y el</text:span></text:p>
          </draw:text-box>
        </draw:frame>
        <draw:frame draw:style-name="gr6" draw:text-style-name="P7" draw:layer="layout" svg:width="2.322cm" svg:height="0.412cm" svg:x="16.629cm" svg:y="23.927cm">
          <draw:text-box>
            <text:p text:style-name="P2"><text:span text:style-name="T7">precio por litro</text:span></text:p>
          </draw:text-box>
        </draw:frame>
        <draw:frame draw:style-name="gr6" draw:text-style-name="P7" draw:layer="layout" svg:width="0.369cm" svg:height="0.412cm" svg:x="3.549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992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954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95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35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62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2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141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38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55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4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663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769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83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38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302cm" svg:y="23.9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8cm" svg:y="23.927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2.196cm" svg:height="0.026cm" svg:x="2.54cm" svg:y="7.302cm" svg:viewBox="0 0 2197 27" draw:points="0,0 2197,0 2197,27 0,27">
          <text:p/>
        </draw:polygon>
        <draw:polygon draw:style-name="gr7" draw:text-style-name="P8" draw:layer="layout" svg:width="2.222cm" svg:height="0.026cm" svg:x="2.54cm" svg:y="12.197cm" svg:viewBox="0 0 2223 27" draw:points="0,0 2223,0 2223,27 0,27">
          <text:p/>
        </draw:polygon>
        <draw:polygon draw:style-name="gr7" draw:text-style-name="P8" draw:layer="layout" svg:width="2.275cm" svg:height="0.027cm" svg:x="2.54cm" svg:y="19.023cm" svg:viewBox="0 0 2276 28" draw:points="0,0 2276,0 2276,28 0,28">
          <text:p/>
        </draw:polygon>
        <draw:frame draw:style-name="gr6" draw:text-style-name="P7" draw:layer="layout" svg:width="12.211cm" svg:height="0.412cm" svg:x="2.54cm" svg:y="24.43cm">
          <draw:text-box>
            <text:p text:style-name="P2"><text:span text:style-name="T7">de ese combustible. A continuación detallamos un ejemplo con el mal olor: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23.521cm" svg:x="0cm" svg:y="-111.76cm" svg:viewBox="0 0 21591 223522" draw:points="0,0 21591,0 21591,223522 0,223522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7.402cm" svg:height="0.395cm" svg:x="7.117cm" svg:y="0.21cm">
          <draw:text-box>
            <text:p text:style-name="P2"><text:span text:style-name="T1">Última modificación : 12 de noviembre de 2018 </text:span></text:p>
          </draw:text-box>
        </draw:frame>
        <draw:frame draw:style-name="gr6" draw:text-style-name="P7" draw:layer="layout" svg:width="13.007cm" svg:height="0.369cm" svg:x="2.54cm" svg:y="2.688cm">
          <draw:text-box>
            <text:p text:style-name="P2"><text:span text:style-name="T16">Surtidor (clase)&gt;&gt;combustible: unNombre precio:unPrecioPorLitro </text:span></text:p>
          </draw:text-box>
        </draw:frame>
        <draw:frame draw:style-name="gr6" draw:text-style-name="P7" draw:layer="layout" svg:width="2.846cm" svg:height="0.369cm" svg:x="2.54cm" svg:y="3.297cm">
          <draw:text-box>
            <text:p text:style-name="P2"><text:span text:style-name="T16"><text:s text:c="2"/></text:span><text:span text:style-name="T16">|instancia| </text:span></text:p>
          </draw:text-box>
        </draw:frame>
        <draw:frame draw:style-name="gr6" draw:text-style-name="P7" draw:layer="layout" svg:width="4.675cm" svg:height="0.369cm" svg:x="2.54cm" svg:y="3.905cm">
          <draw:text-box>
            <text:p text:style-name="P2"><text:span text:style-name="T16"><text:s text:c="2"/></text:span><text:span text:style-name="T16">instancia:=self new. </text:span></text:p>
          </draw:text-box>
        </draw:frame>
        <draw:frame draw:style-name="gr6" draw:text-style-name="P7" draw:layer="layout" svg:width="7.114cm" svg:height="0.369cm" svg:x="2.54cm" svg:y="4.514cm">
          <draw:text-box>
            <text:p text:style-name="P2"><text:span text:style-name="T16"><text:s text:c="2"/></text:span><text:span text:style-name="T16">instancia combustible: unNombre. </text:span></text:p>
          </draw:text-box>
        </draw:frame>
        <draw:frame draw:style-name="gr6" draw:text-style-name="P7" draw:layer="layout" svg:width="7.723cm" svg:height="0.369cm" svg:x="2.54cm" svg:y="5.122cm">
          <draw:text-box>
            <text:p text:style-name="P2"><text:span text:style-name="T16"><text:s text:c="2"/></text:span><text:span text:style-name="T16">instancia precio: unPrecioPorLitro. </text:span></text:p>
          </draw:text-box>
        </draw:frame>
        <draw:frame draw:style-name="gr6" draw:text-style-name="P7" draw:layer="layout" svg:width="2.846cm" svg:height="0.369cm" svg:x="2.54cm" svg:y="5.731cm">
          <draw:text-box>
            <text:p text:style-name="P2"><text:span text:style-name="T16"><text:s text:c="2"/></text:span><text:span text:style-name="T16">^instancia. </text:span></text:p>
          </draw:text-box>
        </draw:frame>
        <draw:frame draw:style-name="gr6" draw:text-style-name="P7" draw:layer="layout" svg:width="15.945cm" svg:height="0.412cm" svg:x="2.54cm" svg:y="6.279cm">
          <draw:text-box>
            <text:p text:style-name="P2"><text:span text:style-name="T7">Para evitarlo: realizo la inicialización mediante un método de instancia específico que reciba todos</text:span></text:p>
          </draw:text-box>
        </draw:frame>
        <draw:frame draw:style-name="gr6" draw:text-style-name="P7" draw:layer="layout" svg:width="0.369cm" svg:height="0.412cm" svg:x="3.322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74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995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12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2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273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14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79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2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311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07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54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992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8cm" svg:y="6.2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529cm" svg:height="0.412cm" svg:x="2.54cm" svg:y="6.782cm">
          <draw:text-box>
            <text:p text:style-name="P2"><text:span text:style-name="T7">los parámetros.</text:span></text:p>
          </draw:text-box>
        </draw:frame>
        <draw:frame draw:style-name="gr6" draw:text-style-name="P7" draw:layer="layout" svg:width="1.45cm" svg:height="0.412cm" svg:x="5.301cm" svg:y="6.782cm">
          <draw:text-box>
            <text:p text:style-name="P2"><text:span text:style-name="T7">Desde el</text:span></text:p>
          </draw:text-box>
        </draw:frame>
        <draw:frame draw:style-name="gr6" draw:text-style-name="P7" draw:layer="layout" svg:width="1.712cm" svg:height="0.412cm" svg:x="6.971cm" svg:y="6.782cm">
          <draw:text-box>
            <text:p text:style-name="P2"><text:span text:style-name="T7">cuerpo del</text:span></text:p>
          </draw:text-box>
        </draw:frame>
        <draw:frame draw:style-name="gr6" draw:text-style-name="P7" draw:layer="layout" svg:width="9.658cm" svg:height="0.412cm" svg:x="8.908cm" svg:y="6.782cm">
          <draw:text-box>
            <text:p text:style-name="P2"><text:span text:style-name="T7">constructor invoco a este método de inicialización luego del</text:span></text:p>
          </draw:text-box>
        </draw:frame>
        <draw:frame draw:style-name="gr6" draw:text-style-name="P7" draw:layer="layout" svg:width="0.369cm" svg:height="0.412cm" svg:x="3.013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45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371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15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103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753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74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67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28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184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574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42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77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12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6cm" svg:y="6.7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364cm" svg:height="0.412cm" svg:x="2.54cm" svg:y="7.285cm">
          <draw:text-box>
            <text:p text:style-name="P2"><text:span text:style-name="T7">mensaje new. </text:span></text:p>
          </draw:text-box>
        </draw:frame>
        <draw:frame draw:style-name="gr6" draw:text-style-name="P7" draw:layer="layout" svg:width="13.007cm" svg:height="0.369cm" svg:x="2.54cm" svg:y="7.98cm">
          <draw:text-box>
            <text:p text:style-name="P2"><text:span text:style-name="T16">Surtidor (clase)&gt;&gt;combustible: unNombre precio:unPrecioPorLitro </text:span></text:p>
          </draw:text-box>
        </draw:frame>
        <draw:frame draw:style-name="gr6" draw:text-style-name="P7" draw:layer="layout" svg:width="12.194cm" svg:height="0.369cm" svg:x="2.54cm" svg:y="8.588cm">
          <draw:text-box>
            <text:p text:style-name="P2"><text:span text:style-name="T16"><text:s text:c="2"/></text:span><text:span text:style-name="T16">^ self new inicializar:unNombre precio: unPrecioPorLitro. </text:span></text:p>
          </draw:text-box>
        </draw:frame>
        <draw:frame draw:style-name="gr6" draw:text-style-name="P7" draw:layer="layout" svg:width="13.82cm" svg:height="0.369cm" svg:x="2.54cm" svg:y="9.197cm">
          <draw:text-box>
            <text:p text:style-name="P2"><text:span text:style-name="T16">Surtidor (instancia)&gt;&gt;inicializar:unNombre precio: unPrecioPorLitro </text:span></text:p>
          </draw:text-box>
        </draw:frame>
        <draw:frame draw:style-name="gr6" draw:text-style-name="P7" draw:layer="layout" svg:width="4.269cm" svg:height="0.369cm" svg:x="2.54cm" svg:y="9.805cm">
          <draw:text-box>
            <text:p text:style-name="P2"><text:span text:style-name="T16"><text:s text:c="2"/></text:span><text:span text:style-name="T16">nombre:= unNombre. </text:span></text:p>
          </draw:text-box>
        </draw:frame>
        <draw:frame draw:style-name="gr6" draw:text-style-name="P7" draw:layer="layout" svg:width="5.894cm" svg:height="0.369cm" svg:x="2.54cm" svg:y="10.414cm">
          <draw:text-box>
            <text:p text:style-name="P2"><text:span text:style-name="T16"><text:s text:c="2"/></text:span><text:span text:style-name="T16">precio:= unPrecioPorLitro. </text:span></text:p>
          </draw:text-box>
        </draw:frame>
        <draw:frame draw:style-name="gr6" draw:text-style-name="P7" draw:layer="layout" svg:width="0.369cm" svg:height="0.369cm" svg:x="2.54cm" svg:y="11.022cm">
          <draw:text-box>
            <text:p text:style-name="P2"><text:span text:style-name="T16"><text:s/></text:span></text:p>
          </draw:text-box>
        </draw:frame>
        <draw:frame draw:style-name="gr5" draw:text-style-name="P6" draw:layer="layout" svg:width="7.626cm" svg:height="0.788cm" svg:x="2.54cm" svg:y="11.585cm">
          <draw:text-box>
            <text:p text:style-name="P2"><text:span text:style-name="T6">Estilo de programación <text:s/></text:span></text:p>
          </draw:text-box>
        </draw:frame>
        <draw:frame draw:style-name="gr4" draw:text-style-name="P5" draw:layer="layout" svg:width="15.2cm" svg:height="0.433cm" svg:x="2.54cm" svg:y="12.587cm">
          <draw:text-box>
            <text:p text:style-name="P2"><text:span text:style-name="T5">Los siguientes son patrones de estilo y buenas prácticas de programación que deberían</text:span></text:p>
          </draw:text-box>
        </draw:frame>
        <draw:frame draw:style-name="gr4" draw:text-style-name="P5" draw:layer="layout" svg:width="0.387cm" svg:height="0.433cm" svg:x="3.165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5.151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6.016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7.765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8.436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9.554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9.962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1.447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3.212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3.857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6.441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7.302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7cm" svg:height="0.433cm" svg:x="19.046cm" svg:y="12.58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5.23cm" svg:height="0.433cm" svg:x="2.54cm" svg:y="13.275cm">
          <draw:text-box>
            <text:p text:style-name="P2"><text:span text:style-name="T5">respetar nuestros programas. </text:span></text:p>
          </draw:text-box>
        </draw:frame>
        <draw:frame draw:style-name="gr6" draw:text-style-name="P7" draw:layer="layout" svg:width="7.19cm" svg:height="0.412cm" svg:x="2.54cm" svg:y="14.323cm">
          <draw:text-box>
            <text:p text:style-name="P2"><text:span text:style-name="T9">Inicializa los objetos de manera explícita:</text:span></text:p>
          </draw:text-box>
        </draw:frame>
        <draw:frame draw:style-name="gr6" draw:text-style-name="P7" draw:layer="layout" svg:width="8.71cm" svg:height="0.412cm" svg:x="10.195cm" svg:y="14.323cm">
          <draw:text-box>
            <text:p text:style-name="P2"><text:span text:style-name="T7">Siempre que sea posible incluye un método #initialize</text:span></text:p>
          </draw:text-box>
        </draw:frame>
        <draw:frame draw:style-name="gr6" draw:text-style-name="P7" draw:layer="layout" svg:width="0.369cm" svg:height="0.412cm" svg:x="4.084cm" svg:y="14.32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748cm" svg:y="14.32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194cm" svg:y="14.32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756cm" svg:y="14.32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8.202cm" svg:y="14.32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9.937cm" svg:y="14.3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575cm" svg:y="14.3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22cm" svg:y="14.3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21cm" svg:y="14.3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98cm" svg:y="14.3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53cm" svg:y="14.3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68cm" svg:y="14.3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06cm" svg:y="14.3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2cm" svg:y="14.32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3.625cm" svg:height="0.412cm" svg:x="2.54cm" svg:y="14.746cm">
          <draw:text-box>
            <text:p text:style-name="P2"><text:span text:style-name="T7">que inicializa todos aquellos atributos que pueden tomar valores preestablecidos. Si</text:span></text:p>
          </draw:text-box>
        </draw:frame>
        <draw:frame draw:style-name="gr6" draw:text-style-name="P7" draw:layer="layout" svg:width="2.038cm" svg:height="0.412cm" svg:x="16.943cm" svg:y="14.746cm">
          <draw:text-box>
            <text:p text:style-name="P2"><text:span text:style-name="T7">se requieren</text:span></text:p>
          </draw:text-box>
        </draw:frame>
        <draw:frame draw:style-name="gr6" draw:text-style-name="P7" draw:layer="layout" svg:width="0.369cm" svg:height="0.412cm" svg:x="3.158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13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775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31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86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6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051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53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03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56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14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34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9cm" svg:y="14.74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958cm" svg:height="0.412cm" svg:x="2.54cm" svg:y="15.196cm">
          <draw:text-box>
            <text:p text:style-name="P2"><text:span text:style-name="T7">parámetros,</text:span></text:p>
          </draw:text-box>
        </draw:frame>
        <draw:frame draw:style-name="gr6" draw:text-style-name="P7" draw:layer="layout" svg:width="10.014cm" svg:height="0.412cm" svg:x="4.778cm" svg:y="15.196cm">
          <draw:text-box>
            <text:p text:style-name="P2"><text:span text:style-name="T7">define un método de inicialización completo (que recibe todos</text:span></text:p>
          </draw:text-box>
        </draw:frame>
        <draw:frame draw:style-name="gr6" draw:text-style-name="P7" draw:layer="layout" svg:width="0.472cm" svg:height="0.412cm" svg:x="16.437cm" svg:y="15.196cm">
          <draw:text-box>
            <text:p text:style-name="P2"><text:span text:style-name="T7">los</text:span></text:p>
          </draw:text-box>
        </draw:frame>
        <draw:frame draw:style-name="gr6" draw:text-style-name="P7" draw:layer="layout" svg:width="1.856cm" svg:height="0.412cm" svg:x="17.172cm" svg:y="15.196cm">
          <draw:text-box>
            <text:p text:style-name="P2"><text:span text:style-name="T7">parámetros</text:span></text:p>
          </draw:text-box>
        </draw:frame>
        <draw:frame draw:style-name="gr6" draw:text-style-name="P7" draw:layer="layout" svg:width="0.369cm" svg:height="0.412cm" svg:x="4.516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787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6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57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3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71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735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38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008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75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91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5cm" svg:y="15.19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8.376cm" svg:height="0.412cm" svg:x="2.54cm" svg:y="15.646cm">
          <draw:text-box>
            <text:p text:style-name="P2"><text:span text:style-name="T7">necesarios) y clasificarlo en el protocolo "initialize".</text:span><text:span text:style-name="T9"> </text:span></text:p>
          </draw:text-box>
        </draw:frame>
        <draw:frame draw:style-name="gr6" draw:text-style-name="P7" draw:layer="layout" svg:width="15.949cm" svg:height="0.412cm" svg:x="2.54cm" svg:y="16.439cm">
          <draw:text-box>
            <text:p text:style-name="P2"><text:span text:style-name="T9">Ofrecer constructores</text:span><text:span text:style-name="T7"> (también llamados métodos de creación completos). Simplifica la tarea de</text:span></text:p>
          </draw:text-box>
        </draw:frame>
        <draw:frame draw:style-name="gr6" draw:text-style-name="P7" draw:layer="layout" svg:width="0.369cm" svg:height="0.412cm" svg:x="3.858cm" svg:y="16.439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483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08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718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67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08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337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81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095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12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85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6cm" svg:y="16.4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9.756cm" svg:height="0.412cm" svg:x="2.54cm" svg:y="16.889cm">
          <draw:text-box>
            <text:p text:style-name="P2"><text:span text:style-name="T7">quien crea los objetos. Garantizan una buena inicialización. </text:span></text:p>
          </draw:text-box>
        </draw:frame>
        <draw:frame draw:style-name="gr6" draw:text-style-name="P7" draw:layer="layout" svg:width="7.66cm" svg:height="0.412cm" svg:x="2.54cm" svg:y="17.683cm">
          <draw:text-box>
            <text:p text:style-name="P2"><text:span text:style-name="T9">Nombre de mensaje que revela la intención:</text:span></text:p>
          </draw:text-box>
        </draw:frame>
        <draw:frame draw:style-name="gr6" draw:text-style-name="P7" draw:layer="layout" svg:width="1.082cm" svg:height="0.412cm" svg:x="10.747cm" svg:y="17.683cm">
          <draw:text-box>
            <text:p text:style-name="P2"><text:span text:style-name="T7">Que el</text:span></text:p>
          </draw:text-box>
        </draw:frame>
        <draw:frame draw:style-name="gr6" draw:text-style-name="P7" draw:layer="layout" svg:width="1.831cm" svg:height="0.412cm" svg:x="11.994cm" svg:y="17.683cm">
          <draw:text-box>
            <text:p text:style-name="P2"><text:span text:style-name="T7">nombre del</text:span></text:p>
          </draw:text-box>
        </draw:frame>
        <draw:frame draw:style-name="gr6" draw:text-style-name="P7" draw:layer="layout" svg:width="4.866cm" svg:height="0.412cm" svg:x="14.002cm" svg:y="17.683cm">
          <draw:text-box>
            <text:p text:style-name="P2"><text:span text:style-name="T7">mensaje comunique lo que se</text:span></text:p>
          </draw:text-box>
        </draw:frame>
        <draw:frame draw:style-name="gr6" draw:text-style-name="P7" draw:layer="layout" svg:width="0.369cm" svg:height="0.412cm" svg:x="3.939cm" svg:y="17.68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527cm" svg:y="17.68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165cm" svg:y="17.68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953cm" svg:y="17.68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8.153cm" svg:y="17.68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8.591cm" svg:y="17.68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0.489cm" svg:y="17.683cm">
          <draw:text-box>
            <text:p text:style-name="P2"><text:span text:style-name="T9"><text:s/></text:span><text:span text:style-name="T7"><text:s/></text:span></text:p>
          </draw:text-box>
        </draw:frame>
        <draw:frame draw:style-name="gr6" draw:text-style-name="P7" draw:layer="layout" svg:width="0.369cm" svg:height="0.412cm" svg:x="11.447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64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49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873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02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43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6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07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8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3.85cm" svg:height="0.412cm" svg:x="2.54cm" svg:y="18.133cm">
          <draw:text-box>
            <text:p text:style-name="P2"><text:span text:style-name="T7">quiere hacer, no cómo. </text:span></text:p>
          </draw:text-box>
        </draw:frame>
        <draw:frame draw:style-name="gr6" draw:text-style-name="P7" draw:layer="layout" svg:width="16.207cm" svg:height="0.412cm" svg:x="2.54cm" svg:y="18.926cm">
          <draw:text-box>
            <text:p text:style-name="P2"><text:span text:style-name="T9">Delegación a self:</text:span><text:span text:style-name="T7"> Permite descomponer un método en partes que el mismo objeto resuelve. Cada</text:span></text:p>
          </draw:text-box>
        </draw:frame>
        <draw:frame draw:style-name="gr6" draw:text-style-name="P7" draw:layer="layout" svg:width="0.369cm" svg:height="0.412cm" svg:x="4.516cm" svg:y="18.92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851cm" svg:y="18.92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741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47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2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35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73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87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19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4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31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24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36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41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9cm" svg:y="18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3.812cm" svg:height="0.412cm" svg:x="2.54cm" svg:y="19.376cm">
          <draw:text-box>
            <text:p text:style-name="P2"><text:span text:style-name="T7">método hace una cosa.</text:span></text:p>
          </draw:text-box>
        </draw:frame>
        <draw:frame draw:style-name="gr6" draw:text-style-name="P7" draw:layer="layout" svg:width="4.947cm" svg:height="0.412cm" svg:x="6.916cm" svg:y="19.376cm">
          <draw:text-box>
            <text:p text:style-name="P2"><text:span text:style-name="T7">Su nombre indica lo que hace.</text:span></text:p>
          </draw:text-box>
        </draw:frame>
        <draw:frame draw:style-name="gr6" draw:text-style-name="P7" draw:layer="layout" svg:width="3.511cm" svg:height="0.412cm" svg:x="12.602cm" svg:y="19.376cm">
          <draw:text-box>
            <text:p text:style-name="P2"><text:span text:style-name="T7">Quedan todos cortos.</text:span></text:p>
          </draw:text-box>
        </draw:frame>
        <draw:frame draw:style-name="gr6" draw:text-style-name="P7" draw:layer="layout" svg:width="2.36cm" svg:height="0.412cm" svg:x="16.484cm" svg:y="19.376cm">
          <draw:text-box>
            <text:p text:style-name="P2"><text:span text:style-name="T7">Permite que la</text:span></text:p>
          </draw:text-box>
        </draw:frame>
        <draw:frame draw:style-name="gr6" draw:text-style-name="P7" draw:layer="layout" svg:width="0.369cm" svg:height="0.412cm" svg:x="3.775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87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613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707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368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33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09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06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32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2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92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008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02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6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6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cm" svg:y="19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847cm" svg:height="0.412cm" svg:x="2.54cm" svg:y="19.826cm">
          <draw:text-box>
            <text:p text:style-name="P2"><text:span text:style-name="T7">subclase redefina/extienda solo un paso. <text:s/></text:span></text:p>
          </draw:text-box>
        </draw:frame>
        <draw:frame draw:style-name="gr6" draw:text-style-name="P7" draw:layer="layout" svg:width="2.855cm" svg:height="0.412cm" svg:x="2.54cm" svg:y="20.62cm">
          <draw:text-box>
            <text:p text:style-name="P2"><text:span text:style-name="T9">Métodos cortos:</text:span></text:p>
          </draw:text-box>
        </draw:frame>
        <draw:frame draw:style-name="gr6" draw:text-style-name="P7" draw:layer="layout" svg:width="3.643cm" svg:height="0.412cm" svg:x="5.682cm" svg:y="20.62cm">
          <draw:text-box>
            <text:p text:style-name="P2"><text:span text:style-name="T7">Siempre prefiere tener</text:span></text:p>
          </draw:text-box>
        </draw:frame>
        <draw:frame draw:style-name="gr6" draw:text-style-name="P7" draw:layer="layout" svg:width="2.614cm" svg:height="0.412cm" svg:x="9.707cm" svg:y="20.62cm">
          <draw:text-box>
            <text:p text:style-name="P2"><text:span text:style-name="T7">métodos cortos.</text:span></text:p>
          </draw:text-box>
        </draw:frame>
        <draw:frame draw:style-name="gr6" draw:text-style-name="P7" draw:layer="layout" svg:width="6.085cm" svg:height="0.412cm" svg:x="12.603cm" svg:y="20.62cm">
          <draw:text-box>
            <text:p text:style-name="P2"><text:span text:style-name="T7">Para lograrlo utiliza delegación a self.</text:span></text:p>
          </draw:text-box>
        </draw:frame>
        <draw:frame draw:style-name="gr6" draw:text-style-name="P7" draw:layer="layout" svg:width="0.369cm" svg:height="0.412cm" svg:x="4.063cm" svg:y="20.6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5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61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99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25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28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21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385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76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79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26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188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2cm" svg:y="20.6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5.89cm" svg:height="0.412cm" svg:x="2.54cm" svg:y="21.07cm">
          <draw:text-box>
            <text:p text:style-name="P2"><text:span text:style-name="T7">Para que sean más fáciles de leer, utiliza nombres de mensajes que revelen la intención (servirán</text:span></text:p>
          </draw:text-box>
        </draw:frame>
        <draw:frame draw:style-name="gr6" draw:text-style-name="P7" draw:layer="layout" svg:width="0.369cm" svg:height="0.412cm" svg:x="3.322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096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054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83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62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603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53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29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099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4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354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01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45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62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74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4cm" svg:y="21.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7.779cm" svg:height="0.412cm" svg:x="2.54cm" svg:y="21.519cm">
          <draw:text-box>
            <text:p text:style-name="P2"><text:span text:style-name="T7">como documentación de lo que hace el código) </text:span></text:p>
          </draw:text-box>
        </draw:frame>
        <draw:polygon draw:style-name="gr7" draw:text-style-name="P8" draw:layer="layout" svg:width="0cm" svg:height="0cm" svg:x="0cm" svg:y="-111.76cm" svg:viewBox="0 0 0 0" draw:points="0,0">
          <text:p/>
        </draw:polygon>
        <draw:frame draw:style-name="gr6" draw:text-style-name="P7" draw:layer="layout" svg:width="5.683cm" svg:height="0.412cm" svg:x="2.54cm" svg:y="22.313cm">
          <draw:text-box>
            <text:p text:style-name="P2"><text:span text:style-name="T9">Cada cosa se hace una sola vez:</text:span></text:p>
          </draw:text-box>
        </draw:frame>
        <draw:frame draw:style-name="gr6" draw:text-style-name="P7" draw:layer="layout" svg:width="0.369cm" svg:height="0.492cm" svg:x="8.57cm" svg:y="22.249cm">
          <draw:text-box>
            <text:p text:style-name="P2"><text:span text:style-name="T11">​</text:span></text:p>
          </draw:text-box>
        </draw:frame>
        <draw:frame draw:style-name="gr6" draw:text-style-name="P7" draw:layer="layout" svg:width="5.717cm" svg:height="0.412cm" svg:x="8.57cm" svg:y="22.313cm">
          <draw:text-box>
            <text:p text:style-name="P2"><text:span text:style-name="T7">Para ello es importante aprender el</text:span></text:p>
          </draw:text-box>
        </draw:frame>
        <draw:frame draw:style-name="gr6" draw:text-style-name="P7" draw:layer="layout" svg:width="4.328cm" svg:height="0.412cm" svg:x="14.615cm" svg:y="22.313cm">
          <draw:text-box>
            <text:p text:style-name="P2"><text:span text:style-name="T7">protocolo de colecciones y</text:span></text:p>
          </draw:text-box>
        </draw:frame>
        <draw:frame draw:style-name="gr6" draw:text-style-name="P7" draw:layer="layout" svg:width="0.369cm" svg:height="0.412cm" svg:x="3.446cm" svg:y="22.31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419cm" svg:y="22.31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96cm" svg:y="22.31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933cm" svg:y="22.31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721cm" svg:y="22.31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591cm" svg:y="22.31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8.44cm" svg:y="22.313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9.352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57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78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57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068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86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38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679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744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2cm" svg:y="22.31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1.246cm" svg:height="0.412cm" svg:x="2.54cm" svg:y="22.763cm">
          <draw:text-box>
            <text:p text:style-name="P2"><text:span text:style-name="T7">otros objetos frecuentemente utilizados. Es recomendable explorar el</text:span></text:p>
          </draw:text-box>
        </draw:frame>
        <draw:frame draw:style-name="gr6" draw:text-style-name="P7" draw:layer="layout" svg:width="4.582cm" svg:height="0.412cm" svg:x="14.297cm" svg:y="22.763cm">
          <draw:text-box>
            <text:p text:style-name="P2"><text:span text:style-name="T7">protocolo de los objetos que</text:span></text:p>
          </draw:text-box>
        </draw:frame>
        <draw:frame draw:style-name="gr6" draw:text-style-name="P7" draw:layer="layout" svg:width="0.369cm" svg:height="0.412cm" svg:x="3.363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13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43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45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807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83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5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67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2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61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964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87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4cm" svg:y="22.76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7.563cm" svg:height="0.412cm" svg:x="2.54cm" svg:y="23.213cm">
          <draw:text-box>
            <text:p text:style-name="P2"><text:span text:style-name="T7">voy a utilizar antes de comenzar a programar. </text:span></text:p>
          </draw:text-box>
        </draw:frame>
        <draw:polygon draw:style-name="gr7" draw:text-style-name="P8" draw:layer="layout" svg:width="0cm" svg:height="0cm" svg:x="0cm" svg:y="-111.76cm" svg:viewBox="0 0 0 0" draw:points="0,0">
          <text:p/>
        </draw:polygon>
        <draw:frame draw:style-name="gr6" draw:text-style-name="P7" draw:layer="layout" svg:width="8.718cm" svg:height="0.412cm" svg:x="2.54cm" svg:y="24.006cm">
          <draw:text-box>
            <text:p text:style-name="P2"><text:span text:style-name="T9">Los nombres de las variables deben indicar su rol</text:span></text:p>
          </draw:text-box>
        </draw:frame>
        <draw:frame draw:style-name="gr6" draw:text-style-name="P7" draw:layer="layout" svg:width="0.369cm" svg:height="0.492cm" svg:x="11.559cm" svg:y="23.942cm">
          <draw:text-box>
            <text:p text:style-name="P2"><text:span text:style-name="T11">​</text:span></text:p>
          </draw:text-box>
        </draw:frame>
        <draw:frame draw:style-name="gr6" draw:text-style-name="P7" draw:layer="layout" svg:width="7.313cm" svg:height="0.412cm" svg:x="11.559cm" svg:y="24.006cm">
          <draw:text-box>
            <text:p text:style-name="P2"><text:span text:style-name="T7">. Elige los nombres de las variables para que</text:span></text:p>
          </draw:text-box>
        </draw:frame>
        <draw:frame draw:style-name="gr6" draw:text-style-name="P7" draw:layer="layout" svg:width="0.369cm" svg:height="0.412cm" svg:x="3.198cm" svg:y="24.00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891cm" svg:y="24.00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453cm" svg:y="24.00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6.097cm" svg:y="24.00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832cm" svg:y="24.00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9.052cm" svg:y="24.00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0.395cm" svg:y="24.00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0.957cm" svg:y="24.006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1.662cm" svg:y="24.00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14cm" svg:y="24.00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17cm" svg:y="24.00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87cm" svg:y="24.00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02cm" svg:y="24.00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78cm" svg:y="24.00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63cm" svg:y="24.00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307cm" svg:y="24.00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7cm" svg:y="24.00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3.135cm" svg:height="0.412cm" svg:x="2.54cm" svg:y="24.456cm">
          <draw:text-box>
            <text:p text:style-name="P2"><text:span text:style-name="T7">quede claro qué rol</text:span></text:p>
          </draw:text-box>
        </draw:frame>
        <draw:frame draw:style-name="gr6" draw:text-style-name="P7" draw:layer="layout" svg:width="2.28cm" svg:height="0.412cm" svg:x="6.024cm" svg:y="24.456cm">
          <draw:text-box>
            <text:p text:style-name="P2"><text:span text:style-name="T7">cumplen en el</text:span></text:p>
          </draw:text-box>
        </draw:frame>
        <draw:frame draw:style-name="gr6" draw:text-style-name="P7" draw:layer="layout" svg:width="1.424cm" svg:height="0.412cm" svg:x="8.591cm" svg:y="24.456cm">
          <draw:text-box>
            <text:p text:style-name="P2"><text:span text:style-name="T7">método /</text:span></text:p>
          </draw:text-box>
        </draw:frame>
        <draw:frame draw:style-name="gr6" draw:text-style-name="P7" draw:layer="layout" svg:width="8.545cm" svg:height="0.412cm" svg:x="10.24cm" svg:y="24.456cm">
          <draw:text-box>
            <text:p text:style-name="P2"><text:span text:style-name="T7">clase. Los nombres de variables siempre comienzan</text:span></text:p>
          </draw:text-box>
        </draw:frame>
        <draw:frame draw:style-name="gr6" draw:text-style-name="P7" draw:layer="layout" svg:width="0.369cm" svg:height="0.412cm" svg:x="3.57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528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302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69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24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92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36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826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85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08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34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04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045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657cm" svg:y="24.4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03cm" svg:y="24.456cm">
          <draw:text-box>
            <text:p text:style-name="P2"><text:span text:style-name="T7"><text:s/></text:span></text:p>
          </draw:text-box>
        </draw:frame>
        <draw:polygon draw:style-name="gr7" draw:text-style-name="P8" draw:layer="layout" svg:width="2.222cm" svg:height="0.026cm" svg:x="2.54cm" svg:y="6.641cm" svg:viewBox="0 0 2223 27" draw:points="0,0 2223,0 2223,27 0,27">
          <text:p/>
        </draw:polygon>
        <draw:frame draw:style-name="gr6" draw:text-style-name="P7" draw:layer="layout" svg:width="0.369cm" svg:height="0.412cm" svg:x="19.023cm" svg:y="24.456cm">
          <draw:text-box>
            <text:p text:style-name="P2"><text:span text:style-name="T7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23.52cm" svg:x="0cm" svg:y="-139.7cm" svg:viewBox="0 0 21591 223521" draw:points="0,0 21591,0 21591,223521 0,22352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7.402cm" svg:height="0.395cm" svg:x="7.117cm" svg:y="0.21cm">
          <draw:text-box>
            <text:p text:style-name="P2"><text:span text:style-name="T1">Última modificación : 12 de noviembre de 2018 </text:span></text:p>
          </draw:text-box>
        </draw:frame>
        <draw:frame draw:style-name="gr6" draw:text-style-name="P7" draw:layer="layout" svg:width="2.449cm" svg:height="0.412cm" svg:x="2.54cm" svg:y="2.549cm">
          <draw:text-box>
            <text:p text:style-name="P2"><text:span text:style-name="T7">con minúscula.</text:span></text:p>
          </draw:text-box>
        </draw:frame>
        <draw:frame draw:style-name="gr6" draw:text-style-name="P7" draw:layer="layout" svg:width="13.24cm" svg:height="0.412cm" svg:x="5.219cm" svg:y="2.549cm">
          <draw:text-box>
            <text:p text:style-name="P2"><text:span text:style-name="T7">No temas a los nombres de las variables largos, con varias palabras y sintaxis de</text:span></text:p>
          </draw:text-box>
        </draw:frame>
        <draw:frame draw:style-name="gr6" draw:text-style-name="P7" draw:layer="layout" svg:width="0.369cm" svg:height="0.412cm" svg:x="3.137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063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692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856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17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47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417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57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6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72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12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39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56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06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2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84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5cm" svg:y="2.54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568cm" svg:height="0.412cm" svg:x="2.54cm" svg:y="2.999cm">
          <draw:text-box>
            <text:p text:style-name="P2"><text:span text:style-name="T7">camello. <text:s/></text:span></text:p>
          </draw:text-box>
        </draw:frame>
        <draw:polygon draw:style-name="gr7" draw:text-style-name="P8" draw:layer="layout" svg:width="0cm" svg:height="0cm" svg:x="0cm" svg:y="-139.7cm" svg:viewBox="0 0 0 0" draw:points="0,0">
          <text:p/>
        </draw:polygon>
        <draw:frame draw:style-name="gr6" draw:text-style-name="P7" draw:layer="layout" svg:width="6.78cm" svg:height="0.412cm" svg:x="2.54cm" svg:y="3.792cm">
          <draw:text-box>
            <text:p text:style-name="P2"><text:span text:style-name="T9">Piensa bien los nombres de las clases.</text:span></text:p>
          </draw:text-box>
        </draw:frame>
        <draw:frame draw:style-name="gr6" draw:text-style-name="P7" draw:layer="layout" svg:width="0.369cm" svg:height="0.492cm" svg:x="10.052cm" svg:y="3.728cm">
          <draw:text-box>
            <text:p text:style-name="P2"><text:span text:style-name="T11">​</text:span></text:p>
          </draw:text-box>
        </draw:frame>
        <draw:frame draw:style-name="gr6" draw:text-style-name="P7" draw:layer="layout" svg:width="7.796cm" svg:height="0.412cm" svg:x="10.052cm" svg:y="3.792cm">
          <draw:text-box>
            <text:p text:style-name="P2"><text:span text:style-name="T7">Estos siempre inician con mayúscula y singular.</text:span></text:p>
          </draw:text-box>
        </draw:frame>
        <draw:frame draw:style-name="gr6" draw:text-style-name="P7" draw:layer="layout" svg:width="0.472cm" svg:height="0.412cm" svg:x="18.545cm" svg:y="3.792cm">
          <draw:text-box>
            <text:p text:style-name="P2"><text:span text:style-name="T7">No</text:span></text:p>
          </draw:text-box>
        </draw:frame>
        <draw:frame draw:style-name="gr6" draw:text-style-name="P7" draw:layer="layout" svg:width="0.369cm" svg:height="0.412cm" svg:x="3.734cm" svg:y="3.79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4.677cm" svg:y="3.79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5.395cm" svg:y="3.79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141cm" svg:y="3.79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7.755cm" svg:y="3.79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8.452cm" svg:y="3.79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9.869cm" svg:y="3.792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369cm" svg:height="0.412cm" svg:x="10.978cm" svg:y="3.7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77cm" svg:y="3.7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09cm" svg:y="3.7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88cm" svg:y="3.7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41cm" svg:y="3.7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08cm" svg:y="3.7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39cm" svg:y="3.7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19cm" svg:y="3.7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186cm" svg:height="0.412cm" svg:x="2.54cm" svg:y="4.242cm">
          <draw:text-box>
            <text:p text:style-name="P2"><text:span text:style-name="T7">temas a los nombres de clase largos, con varias palabras y sintaxis de camello. Si se puede, que el</text:span></text:p>
          </draw:text-box>
        </draw:frame>
        <draw:frame draw:style-name="gr6" draw:text-style-name="P7" draw:layer="layout" svg:width="0.369cm" svg:height="0.412cm" svg:x="3.548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884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486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56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597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591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32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31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622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45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33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71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85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767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99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693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928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649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4cm" svg:y="4.2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038cm" svg:height="0.412cm" svg:x="2.54cm" svg:y="4.692cm">
          <draw:text-box>
            <text:p text:style-name="P2"><text:span text:style-name="T7">nombre de la subclase ayude a reconocer que es un caso particular de la superclase (por ejemplo,</text:span></text:p>
          </draw:text-box>
        </draw:frame>
        <draw:frame draw:style-name="gr6" draw:text-style-name="P7" draw:layer="layout" svg:width="0.369cm" svg:height="0.412cm" svg:x="3.796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337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54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345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83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18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94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41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62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03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14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966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81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72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65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27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29cm" svg:y="4.69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75cm" svg:height="0.412cm" svg:x="2.54cm" svg:y="5.142cm">
          <draw:text-box>
            <text:p text:style-name="P2"><text:span text:style-name="T7">agregando</text:span></text:p>
          </draw:text-box>
        </draw:frame>
        <draw:frame draw:style-name="gr6" draw:text-style-name="P7" draw:layer="layout" svg:width="1.098cm" svg:height="0.412cm" svg:x="4.652cm" svg:y="5.142cm">
          <draw:text-box>
            <text:p text:style-name="P2"><text:span text:style-name="T7">alguna</text:span></text:p>
          </draw:text-box>
        </draw:frame>
        <draw:frame draw:style-name="gr6" draw:text-style-name="P7" draw:layer="layout" svg:width="1.221cm" svg:height="0.412cm" svg:x="6.105cm" svg:y="5.142cm">
          <draw:text-box>
            <text:p text:style-name="P2"><text:span text:style-name="T7">palabra</text:span></text:p>
          </draw:text-box>
        </draw:frame>
        <draw:frame draw:style-name="gr6" draw:text-style-name="P7" draw:layer="layout" svg:width="0.369cm" svg:height="0.412cm" svg:x="7.681cm" svg:y="5.142cm">
          <draw:text-box>
            <text:p text:style-name="P2"><text:span text:style-name="T7">al</text:span></text:p>
          </draw:text-box>
        </draw:frame>
        <draw:frame draw:style-name="gr6" draw:text-style-name="P7" draw:layer="layout" svg:width="1.242cm" svg:height="0.412cm" svg:x="8.31cm" svg:y="5.142cm">
          <draw:text-box>
            <text:p text:style-name="P2"><text:span text:style-name="T7">nombre</text:span></text:p>
          </draw:text-box>
        </draw:frame>
        <draw:frame draw:style-name="gr6" draw:text-style-name="P7" draw:layer="layout" svg:width="0.408cm" svg:height="0.412cm" svg:x="9.907cm" svg:y="5.142cm">
          <draw:text-box>
            <text:p text:style-name="P2"><text:span text:style-name="T7">de</text:span></text:p>
          </draw:text-box>
        </draw:frame>
        <draw:frame draw:style-name="gr6" draw:text-style-name="P7" draw:layer="layout" svg:width="0.369cm" svg:height="0.412cm" svg:x="10.66cm" svg:y="5.142cm">
          <draw:text-box>
            <text:p text:style-name="P2"><text:span text:style-name="T7">la</text:span></text:p>
          </draw:text-box>
        </draw:frame>
        <draw:frame draw:style-name="gr6" draw:text-style-name="P7" draw:layer="layout" svg:width="1.78cm" svg:height="0.412cm" svg:x="11.262cm" svg:y="5.142cm">
          <draw:text-box>
            <text:p text:style-name="P2"><text:span text:style-name="T7">superclase</text:span></text:p>
          </draw:text-box>
        </draw:frame>
        <draw:frame draw:style-name="gr6" draw:text-style-name="P7" draw:layer="layout" svg:width="0.734cm" svg:height="0.412cm" svg:x="13.368cm" svg:y="5.142cm">
          <draw:text-box>
            <text:p text:style-name="P2"><text:span text:style-name="T7">para</text:span></text:p>
          </draw:text-box>
        </draw:frame>
        <draw:frame draw:style-name="gr6" draw:text-style-name="P7" draw:layer="layout" svg:width="0.997cm" svg:height="0.412cm" svg:x="14.423cm" svg:y="5.142cm">
          <draw:text-box>
            <text:p text:style-name="P2"><text:span text:style-name="T7">definir</text:span></text:p>
          </draw:text-box>
        </draw:frame>
        <draw:frame draw:style-name="gr6" draw:text-style-name="P7" draw:layer="layout" svg:width="0.408cm" svg:height="0.412cm" svg:x="15.746cm" svg:y="5.142cm">
          <draw:text-box>
            <text:p text:style-name="P2"><text:span text:style-name="T7">un</text:span></text:p>
          </draw:text-box>
        </draw:frame>
        <draw:frame draw:style-name="gr6" draw:text-style-name="P7" draw:layer="layout" svg:width="0.781cm" svg:height="0.412cm" svg:x="16.472cm" svg:y="5.142cm">
          <draw:text-box>
            <text:p text:style-name="P2"><text:span text:style-name="T7">caso</text:span></text:p>
          </draw:text-box>
        </draw:frame>
        <draw:frame draw:style-name="gr6" draw:text-style-name="P7" draw:layer="layout" svg:width="1.45cm" svg:height="0.412cm" svg:x="17.569cm" svg:y="5.142cm">
          <draw:text-box>
            <text:p text:style-name="P2"><text:span text:style-name="T7">especial:</text:span></text:p>
          </draw:text-box>
        </draw:frame>
        <draw:frame draw:style-name="gr6" draw:text-style-name="P7" draw:layer="layout" svg:width="0.369cm" svg:height="0.412cm" svg:x="4.311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764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341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969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66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19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48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53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09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32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58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55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31cm" svg:y="5.14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7.19cm" svg:height="0.412cm" svg:x="2.54cm" svg:y="5.591cm">
          <draw:text-box>
            <text:p text:style-name="P2"><text:span text:style-name="T7">EmpleadoDePlanta subclase de Empleado) </text:span></text:p>
          </draw:text-box>
        </draw:frame>
        <draw:frame draw:style-name="gr5" draw:text-style-name="P6" draw:layer="layout" svg:width="0.704cm" svg:height="0.788cm" svg:x="2.54cm" svg:y="6.161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7.118cm" svg:height="0.788cm" svg:x="2.54cm" svg:y="7.193cm">
          <draw:text-box>
            <text:p text:style-name="P2"><text:span text:style-name="T6">Algunas recetas útiles </text:span></text:p>
          </draw:text-box>
        </draw:frame>
        <draw:frame draw:style-name="gr6" draw:text-style-name="P7" draw:layer="layout" svg:width="1.162cm" svg:height="0.412cm" svg:x="2.54cm" svg:y="8.131cm">
          <draw:text-box>
            <text:p text:style-name="P2"><text:span text:style-name="T7">Para el</text:span></text:p>
          </draw:text-box>
        </draw:frame>
        <draw:frame draw:style-name="gr6" draw:text-style-name="P7" draw:layer="layout" svg:width="5.171cm" svg:height="0.412cm" svg:x="4.027cm" svg:y="8.131cm">
          <draw:text-box>
            <text:p text:style-name="P2"><text:span text:style-name="T7">manejo de fechas puede utilizar</text:span></text:p>
          </draw:text-box>
        </draw:frame>
        <draw:frame draw:style-name="gr6" draw:text-style-name="P7" draw:layer="layout" svg:width="2.225cm" svg:height="0.412cm" svg:x="9.809cm" svg:y="8.131cm">
          <draw:text-box>
            <text:p text:style-name="P2"><text:span text:style-name="T7">la clase Date.</text:span></text:p>
          </draw:text-box>
        </draw:frame>
        <draw:frame draw:style-name="gr6" draw:text-style-name="P7" draw:layer="layout" svg:width="1.691cm" svg:height="0.412cm" svg:x="12.393cm" svg:y="8.131cm">
          <draw:text-box>
            <text:p text:style-name="P2"><text:span text:style-name="T7">La misma,</text:span></text:p>
          </draw:text-box>
        </draw:frame>
        <draw:frame draw:style-name="gr6" draw:text-style-name="P7" draw:layer="layout" svg:width="4.443cm" svg:height="0.412cm" svg:x="14.362cm" svg:y="8.131cm">
          <draw:text-box>
            <text:p text:style-name="P2"><text:span text:style-name="T7">devuelve una instancia que</text:span></text:p>
          </draw:text-box>
        </draw:frame>
        <draw:frame draw:style-name="gr6" draw:text-style-name="P7" draw:layer="layout" svg:width="0.369cm" svg:height="0.412cm" svg:x="3.322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819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242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63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62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74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626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97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43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11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05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8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44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644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88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88cm" svg:y="8.1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0.818cm" svg:height="0.412cm" svg:x="2.54cm" svg:y="8.581cm">
          <draw:text-box>
            <text:p text:style-name="P2"><text:span text:style-name="T7">representa al día actual si se le envía el mensaje de clase #today: </text:span></text:p>
          </draw:text-box>
        </draw:frame>
        <draw:frame draw:style-name="gr6" draw:text-style-name="P7" draw:layer="layout" svg:width="0.369cm" svg:height="0.412cm" svg:x="2.54cm" svg:y="9.03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44cm" svg:height="0.369cm" svg:x="2.54cm" svg:y="9.541cm">
          <draw:text-box>
            <text:p text:style-name="P2"><text:span text:style-name="T16">Date today <text:s/></text:span></text:p>
          </draw:text-box>
        </draw:frame>
        <draw:frame draw:style-name="gr6" draw:text-style-name="P7" draw:layer="layout" svg:width="11.572cm" svg:height="0.412cm" svg:x="2.54cm" svg:y="9.931cm">
          <draw:text-box>
            <text:p text:style-name="P2"><text:span text:style-name="T7">“</text:span><text:span text:style-name="T7">Devuelve una instancia de Date para la fecha 8 de Octubre del 2018”. </text:span></text:p>
          </draw:text-box>
        </draw:frame>
        <draw:frame draw:style-name="gr6" draw:text-style-name="P7" draw:layer="layout" svg:width="0.369cm" svg:height="0.412cm" svg:x="2.54cm" svg:y="10.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3.824cm" svg:height="0.412cm" svg:x="2.54cm" svg:y="10.83cm">
          <draw:text-box>
            <text:p text:style-name="P2"><text:span text:style-name="T7">Si desea comparar dos fechas, simplemente puede usar el mensaje de instancia #= <text:s/></text:span></text:p>
          </draw:text-box>
        </draw:frame>
        <draw:frame draw:style-name="gr6" draw:text-style-name="P7" draw:layer="layout" svg:width="4.472cm" svg:height="0.369cm" svg:x="2.54cm" svg:y="11.34cm">
          <draw:text-box>
            <text:p text:style-name="P2"><text:span text:style-name="T16">unaFecha = Date today </text:span></text:p>
          </draw:text-box>
        </draw:frame>
        <draw:frame draw:style-name="gr6" draw:text-style-name="P7" draw:layer="layout" svg:width="0.369cm" svg:height="0.412cm" svg:x="2.54cm" svg:y="11.7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75cm" svg:height="0.412cm" svg:x="2.54cm" svg:y="12.18cm">
          <draw:text-box>
            <text:p text:style-name="P2"><text:span text:style-name="T7">“</text:span><text:span text:style-name="T7">Esta sentencia da como resultado true si</text:span></text:p>
          </draw:text-box>
        </draw:frame>
        <draw:frame draw:style-name="gr6" draw:text-style-name="P7" draw:layer="layout" svg:width="9.328cm" svg:height="0.412cm" svg:x="9.64cm" svg:y="12.18cm">
          <draw:text-box>
            <text:p text:style-name="P2"><text:span text:style-name="T7">unaFecha es una instancia de Date que representa al día</text:span></text:p>
          </draw:text-box>
        </draw:frame>
        <draw:frame draw:style-name="gr6" draw:text-style-name="P7" draw:layer="layout" svg:width="0.369cm" svg:height="0.412cm" svg:x="3.404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19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66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695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48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115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11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88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08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528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093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07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93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213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86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77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5cm" svg:y="12.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429cm" svg:height="0.412cm" svg:x="2.54cm" svg:y="12.629cm">
          <draw:text-box>
            <text:p text:style-name="P2"><text:span text:style-name="T7">de hoy”. </text:span></text:p>
          </draw:text-box>
        </draw:frame>
        <draw:frame draw:style-name="gr6" draw:text-style-name="P7" draw:layer="layout" svg:width="0.369cm" svg:height="0.412cm" svg:x="2.54cm" svg:y="13.0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2.224cm" svg:height="0.412cm" svg:x="2.54cm" svg:y="13.529cm">
          <draw:text-box>
            <text:p text:style-name="P2"><text:span text:style-name="T7">Para construir una fecha específica, el mensaje #fromString puede ser útil: </text:span></text:p>
          </draw:text-box>
        </draw:frame>
        <draw:frame draw:style-name="gr6" draw:text-style-name="P7" draw:layer="layout" svg:width="0.369cm" svg:height="0.412cm" svg:x="2.54cm" svg:y="13.97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895cm" svg:height="0.369cm" svg:x="2.54cm" svg:y="14.489cm">
          <draw:text-box>
            <text:p text:style-name="P2"><text:span text:style-name="T16">Date fromString: '1/1/2019'. </text:span></text:p>
          </draw:text-box>
        </draw:frame>
        <draw:frame draw:style-name="gr6" draw:text-style-name="P7" draw:layer="layout" svg:width="0.369cm" svg:height="0.412cm" svg:x="2.54cm" svg:y="14.87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4.518cm" svg:height="0.412cm" svg:x="2.54cm" svg:y="15.328cm">
          <draw:text-box>
            <text:p text:style-name="P2"><text:span text:style-name="T7">“</text:span><text:span text:style-name="T7">Esta sentencia da como resultado la fecha que representa al primero de enero de 2019” </text:span></text:p>
          </draw:text-box>
        </draw:frame>
        <draw:frame draw:style-name="gr8" draw:text-style-name="P10" draw:layer="layout" svg:width="0.317cm" svg:height="0.357cm" svg:x="2.54cm" svg:y="15.799cm">
          <draw:text-box>
            <text:p text:style-name="P2"><text:span text:style-name="T17"><text:s/></text:span></text:p>
          </draw:text-box>
        </draw:frame>
        <draw:frame draw:style-name="gr9" draw:text-style-name="P11" draw:layer="layout" svg:width="4.896cm" svg:height="0.628cm" svg:x="2.54cm" svg:y="16.793cm">
          <draw:text-box>
            <text:p text:style-name="P2"><text:span text:style-name="T18">Sobre Colecciones </text:span></text:p>
          </draw:text-box>
        </draw:frame>
        <draw:frame draw:style-name="gr6" draw:text-style-name="P7" draw:layer="layout" svg:width="7.762cm" svg:height="0.412cm" svg:x="2.54cm" svg:y="17.683cm">
          <draw:text-box>
            <text:p text:style-name="P2"><text:span text:style-name="T7">Tenga en cuenta también los mensajes #select:</text:span></text:p>
          </draw:text-box>
        </draw:frame>
        <draw:frame draw:style-name="gr6" draw:text-style-name="P7" draw:layer="layout" svg:width="1.594cm" svg:height="0.412cm" svg:x="10.962cm" svg:y="17.683cm">
          <draw:text-box>
            <text:p text:style-name="P2"><text:span text:style-name="T7">y #reject:,</text:span></text:p>
          </draw:text-box>
        </draw:frame>
        <draw:frame draw:style-name="gr6" draw:text-style-name="P7" draw:layer="layout" svg:width="1.103cm" svg:height="0.412cm" svg:x="12.931cm" svg:y="17.683cm">
          <draw:text-box>
            <text:p text:style-name="P2"><text:span text:style-name="T7">#sum:,</text:span></text:p>
          </draw:text-box>
        </draw:frame>
        <draw:frame draw:style-name="gr6" draw:text-style-name="P7" draw:layer="layout" svg:width="1.348cm" svg:height="0.412cm" svg:x="14.198cm" svg:y="17.683cm">
          <draw:text-box>
            <text:p text:style-name="P2"><text:span text:style-name="T7">#collect:</text:span></text:p>
          </draw:text-box>
        </draw:frame>
        <draw:frame draw:style-name="gr6" draw:text-style-name="P7" draw:layer="layout" svg:width="0.369cm" svg:height="0.412cm" svg:x="15.713cm" svg:y="17.683cm">
          <draw:text-box>
            <text:p text:style-name="P2"><text:span text:style-name="T7">,</text:span></text:p>
          </draw:text-box>
        </draw:frame>
        <draw:frame draw:style-name="gr6" draw:text-style-name="P7" draw:layer="layout" svg:width="0.819cm" svg:height="0.412cm" svg:x="15.971cm" svg:y="17.683cm">
          <draw:text-box>
            <text:p text:style-name="P2"><text:span text:style-name="T7">#sort</text:span></text:p>
          </draw:text-box>
        </draw:frame>
        <draw:frame draw:style-name="gr6" draw:text-style-name="P7" draw:layer="layout" svg:width="1.31cm" svg:height="0.412cm" svg:x="16.95cm" svg:y="17.683cm">
          <draw:text-box>
            <text:p text:style-name="P2"><text:span text:style-name="T7">y #sort:,</text:span></text:p>
          </draw:text-box>
        </draw:frame>
        <draw:frame draw:style-name="gr6" draw:text-style-name="P7" draw:layer="layout" svg:width="0.612cm" svg:height="0.412cm" svg:x="18.475cm" svg:y="17.683cm">
          <draw:text-box>
            <text:p text:style-name="P2"><text:span text:style-name="T7">que</text:span></text:p>
          </draw:text-box>
        </draw:frame>
        <draw:frame draw:style-name="gr6" draw:text-style-name="P7" draw:layer="layout" svg:width="0.369cm" svg:height="0.412cm" svg:x="3.59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184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478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978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633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74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06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46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2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043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57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15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94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35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32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3cm" svg:y="17.683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75cm" svg:height="0.412cm" svg:x="2.54cm" svg:y="18.133cm">
          <draw:text-box>
            <text:p text:style-name="P2"><text:span text:style-name="T7">entienden las instancias de colecciones. <text:s/></text:span></text:p>
          </draw:text-box>
        </draw:frame>
        <draw:frame draw:style-name="gr6" draw:text-style-name="P7" draw:layer="layout" svg:width="0.369cm" svg:height="0.412cm" svg:x="2.54cm" svg:y="18.58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19.032cm">
          <draw:text-box>
            <text:p text:style-name="P2"><text:span text:style-name="T7">El</text:span></text:p>
          </draw:text-box>
        </draw:frame>
        <draw:frame draw:style-name="gr6" draw:text-style-name="P7" draw:layer="layout" svg:width="2.754cm" svg:height="0.412cm" svg:x="3.025cm" svg:y="19.032cm">
          <draw:text-box>
            <text:p text:style-name="P2"><text:span text:style-name="T7">mensaje #select:</text:span></text:p>
          </draw:text-box>
        </draw:frame>
        <draw:frame draw:style-name="gr6" draw:text-style-name="P7" draw:layer="layout" svg:width="12.626cm" svg:height="0.412cm" svg:x="6.012cm" svg:y="19.032cm">
          <draw:text-box>
            <text:p text:style-name="P2"><text:span text:style-name="T7">permite obtener los objetos de una colección que cumplen con una condición.</text:span></text:p>
          </draw:text-box>
        </draw:frame>
        <draw:frame draw:style-name="gr6" draw:text-style-name="P7" draw:layer="layout" svg:width="0.369cm" svg:height="0.412cm" svg:x="2.869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425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57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47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659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62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85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26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873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546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93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822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48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95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3cm" svg:y="19.03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482cm" svg:height="0.412cm" svg:x="2.54cm" svg:y="19.482cm">
          <draw:text-box>
            <text:p text:style-name="P2"><text:span text:style-name="T7">Supongamos que la colección &lt;coleccionDeFechas&gt; contiene instancias de la clase Date, entonces: </text:span></text:p>
          </draw:text-box>
        </draw:frame>
        <draw:frame draw:style-name="gr6" draw:text-style-name="P7" draw:layer="layout" svg:width="0.369cm" svg:height="0.412cm" svg:x="2.54cm" svg:y="19.932cm">
          <draw:text-box>
            <text:p text:style-name="P2"><text:span text:style-name="T7"><text:s/></text:span></text:p>
          </draw:text-box>
        </draw:frame>
        <draw:frame draw:style-name="gr8" draw:text-style-name="P10" draw:layer="layout" svg:width="8.168cm" svg:height="0.357cm" svg:x="2.54cm" svg:y="20.403cm">
          <draw:text-box>
            <text:p text:style-name="P2"><text:span text:style-name="T17">coleccionDeFechas select: [ :fecha | fecha &lt; Date today ] </text:span></text:p>
          </draw:text-box>
        </draw:frame>
        <draw:frame draw:style-name="gr8" draw:text-style-name="P10" draw:layer="layout" svg:width="0.317cm" svg:height="0.357cm" svg:x="2.54cm" svg:y="20.773cm">
          <draw:text-box>
            <text:p text:style-name="P2"><text:span text:style-name="T19"><text:s/></text:span></text:p>
          </draw:text-box>
        </draw:frame>
        <draw:frame draw:style-name="gr6" draw:text-style-name="P7" draw:layer="layout" svg:width="16.152cm" svg:height="0.412cm" svg:x="2.54cm" svg:y="21.122cm">
          <draw:text-box>
            <text:p text:style-name="P2"><text:span text:style-name="T7">retornaría una colección de las fechas contenidas en &lt;coleccionDeFechas&gt; que sean menores a la</text:span></text:p>
          </draw:text-box>
        </draw:frame>
        <draw:frame draw:style-name="gr6" draw:text-style-name="P7" draw:layer="layout" svg:width="0.369cm" svg:height="0.412cm" svg:x="4.146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93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566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07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09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3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5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92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85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932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38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382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69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81cm" svg:y="21.1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203cm" svg:height="0.412cm" svg:x="2.54cm" svg:y="21.572cm">
          <draw:text-box>
            <text:p text:style-name="P2"><text:span text:style-name="T7">fecha de hoy.</text:span></text:p>
          </draw:text-box>
        </draw:frame>
        <draw:frame draw:style-name="gr6" draw:text-style-name="P7" draw:layer="layout" svg:width="0.369cm" svg:height="0.412cm" svg:x="5.21cm" svg:y="21.572cm">
          <draw:text-box>
            <text:p text:style-name="P2"><text:span text:style-name="T7">Si</text:span></text:p>
          </draw:text-box>
        </draw:frame>
        <draw:frame draw:style-name="gr6" draw:text-style-name="P7" draw:layer="layout" svg:width="1.391cm" svg:height="0.412cm" svg:x="5.748cm" svg:y="21.572cm">
          <draw:text-box>
            <text:p text:style-name="P2"><text:span text:style-name="T7">usamos,</text:span></text:p>
          </draw:text-box>
        </draw:frame>
        <draw:frame draw:style-name="gr6" draw:text-style-name="P7" draw:layer="layout" svg:width="3.909cm" svg:height="0.412cm" svg:x="7.356cm" svg:y="21.572cm">
          <draw:text-box>
            <text:p text:style-name="P2"><text:span text:style-name="T7">en la sentencia anterior,</text:span></text:p>
          </draw:text-box>
        </draw:frame>
        <draw:frame draw:style-name="gr6" draw:text-style-name="P7" draw:layer="layout" svg:width="0.369cm" svg:height="0.412cm" svg:x="11.834cm" svg:y="21.572cm">
          <draw:text-box>
            <text:p text:style-name="P2"><text:span text:style-name="T7">el</text:span></text:p>
          </draw:text-box>
        </draw:frame>
        <draw:frame draw:style-name="gr6" draw:text-style-name="P7" draw:layer="layout" svg:width="2.69cm" svg:height="0.412cm" svg:x="12.331cm" svg:y="21.572cm">
          <draw:text-box>
            <text:p text:style-name="P2"><text:span text:style-name="T7">mensaje #reject:</text:span></text:p>
          </draw:text-box>
        </draw:frame>
        <draw:frame draw:style-name="gr6" draw:text-style-name="P7" draw:layer="layout" svg:width="1.323cm" svg:height="0.412cm" svg:x="15.362cm" svg:y="21.572cm">
          <draw:text-box>
            <text:p text:style-name="P2"><text:span text:style-name="T7">en lugar</text:span></text:p>
          </draw:text-box>
        </draw:frame>
        <draw:frame draw:style-name="gr6" draw:text-style-name="P7" draw:layer="layout" svg:width="0.489cm" svg:height="0.412cm" svg:x="17.015cm" svg:y="21.572cm">
          <draw:text-box>
            <text:p text:style-name="P2"><text:span text:style-name="T7">del</text:span></text:p>
          </draw:text-box>
        </draw:frame>
        <draw:frame draw:style-name="gr6" draw:text-style-name="P7" draw:layer="layout" svg:width="1.369cm" svg:height="0.412cm" svg:x="17.717cm" svg:y="21.572cm">
          <draw:text-box>
            <text:p text:style-name="P2"><text:span text:style-name="T7">#select:,</text:span></text:p>
          </draw:text-box>
        </draw:frame>
        <draw:frame draw:style-name="gr6" draw:text-style-name="P7" draw:layer="layout" svg:width="0.369cm" svg:height="0.412cm" svg:x="3.446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093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001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539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47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68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265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58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626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122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31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54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774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06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09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7cm" svg:y="21.5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3.269cm" svg:height="0.412cm" svg:x="2.54cm" svg:y="22.022cm">
          <draw:text-box>
            <text:p text:style-name="P2"><text:span text:style-name="T7">obtendríamos una colección de las fechas mayores (o iguales) a la fecha de hoy. </text:span></text:p>
          </draw:text-box>
        </draw:frame>
        <draw:frame draw:style-name="gr6" draw:text-style-name="P7" draw:layer="layout" svg:width="0.369cm" svg:height="0.412cm" svg:x="2.54cm" svg:y="22.47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355cm" svg:height="0.412cm" svg:x="2.54cm" svg:y="22.922cm">
          <draw:text-box>
            <text:p text:style-name="P2"><text:span text:style-name="T7">Por otro lado, el mensaje #sumNumbers: nos permite hacer una sumatoria de los objetos contenidos</text:span></text:p>
          </draw:text-box>
        </draw:frame>
        <draw:frame draw:style-name="gr6" draw:text-style-name="P7" draw:layer="layout" svg:width="0.369cm" svg:height="0.412cm" svg:x="3.116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884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89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18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683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96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96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34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63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84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13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27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903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4cm" svg:y="22.922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5.924cm" svg:height="0.412cm" svg:x="2.54cm" svg:y="23.371cm">
          <draw:text-box>
            <text:p text:style-name="P2"><text:span text:style-name="T7">en una colección, o bien de lo que devuelve algún mensaje enviado a estos objetos. Supongamos</text:span></text:p>
          </draw:text-box>
        </draw:frame>
        <draw:frame draw:style-name="gr6" draw:text-style-name="P7" draw:layer="layout" svg:width="0.369cm" svg:height="0.412cm" svg:x="2.952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699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475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1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639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31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727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74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086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21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5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077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412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799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85cm" svg:y="23.37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139cm" svg:height="0.412cm" svg:x="2.54cm" svg:y="23.821cm">
          <draw:text-box>
            <text:p text:style-name="P2"><text:span text:style-name="T7">que &lt;coleccionDeCajasDeAhorro&gt; contiene varias instancias de la clase CajaDeAhorro, entonces: </text:span></text:p>
          </draw:text-box>
        </draw:frame>
        <draw:frame draw:style-name="gr6" draw:text-style-name="P7" draw:layer="layout" svg:width="0.369cm" svg:height="0.412cm" svg:x="2.54cm" svg:y="24.271cm">
          <draw:text-box>
            <text:p text:style-name="P2"><text:span text:style-name="T7"><text:s/></text:span></text:p>
          </draw:text-box>
        </draw:frame>
        <draw:frame draw:style-name="gr8" draw:text-style-name="P10" draw:layer="layout" svg:width="8.909cm" svg:height="0.357cm" svg:x="2.54cm" svg:y="24.742cm">
          <draw:text-box>
            <text:p text:style-name="P2"><text:span text:style-name="T17">coleccionDeCajasDeAhorro sumNumbers: [ :caja | caja saldo ]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23.52cm" svg:x="0cm" svg:y="-167.64cm" svg:viewBox="0 0 21591 223521" draw:points="0,0 21591,0 21591,223521 0,22352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7.402cm" svg:height="0.395cm" svg:x="7.117cm" svg:y="0.21cm">
          <draw:text-box>
            <text:p text:style-name="P2"><text:span text:style-name="T1">Última modificación : 12 de noviembre de 2018 </text:span></text:p>
          </draw:text-box>
        </draw:frame>
        <draw:frame draw:style-name="gr8" draw:text-style-name="P10" draw:layer="layout" svg:width="0.317cm" svg:height="0.357cm" svg:x="2.54cm" svg:y="2.57cm">
          <draw:text-box>
            <text:p text:style-name="P2"><text:span text:style-name="T19"><text:s/></text:span></text:p>
          </draw:text-box>
        </draw:frame>
        <draw:frame draw:style-name="gr6" draw:text-style-name="P7" draw:layer="layout" svg:width="12.655cm" svg:height="0.412cm" svg:x="2.54cm" svg:y="2.919cm">
          <draw:text-box>
            <text:p text:style-name="P2"><text:span text:style-name="T7">retornaría la suma de todos los saldos de las cajas de ahorro de la colección. </text:span></text:p>
          </draw:text-box>
        </draw:frame>
        <draw:frame draw:style-name="gr6" draw:text-style-name="P7" draw:layer="layout" svg:width="0.369cm" svg:height="0.412cm" svg:x="2.54cm" svg:y="3.3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3.819cm">
          <draw:text-box>
            <text:p text:style-name="P2"><text:span text:style-name="T7">El</text:span></text:p>
          </draw:text-box>
        </draw:frame>
        <draw:frame draw:style-name="gr6" draw:text-style-name="P7" draw:layer="layout" svg:width="15.843cm" svg:height="0.412cm" svg:x="2.998cm" svg:y="3.819cm">
          <draw:text-box>
            <text:p text:style-name="P2"><text:span text:style-name="T7">mensaje #collect: permite aplicar un bloque a una colección y retornar otra con la misma cantidad</text:span></text:p>
          </draw:text-box>
        </draw:frame>
        <draw:frame draw:style-name="gr6" draw:text-style-name="P7" draw:layer="layout" svg:width="0.369cm" svg:height="0.412cm" svg:x="2.869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398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86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25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47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85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2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509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29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76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163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563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04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004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394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87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1cm" svg:y="3.81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322cm" svg:height="0.412cm" svg:x="2.54cm" svg:y="4.269cm">
          <draw:text-box>
            <text:p text:style-name="P2"><text:span text:style-name="T7">de elementos pero donde cada uno es el resultado de aplicar el bloque al de la colección que recibió</text:span></text:p>
          </draw:text-box>
        </draw:frame>
        <draw:frame draw:style-name="gr6" draw:text-style-name="P7" draw:layer="layout" svg:width="0.369cm" svg:height="0.412cm" svg:x="2.952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9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634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766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672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93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86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77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03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18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612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03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18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08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23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14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6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81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75cm" svg:y="4.26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4.718cm">
          <draw:text-box>
            <text:p text:style-name="P2"><text:span text:style-name="T7">el</text:span></text:p>
          </draw:text-box>
        </draw:frame>
        <draw:frame draw:style-name="gr6" draw:text-style-name="P7" draw:layer="layout" svg:width="15.767cm" svg:height="0.412cm" svg:x="2.957cm" svg:y="4.718cm">
          <draw:text-box>
            <text:p text:style-name="P2"><text:span text:style-name="T7">#collect: Por ejemplo, supongamos que &lt;coleccionDeCajasDeAhorro&gt; contiene varias instancias</text:span></text:p>
          </draw:text-box>
        </draw:frame>
        <draw:frame draw:style-name="gr6" draw:text-style-name="P7" draw:layer="layout" svg:width="0.369cm" svg:height="0.412cm" svg:x="2.828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316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021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551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547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59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89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06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82cm" svg:y="4.71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08cm" svg:height="0.412cm" svg:x="2.54cm" svg:y="5.168cm">
          <draw:text-box>
            <text:p text:style-name="P2"><text:span text:style-name="T7">de</text:span></text:p>
          </draw:text-box>
        </draw:frame>
        <draw:frame draw:style-name="gr6" draw:text-style-name="P7" draw:layer="layout" svg:width="0.369cm" svg:height="0.412cm" svg:x="3.24cm" svg:y="5.168cm">
          <draw:text-box>
            <text:p text:style-name="P2"><text:span text:style-name="T7">la</text:span></text:p>
          </draw:text-box>
        </draw:frame>
        <draw:frame draw:style-name="gr6" draw:text-style-name="P7" draw:layer="layout" svg:width="0.861cm" svg:height="0.412cm" svg:x="3.816cm" svg:y="5.168cm">
          <draw:text-box>
            <text:p text:style-name="P2"><text:span text:style-name="T7">clase</text:span></text:p>
          </draw:text-box>
        </draw:frame>
        <draw:frame draw:style-name="gr6" draw:text-style-name="P7" draw:layer="layout" svg:width="2.428cm" svg:height="0.412cm" svg:x="4.968cm" svg:y="5.168cm">
          <draw:text-box>
            <text:p text:style-name="P2"><text:span text:style-name="T7">CajaDeAhorro,</text:span></text:p>
          </draw:text-box>
        </draw:frame>
        <draw:frame draw:style-name="gr6" draw:text-style-name="P7" draw:layer="layout" svg:width="0.369cm" svg:height="0.412cm" svg:x="7.706cm" svg:y="5.168cm">
          <draw:text-box>
            <text:p text:style-name="P2"><text:span text:style-name="T7">y</text:span></text:p>
          </draw:text-box>
        </draw:frame>
        <draw:frame draw:style-name="gr6" draw:text-style-name="P7" draw:layer="layout" svg:width="5.687cm" svg:height="0.412cm" svg:x="8.179cm" svg:y="5.168cm">
          <draw:text-box>
            <text:p text:style-name="P2"><text:span text:style-name="T7">una CajaDeAhorro sabe responder</text:span></text:p>
          </draw:text-box>
        </draw:frame>
        <draw:frame draw:style-name="gr6" draw:text-style-name="P7" draw:layer="layout" svg:width="0.777cm" svg:height="0.412cm" svg:x="14.66cm" svg:y="5.168cm">
          <draw:text-box>
            <text:p text:style-name="P2"><text:span text:style-name="T7">a los</text:span></text:p>
          </draw:text-box>
        </draw:frame>
        <draw:frame draw:style-name="gr6" draw:text-style-name="P7" draw:layer="layout" svg:width="1.573cm" svg:height="0.412cm" svg:x="15.862cm" svg:y="5.168cm">
          <draw:text-box>
            <text:p text:style-name="P2"><text:span text:style-name="T7">mensajes</text:span></text:p>
          </draw:text-box>
        </draw:frame>
        <draw:frame draw:style-name="gr6" draw:text-style-name="P7" draw:layer="layout" svg:width="1.365cm" svg:height="0.412cm" svg:x="17.709cm" svg:y="5.168cm">
          <draw:text-box>
            <text:p text:style-name="P2"><text:span text:style-name="T7">#cliente,</text:span></text:p>
          </draw:text-box>
        </draw:frame>
        <draw:frame draw:style-name="gr6" draw:text-style-name="P7" draw:layer="layout" svg:width="0.369cm" svg:height="0.412cm" svg:x="2.952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528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68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18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91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797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05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7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399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66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601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448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88cm" svg:y="5.16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8.177cm" svg:height="0.412cm" svg:x="2.54cm" svg:y="5.618cm">
          <draw:text-box>
            <text:p text:style-name="P2"><text:span text:style-name="T7">#fechaDeLaUltimaExtraccion, #saldo, entre otros. </text:span></text:p>
          </draw:text-box>
        </draw:frame>
        <draw:frame draw:style-name="gr6" draw:text-style-name="P7" draw:layer="layout" svg:width="0.369cm" svg:height="0.412cm" svg:x="2.54cm" svg:y="6.068cm">
          <draw:text-box>
            <text:p text:style-name="P2"><text:span text:style-name="T7"><text:s text:c="2"/></text:span></text:p>
          </draw:text-box>
        </draw:frame>
        <draw:frame draw:style-name="gr8" draw:text-style-name="P10" draw:layer="layout" svg:width="7.927cm" svg:height="0.357cm" svg:x="2.54cm" svg:y="6.539cm">
          <draw:text-box>
            <text:p text:style-name="P2"><text:span text:style-name="T17">coleccionDeCajasDeAhorro collect: [ :caja | caja saldo ].</text:span></text:p>
          </draw:text-box>
        </draw:frame>
        <draw:frame draw:style-name="gr6" draw:text-style-name="P7" draw:layer="layout" svg:width="0.369cm" svg:height="0.412cm" svg:x="11.511cm" svg:y="6.49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6.88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59cm" svg:height="0.412cm" svg:x="2.54cm" svg:y="7.338cm">
          <draw:text-box>
            <text:p text:style-name="P2"><text:span text:style-name="T7">retornaría</text:span></text:p>
          </draw:text-box>
        </draw:frame>
        <draw:frame draw:style-name="gr6" draw:text-style-name="P7" draw:layer="layout" svg:width="0.612cm" svg:height="0.412cm" svg:x="4.434cm" svg:y="7.338cm">
          <draw:text-box>
            <text:p text:style-name="P2"><text:span text:style-name="T7">una</text:span></text:p>
          </draw:text-box>
        </draw:frame>
        <draw:frame draw:style-name="gr6" draw:text-style-name="P7" draw:layer="layout" svg:width="1.001cm" svg:height="0.412cm" svg:x="5.339cm" svg:y="7.338cm">
          <draw:text-box>
            <text:p text:style-name="P2"><text:span text:style-name="T7">nueva</text:span></text:p>
          </draw:text-box>
        </draw:frame>
        <draw:frame draw:style-name="gr6" draw:text-style-name="P7" draw:layer="layout" svg:width="1.636cm" svg:height="0.412cm" svg:x="6.636cm" svg:y="7.338cm">
          <draw:text-box>
            <text:p text:style-name="P2"><text:span text:style-name="T7">colección,</text:span></text:p>
          </draw:text-box>
        </draw:frame>
        <draw:frame draw:style-name="gr6" draw:text-style-name="P7" draw:layer="layout" svg:width="0.595cm" svg:height="0.412cm" svg:x="8.571cm" svg:y="7.338cm">
          <draw:text-box>
            <text:p text:style-name="P2"><text:span text:style-name="T7">con</text:span></text:p>
          </draw:text-box>
        </draw:frame>
        <draw:frame draw:style-name="gr6" draw:text-style-name="P7" draw:layer="layout" svg:width="0.472cm" svg:height="0.412cm" svg:x="9.456cm" svg:y="7.338cm">
          <draw:text-box>
            <text:p text:style-name="P2"><text:span text:style-name="T7">los</text:span></text:p>
          </draw:text-box>
        </draw:frame>
        <draw:frame draw:style-name="gr6" draw:text-style-name="P7" draw:layer="layout" svg:width="1.065cm" svg:height="0.412cm" svg:x="10.191cm" svg:y="7.338cm">
          <draw:text-box>
            <text:p text:style-name="P2"><text:span text:style-name="T7">saldos</text:span></text:p>
          </draw:text-box>
        </draw:frame>
        <draw:frame draw:style-name="gr6" draw:text-style-name="P7" draw:layer="layout" svg:width="3.097cm" svg:height="0.412cm" svg:x="11.523cm" svg:y="7.338cm">
          <draw:text-box>
            <text:p text:style-name="P2"><text:span text:style-name="T7">de cada una de las</text:span></text:p>
          </draw:text-box>
        </draw:frame>
        <draw:frame draw:style-name="gr6" draw:text-style-name="P7" draw:layer="layout" svg:width="0.861cm" svg:height="0.412cm" svg:x="15.548cm" svg:y="7.338cm">
          <draw:text-box>
            <text:p text:style-name="P2"><text:span text:style-name="T7">cajas</text:span></text:p>
          </draw:text-box>
        </draw:frame>
        <draw:frame draw:style-name="gr6" draw:text-style-name="P7" draw:layer="layout" svg:width="2.076cm" svg:height="0.412cm" svg:x="16.674cm" svg:y="7.338cm">
          <draw:text-box>
            <text:p text:style-name="P2"><text:span text:style-name="T7">de ahorro de</text:span></text:p>
          </draw:text-box>
        </draw:frame>
        <draw:frame draw:style-name="gr6" draw:text-style-name="P7" draw:layer="layout" svg:width="0.369cm" svg:height="0.412cm" svg:x="4.146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051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348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284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168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93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262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35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999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879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552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87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13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086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18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1cm" svg:y="7.3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718cm" svg:height="0.412cm" svg:x="2.54cm" svg:y="7.787cm">
          <draw:text-box>
            <text:p text:style-name="P2"><text:span text:style-name="T7">coleccionDeCajasDeAhorro. </text:span></text:p>
          </draw:text-box>
        </draw:frame>
        <draw:frame draw:style-name="gr6" draw:text-style-name="P7" draw:layer="layout" svg:width="0.369cm" svg:height="0.412cm" svg:x="2.54cm" svg:y="8.237cm">
          <draw:text-box>
            <text:p text:style-name="P2"><text:span text:style-name="T7"><text:s/></text:span></text:p>
          </draw:text-box>
        </draw:frame>
        <draw:frame draw:style-name="gr8" draw:text-style-name="P10" draw:layer="layout" svg:width="11.102cm" svg:height="0.357cm" svg:x="2.54cm" svg:y="8.708cm">
          <draw:text-box>
            <text:p text:style-name="P2"><text:span text:style-name="T17">coleccionDeCajasDeAhorro collect: [ :caja | caja fechaDeLaUltimaExtraccion ].</text:span></text:p>
          </draw:text-box>
        </draw:frame>
        <draw:frame draw:style-name="gr6" draw:text-style-name="P7" draw:layer="layout" svg:width="0.369cm" svg:height="0.412cm" svg:x="14.985cm" svg:y="8.661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9.0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cm" svg:height="0.412cm" svg:x="2.54cm" svg:y="9.507cm">
          <draw:text-box>
            <text:p text:style-name="P2"><text:span text:style-name="T7">retornaría una nueva colección, con las fechas de la última extracción de cada una de las cajas de</text:span></text:p>
          </draw:text-box>
        </draw:frame>
        <draw:frame draw:style-name="gr6" draw:text-style-name="P7" draw:layer="layout" svg:width="0.369cm" svg:height="0.412cm" svg:x="4.146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893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031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07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33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136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56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97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14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32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49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9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722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69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01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613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8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4cm" svg:y="9.50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6.386cm" svg:height="0.412cm" svg:x="2.54cm" svg:y="9.957cm">
          <draw:text-box>
            <text:p text:style-name="P2"><text:span text:style-name="T7">ahorro de coleccionDeCajasDeAhorro. </text:span></text:p>
          </draw:text-box>
        </draw:frame>
        <draw:frame draw:style-name="gr8" draw:text-style-name="P10" draw:layer="layout" svg:width="8.088cm" svg:height="0.357cm" svg:x="2.54cm" svg:y="10.428cm">
          <draw:text-box>
            <text:p text:style-name="P2"><text:span text:style-name="T17">coleccionDeCajasDeAhorro collect: [ :caja | caja cliente ].</text:span></text:p>
          </draw:text-box>
        </draw:frame>
        <draw:frame draw:style-name="gr6" draw:text-style-name="P7" draw:layer="layout" svg:width="0.369cm" svg:height="0.412cm" svg:x="11.728cm" svg:y="10.38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10.77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137cm" svg:height="0.412cm" svg:x="2.54cm" svg:y="11.227cm">
          <draw:text-box>
            <text:p text:style-name="P2"><text:span text:style-name="T7">retornaría una nueva colección,</text:span></text:p>
          </draw:text-box>
        </draw:frame>
        <draw:frame draw:style-name="gr6" draw:text-style-name="P7" draw:layer="layout" svg:width="1.166cm" svg:height="0.412cm" svg:x="8.465cm" svg:y="11.227cm">
          <draw:text-box>
            <text:p text:style-name="P2"><text:span text:style-name="T7">con los</text:span></text:p>
          </draw:text-box>
        </draw:frame>
        <draw:frame draw:style-name="gr6" draw:text-style-name="P7" draw:layer="layout" svg:width="1.247cm" svg:height="0.412cm" svg:x="10.059cm" svg:y="11.227cm">
          <draw:text-box>
            <text:p text:style-name="P2"><text:span text:style-name="T7">clientes</text:span></text:p>
          </draw:text-box>
        </draw:frame>
        <draw:frame draw:style-name="gr6" draw:text-style-name="P7" draw:layer="layout" svg:width="3.097cm" svg:height="0.412cm" svg:x="11.576cm" svg:y="11.227cm">
          <draw:text-box>
            <text:p text:style-name="P2"><text:span text:style-name="T7">de cada una de las</text:span></text:p>
          </draw:text-box>
        </draw:frame>
        <draw:frame draw:style-name="gr6" draw:text-style-name="P7" draw:layer="layout" svg:width="0.861cm" svg:height="0.412cm" svg:x="15.601cm" svg:y="11.227cm">
          <draw:text-box>
            <text:p text:style-name="P2"><text:span text:style-name="T7">cajas</text:span></text:p>
          </draw:text-box>
        </draw:frame>
        <draw:frame draw:style-name="gr6" draw:text-style-name="P7" draw:layer="layout" svg:width="2.076cm" svg:height="0.412cm" svg:x="16.727cm" svg:y="11.227cm">
          <draw:text-box>
            <text:p text:style-name="P2"><text:span text:style-name="T7">de ahorro de</text:span></text:p>
          </draw:text-box>
        </draw:frame>
        <draw:frame draw:style-name="gr6" draw:text-style-name="P7" draw:layer="layout" svg:width="0.369cm" svg:height="0.412cm" svg:x="4.146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025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295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204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062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797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315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88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052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932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05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34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66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139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444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1cm" svg:y="11.2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718cm" svg:height="0.412cm" svg:x="2.54cm" svg:y="11.677cm">
          <draw:text-box>
            <text:p text:style-name="P2"><text:span text:style-name="T7">coleccionDeCajasDeAhorro. </text:span></text:p>
          </draw:text-box>
        </draw:frame>
        <draw:frame draw:style-name="gr6" draw:text-style-name="P7" draw:layer="layout" svg:width="0.369cm" svg:height="0.412cm" svg:x="2.54cm" svg:y="12.1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12.576cm">
          <draw:text-box>
            <text:p text:style-name="P2"><text:span text:style-name="T7">Al</text:span></text:p>
          </draw:text-box>
        </draw:frame>
        <draw:frame draw:style-name="gr6" draw:text-style-name="P7" draw:layer="layout" svg:width="15.911cm" svg:height="0.412cm" svg:x="2.998cm" svg:y="12.576cm">
          <draw:text-box>
            <text:p text:style-name="P2"><text:span text:style-name="T7">momento de ordenar una colección, los mensajes #sort y #sort: nos pueden simplificar la tarea. El</text:span></text:p>
          </draw:text-box>
        </draw:frame>
        <draw:frame draw:style-name="gr6" draw:text-style-name="P7" draw:layer="layout" svg:width="0.369cm" svg:height="0.412cm" svg:x="2.869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542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057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436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57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06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482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7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096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384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413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113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451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2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91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641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73cm" svg:y="12.5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2.305cm" svg:height="0.412cm" svg:x="2.54cm" svg:y="13.026cm">
          <draw:text-box>
            <text:p text:style-name="P2"><text:span text:style-name="T7">mensaje #sort</text:span></text:p>
          </draw:text-box>
        </draw:frame>
        <draw:frame draw:style-name="gr6" draw:text-style-name="P7" draw:layer="layout" svg:width="4.93cm" svg:height="0.412cm" svg:x="5.074cm" svg:y="13.026cm">
          <draw:text-box>
            <text:p text:style-name="P2"><text:span text:style-name="T7">retorna la colección ordenada,</text:span></text:p>
          </draw:text-box>
        </draw:frame>
        <draw:frame draw:style-name="gr6" draw:text-style-name="P7" draw:layer="layout" svg:width="1.822cm" svg:height="0.412cm" svg:x="10.371cm" svg:y="13.026cm">
          <draw:text-box>
            <text:p text:style-name="P2"><text:span text:style-name="T7">pero ¡OJO!</text:span></text:p>
          </draw:text-box>
        </draw:frame>
        <draw:frame draw:style-name="gr6" draw:text-style-name="P7" draw:layer="layout" svg:width="2.385cm" svg:height="0.412cm" svg:x="12.411cm" svg:y="13.026cm">
          <draw:text-box>
            <text:p text:style-name="P2"><text:span text:style-name="T7">Lo hace con el</text:span></text:p>
          </draw:text-box>
        </draw:frame>
        <draw:frame draw:style-name="gr6" draw:text-style-name="P7" draw:layer="layout" svg:width="3.854cm" svg:height="0.412cm" svg:x="15.107cm" svg:y="13.026cm">
          <draw:text-box>
            <text:p text:style-name="P2"><text:span text:style-name="T7">criterio #&lt;=; esto quiere</text:span></text:p>
          </draw:text-box>
        </draw:frame>
        <draw:frame draw:style-name="gr6" draw:text-style-name="P7" draw:layer="layout" svg:width="0.369cm" svg:height="0.412cm" svg:x="3.94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919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248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691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91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215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112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255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22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781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534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977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218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089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918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76cm" svg:y="13.0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798cm" svg:height="0.412cm" svg:x="2.54cm" svg:y="13.476cm">
          <draw:text-box>
            <text:p text:style-name="P2"><text:span text:style-name="T7">decir</text:span></text:p>
          </draw:text-box>
        </draw:frame>
        <draw:frame draw:style-name="gr6" draw:text-style-name="P7" draw:layer="layout" svg:width="10.907cm" svg:height="0.412cm" svg:x="3.525cm" svg:y="13.476cm">
          <draw:text-box>
            <text:p text:style-name="P2"><text:span text:style-name="T7">que los objetos que tengo dentro de la colección deben entender el</text:span></text:p>
          </draw:text-box>
        </draw:frame>
        <draw:frame draw:style-name="gr6" draw:text-style-name="P7" draw:layer="layout" svg:width="2.225cm" svg:height="0.412cm" svg:x="15.429cm" svg:y="13.476cm">
          <draw:text-box>
            <text:p text:style-name="P2"><text:span text:style-name="T7">mensaje #&lt;=,</text:span></text:p>
          </draw:text-box>
        </draw:frame>
        <draw:frame draw:style-name="gr6" draw:text-style-name="P7" draw:layer="layout" svg:width="1.141cm" svg:height="0.412cm" svg:x="17.881cm" svg:y="13.476cm">
          <draw:text-box>
            <text:p text:style-name="P2"><text:span text:style-name="T7">de otro</text:span></text:p>
          </draw:text-box>
        </draw:frame>
        <draw:frame draw:style-name="gr6" draw:text-style-name="P7" draw:layer="layout" svg:width="0.369cm" svg:height="0.412cm" svg:x="3.343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143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798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174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974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083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15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883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27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026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212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29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273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29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726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293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87cm" svg:y="13.4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018cm" svg:height="0.412cm" svg:x="2.54cm" svg:y="13.926cm">
          <draw:text-box>
            <text:p text:style-name="P2"><text:span text:style-name="T7">modo,</text:span></text:p>
          </draw:text-box>
        </draw:frame>
        <draw:frame draw:style-name="gr6" draw:text-style-name="P7" draw:layer="layout" svg:width="2.423cm" svg:height="0.412cm" svg:x="3.725cm" svg:y="13.926cm">
          <draw:text-box>
            <text:p text:style-name="P2"><text:span text:style-name="T7">no funcionaría.</text:span></text:p>
          </draw:text-box>
        </draw:frame>
        <draw:frame draw:style-name="gr6" draw:text-style-name="P7" draw:layer="layout" svg:width="2.055cm" svg:height="0.412cm" svg:x="6.383cm" svg:y="13.926cm">
          <draw:text-box>
            <text:p text:style-name="P2"><text:span text:style-name="T7">Por ejemplo,</text:span></text:p>
          </draw:text-box>
        </draw:frame>
        <draw:frame draw:style-name="gr6" draw:text-style-name="P7" draw:layer="layout" svg:width="0.369cm" svg:height="0.412cm" svg:x="8.671cm" svg:y="13.926cm">
          <draw:text-box>
            <text:p text:style-name="P2"><text:span text:style-name="T7">si</text:span></text:p>
          </draw:text-box>
        </draw:frame>
        <draw:frame draw:style-name="gr6" draw:text-style-name="P7" draw:layer="layout" svg:width="9.675cm" svg:height="0.412cm" svg:x="9.094cm" svg:y="13.926cm">
          <draw:text-box>
            <text:p text:style-name="P2"><text:span text:style-name="T7">tuviéramos en coleccionDeNumerosAlReves a los números</text:span></text:p>
          </draw:text-box>
        </draw:frame>
        <draw:frame draw:style-name="gr6" draw:text-style-name="P7" draw:layer="layout" svg:width="0.369cm" svg:height="0.412cm" svg:x="3.569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137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228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96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515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38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05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473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528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889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18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88cm" svg:y="13.92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489cm" svg:height="0.412cm" svg:x="2.54cm" svg:y="14.376cm">
          <draw:text-box>
            <text:p text:style-name="P2"><text:span text:style-name="T7">del</text:span></text:p>
          </draw:text-box>
        </draw:frame>
        <draw:frame draw:style-name="gr6" draw:text-style-name="P7" draw:layer="layout" svg:width="15.737cm" svg:height="0.412cm" svg:x="3.163cm" svg:y="14.376cm">
          <draw:text-box>
            <text:p text:style-name="P2"><text:span text:style-name="T7">10 al 1 (10, 9, 8, 7, 6, 5, 4, 3, 2, 1), la siguiente sentencia retornaría la colección con los números</text:span></text:p>
          </draw:text-box>
        </draw:frame>
        <draw:frame draw:style-name="gr6" draw:text-style-name="P7" draw:layer="layout" svg:width="0.369cm" svg:height="0.412cm" svg:x="3.034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575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966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275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015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427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838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25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661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073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84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895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307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42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232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818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506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14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605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252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952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528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71cm" svg:y="14.37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89cm" svg:height="0.412cm" svg:x="2.54cm" svg:y="14.825cm">
          <draw:text-box>
            <text:p text:style-name="P2"><text:span text:style-name="T7">del 1 al 10. </text:span></text:p>
          </draw:text-box>
        </draw:frame>
        <draw:frame draw:style-name="gr8" draw:text-style-name="P10" draw:layer="layout" svg:width="0.317cm" svg:height="0.357cm" svg:x="2.54cm" svg:y="15.297cm">
          <draw:text-box>
            <text:p text:style-name="P2"><text:span text:style-name="T17"><text:s/></text:span></text:p>
          </draw:text-box>
        </draw:frame>
        <draw:frame draw:style-name="gr8" draw:text-style-name="P10" draw:layer="layout" svg:width="5.027cm" svg:height="0.357cm" svg:x="2.54cm" svg:y="15.667cm">
          <draw:text-box>
            <text:p text:style-name="P2"><text:span text:style-name="T17">coleccionDeNumerosAlReves sort. </text:span></text:p>
          </draw:text-box>
        </draw:frame>
        <draw:frame draw:style-name="gr6" draw:text-style-name="P7" draw:layer="layout" svg:width="0.369cm" svg:height="0.412cm" svg:x="2.54cm" svg:y="16.01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5.967cm" svg:height="0.412cm" svg:x="2.54cm" svg:y="16.466cm">
          <draw:text-box>
            <text:p text:style-name="P2"><text:span text:style-name="T7">Supongamos que queremos ordenar</text:span></text:p>
          </draw:text-box>
        </draw:frame>
        <draw:frame draw:style-name="gr6" draw:text-style-name="P7" draw:layer="layout" svg:width="5.002cm" svg:height="0.412cm" svg:x="9.098cm" svg:y="16.466cm">
          <draw:text-box>
            <text:p text:style-name="P2"><text:span text:style-name="T7">la coleccionDeCajasDeAhorro,</text:span></text:p>
          </draw:text-box>
        </draw:frame>
        <draw:frame draw:style-name="gr6" draw:text-style-name="P7" draw:layer="layout" svg:width="1.547cm" svg:height="0.412cm" svg:x="14.456cm" svg:y="16.466cm">
          <draw:text-box>
            <text:p text:style-name="P2"><text:span text:style-name="T7">de menor</text:span></text:p>
          </draw:text-box>
        </draw:frame>
        <draw:frame draw:style-name="gr6" draw:text-style-name="P7" draw:layer="layout" svg:width="1.429cm" svg:height="0.412cm" svg:x="16.282cm" svg:y="16.466cm">
          <draw:text-box>
            <text:p text:style-name="P2"><text:span text:style-name="T7">a mayor,</text:span></text:p>
          </draw:text-box>
        </draw:frame>
        <draw:frame draw:style-name="gr6" draw:text-style-name="P7" draw:layer="layout" svg:width="0.531cm" svg:height="0.412cm" svg:x="17.984cm" svg:y="16.466cm">
          <draw:text-box>
            <text:p text:style-name="P2"><text:span text:style-name="T7">por</text:span></text:p>
          </draw:text-box>
        </draw:frame>
        <draw:frame draw:style-name="gr6" draw:text-style-name="P7" draw:layer="layout" svg:width="0.391cm" svg:height="0.412cm" svg:x="18.701cm" svg:y="16.466cm">
          <draw:text-box>
            <text:p text:style-name="P2"><text:span text:style-name="T7">su</text:span></text:p>
          </draw:text-box>
        </draw:frame>
        <draw:frame draw:style-name="gr6" draw:text-style-name="P7" draw:layer="layout" svg:width="0.369cm" svg:height="0.412cm" svg:x="4.723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549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405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89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387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248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868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1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88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02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519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92cm" svg:y="16.46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.082cm" svg:height="0.412cm" svg:x="2.54cm" svg:y="16.916cm">
          <draw:text-box>
            <text:p text:style-name="P2"><text:span text:style-name="T7">saldo. </text:span></text:p>
          </draw:text-box>
        </draw:frame>
        <draw:frame draw:style-name="gr6" draw:text-style-name="P7" draw:layer="layout" svg:width="8.968cm" svg:height="0.412cm" svg:x="2.54cm" svg:y="17.365cm">
          <draw:text-box>
            <text:p text:style-name="P2"><text:span text:style-name="T7">¿Que ocurriría si ejecutaramos la siguiente sentencia? </text:span></text:p>
          </draw:text-box>
        </draw:frame>
        <draw:frame draw:style-name="gr6" draw:text-style-name="P7" draw:layer="layout" svg:width="0.369cm" svg:height="0.412cm" svg:x="2.54cm" svg:y="17.815cm">
          <draw:text-box>
            <text:p text:style-name="P2"><text:span text:style-name="T7"><text:s/></text:span></text:p>
          </draw:text-box>
        </draw:frame>
        <draw:frame draw:style-name="gr8" draw:text-style-name="P10" draw:layer="layout" svg:width="4.638cm" svg:height="0.357cm" svg:x="2.54cm" svg:y="18.286cm">
          <draw:text-box>
            <text:p text:style-name="P2"><text:span text:style-name="T17">coleccionDeCajasDeAhorro sort.</text:span></text:p>
          </draw:text-box>
        </draw:frame>
        <draw:frame draw:style-name="gr6" draw:text-style-name="P7" draw:layer="layout" svg:width="0.369cm" svg:height="0.412cm" svg:x="7.609cm" svg:y="18.239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18.6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4.857cm" svg:height="0.412cm" svg:x="2.54cm" svg:y="19.085cm">
          <draw:text-box>
            <text:p text:style-name="P2"><text:span text:style-name="T7">MessageNotUnderstood!!! Las instancias de cajas de ahorro no entienden el mensaje #&lt;=. </text:span></text:p>
          </draw:text-box>
        </draw:frame>
        <draw:frame draw:style-name="gr6" draw:text-style-name="P7" draw:layer="layout" svg:width="0.369cm" svg:height="0.412cm" svg:x="2.54cm" svg:y="19.5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6.326cm" svg:height="0.412cm" svg:x="2.54cm" svg:y="19.985cm">
          <draw:text-box>
            <text:p text:style-name="P2"><text:span text:style-name="T7">¿Cómo lo solucionamos? Simple, utilizamos el mensaje #sort:, indicando como parámetro un bloque</text:span></text:p>
          </draw:text-box>
        </draw:frame>
        <draw:frame draw:style-name="gr6" draw:text-style-name="P7" draw:layer="layout" svg:width="0.369cm" svg:height="0.412cm" svg:x="3.754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4.171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745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083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9.832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222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725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857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545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554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45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859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74cm" svg:y="19.98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12.084cm" svg:height="0.412cm" svg:x="2.54cm" svg:y="20.435cm">
          <draw:text-box>
            <text:p text:style-name="P2"><text:span text:style-name="T7">que nos indique sobre qué queremos ordenar las cajas de ahorro (OJO, el</text:span></text:p>
          </draw:text-box>
        </draw:frame>
        <draw:frame draw:style-name="gr6" draw:text-style-name="P7" draw:layer="layout" svg:width="3.643cm" svg:height="0.412cm" svg:x="15.324cm" svg:y="20.435cm">
          <draw:text-box>
            <text:p text:style-name="P2"><text:span text:style-name="T7">bloque debe dar como</text:span></text:p>
          </draw:text-box>
        </draw:frame>
        <draw:frame draw:style-name="gr6" draw:text-style-name="P7" draw:layer="layout" svg:width="0.369cm" svg:height="0.412cm" svg:x="3.158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3.91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5.261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6.343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7.116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8.919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325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0.927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1.921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2.461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3.661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4.778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5.195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6.437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7.39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8.054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19.089cm" svg:y="20.435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8.261cm" svg:height="0.412cm" svg:x="2.54cm" svg:y="20.884cm">
          <draw:text-box>
            <text:p text:style-name="P2"><text:span text:style-name="T7">resultado un objeto que entienda el mensaje #&lt;=). </text:span></text:p>
          </draw:text-box>
        </draw:frame>
        <draw:frame draw:style-name="gr6" draw:text-style-name="P7" draw:layer="layout" svg:width="0.369cm" svg:height="0.412cm" svg:x="2.54cm" svg:y="21.334cm">
          <draw:text-box>
            <text:p text:style-name="P2"><text:span text:style-name="T7"><text:s/></text:span></text:p>
          </draw:text-box>
        </draw:frame>
        <draw:frame draw:style-name="gr8" draw:text-style-name="P10" draw:layer="layout" svg:width="10.099cm" svg:height="0.357cm" svg:x="2.54cm" svg:y="21.805cm">
          <draw:text-box>
            <text:p text:style-name="P2"><text:span text:style-name="T17">coleccionDeCajasDeAhorro sort: [:cajaDeAhorro | cajaDeAhorro saldo].</text:span></text:p>
          </draw:text-box>
        </draw:frame>
        <draw:frame draw:style-name="gr6" draw:text-style-name="P7" draw:layer="layout" svg:width="0.369cm" svg:height="0.412cm" svg:x="13.765cm" svg:y="21.75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0.369cm" svg:height="0.412cm" svg:x="2.54cm" svg:y="22.154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704cm" svg:height="0.788cm" svg:x="2.54cm" svg:y="22.645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16.313cm" svg:height="0.788cm" svg:x="2.54cm" svg:y="23.624cm">
          <draw:text-box>
            <text:p text:style-name="P2"><text:span text:style-name="T6">Cómo programar en papel (y no morir en el intento) </text:span></text:p>
          </draw:text-box>
        </draw:frame>
        <draw:frame draw:style-name="gr4" draw:text-style-name="P5" draw:layer="layout" svg:width="0.387cm" svg:height="0.433cm" svg:x="2.54cm" svg:y="24.573cm">
          <draw:text-box>
            <text:p text:style-name="P2"><text:span text:style-name="T5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23.52cm" svg:x="0cm" svg:y="-195.58cm" svg:viewBox="0 0 21591 223521" draw:points="0,0 21591,0 21591,223521 0,22352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749cm" svg:height="34.118cm" svg:x="0cm" svg:y="7.79cm" svg:viewBox="0 0 21750 34119" draw:points="0,0 21750,0 21750,34119 0,34119">
          <text:p/>
        </draw:polygon>
        <draw:frame draw:style-name="gr2" draw:text-style-name="P3" draw:layer="layout" svg:width="7.402cm" svg:height="0.395cm" svg:x="7.117cm" svg:y="0.21cm">
          <draw:text-box>
            <text:p text:style-name="P2"><text:span text:style-name="T1">Última modificación : 12 de noviembre de 2018 </text:span></text:p>
          </draw:text-box>
        </draw:frame>
        <draw:frame draw:style-name="gr4" draw:text-style-name="P5" draw:layer="layout" svg:width="15.348cm" svg:height="0.433cm" svg:x="2.54cm" svg:y="2.559cm">
          <draw:text-box>
            <text:p text:style-name="P2"><text:span text:style-name="T5">Primero declare la clase y sus variables de instancia, por ejemplo, para declarar la clase </text:span></text:p>
          </draw:text-box>
        </draw:frame>
        <draw:frame draw:style-name="gr4" draw:text-style-name="P5" draw:layer="layout" svg:width="16.338cm" svg:height="0.433cm" svg:x="2.54cm" svg:y="3.089cm">
          <draw:text-box>
            <text:p text:style-name="P2"><text:span text:style-name="T5">CajaDeAhorro como subclase de Object y con dos variables de instancia saldo y cliente, debe </text:span></text:p>
          </draw:text-box>
        </draw:frame>
        <draw:frame draw:style-name="gr4" draw:text-style-name="P5" draw:layer="layout" svg:width="3.55cm" svg:height="0.433cm" svg:x="2.54cm" svg:y="3.618cm">
          <draw:text-box>
            <text:p text:style-name="P2"><text:span text:style-name="T5">escribir lo siguiente: </text:span></text:p>
          </draw:text-box>
        </draw:frame>
        <draw:frame draw:style-name="gr4" draw:text-style-name="P5" draw:layer="layout" svg:width="0.387cm" svg:height="0.433cm" svg:x="2.54cm" svg:y="4.14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5.755cm" svg:height="0.433cm" svg:x="2.54cm" svg:y="4.676cm">
          <draw:text-box>
            <text:p text:style-name="P2"><text:span text:style-name="T20">Object subclass: #CajaDeAhorro </text:span></text:p>
          </draw:text-box>
        </draw:frame>
        <draw:frame draw:style-name="gr4" draw:text-style-name="P5" draw:layer="layout" svg:width="2.991cm" svg:height="0.433cm" svg:x="2.54cm" svg:y="5.205cm">
          <draw:text-box>
            <text:p text:style-name="P2"><text:span text:style-name="T20">v.i.: saldo cliente </text:span></text:p>
          </draw:text-box>
        </draw:frame>
        <draw:frame draw:style-name="gr4" draw:text-style-name="P5" draw:layer="layout" svg:width="0.387cm" svg:height="0.433cm" svg:x="2.54cm" svg:y="5.734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6.351cm" svg:height="0.433cm" svg:x="2.54cm" svg:y="6.264cm">
          <draw:text-box>
            <text:p text:style-name="P2"><text:span text:style-name="T5">Luego declare los métodos de la clase. Si el método es de clase, indique en forma clara antes </text:span></text:p>
          </draw:text-box>
        </draw:frame>
        <draw:frame draw:style-name="gr4" draw:text-style-name="P5" draw:layer="layout" svg:width="13.909cm" svg:height="0.433cm" svg:x="2.54cm" svg:y="6.793cm">
          <draw:text-box>
            <text:p text:style-name="P2"><text:span text:style-name="T5">de la signatura del nombre que el mismo es de clase como muestra el ejemplo: <text:s/></text:span></text:p>
          </draw:text-box>
        </draw:frame>
        <draw:frame draw:style-name="gr4" draw:text-style-name="P5" draw:layer="layout" svg:width="0.387cm" svg:height="0.433cm" svg:x="2.54cm" svg:y="7.32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4.312cm" svg:height="0.433cm" svg:x="2.54cm" svg:y="7.851cm">
          <draw:text-box>
            <text:p text:style-name="P2"><text:span text:style-name="T20">class &gt;&gt; para: unCliente </text:span></text:p>
          </draw:text-box>
        </draw:frame>
        <draw:frame draw:style-name="gr4" draw:text-style-name="P5" draw:layer="layout" svg:width="0.387cm" svg:height="0.433cm" svg:x="2.54cm" svg:y="8.38cm">
          <draw:text-box>
            <text:p text:style-name="P2"><text:span text:style-name="T20"><text:s/></text:span></text:p>
          </draw:text-box>
        </draw:frame>
        <draw:frame draw:style-name="gr4" draw:text-style-name="P5" draw:layer="layout" svg:width="11.787cm" svg:height="0.433cm" svg:x="3.81cm" svg:y="8.38cm">
          <draw:text-box>
            <text:p text:style-name="P2"><text:span text:style-name="T20">“</text:span><text:span text:style-name="T20">Aquí va el código del método de clase, por ejemplo un constructor” </text:span></text:p>
          </draw:text-box>
        </draw:frame>
        <draw:frame draw:style-name="gr4" draw:text-style-name="P5" draw:layer="layout" svg:width="0.387cm" svg:height="0.433cm" svg:x="2.54cm" svg:y="8.90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6.144cm" svg:height="0.433cm" svg:x="2.54cm" svg:y="9.439cm">
          <draw:text-box>
            <text:p text:style-name="P2"><text:span text:style-name="T5">Si el método es de instancia, no debe agregar la palabra class antes de &gt;&gt;, como muestra el </text:span></text:p>
          </draw:text-box>
        </draw:frame>
        <draw:frame draw:style-name="gr4" draw:text-style-name="P5" draw:layer="layout" svg:width="3.245cm" svg:height="0.433cm" svg:x="2.54cm" svg:y="9.968cm">
          <draw:text-box>
            <text:p text:style-name="P2"><text:span text:style-name="T5">siguiente ejemplo: </text:span></text:p>
          </draw:text-box>
        </draw:frame>
        <draw:frame draw:style-name="gr4" draw:text-style-name="P5" draw:layer="layout" svg:width="0.387cm" svg:height="0.433cm" svg:x="2.54cm" svg:y="10.49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2.055cm" svg:height="0.433cm" svg:x="2.54cm" svg:y="11.026cm">
          <draw:text-box>
            <text:p text:style-name="P2"><text:span text:style-name="T20">&gt;&gt; initialize </text:span></text:p>
          </draw:text-box>
        </draw:frame>
        <draw:frame draw:style-name="gr4" draw:text-style-name="P5" draw:layer="layout" svg:width="8.341cm" svg:height="0.433cm" svg:x="3.81cm" svg:y="11.555cm">
          <draw:text-box>
            <text:p text:style-name="P2"><text:span text:style-name="T20">“</text:span><text:span text:style-name="T20">Aquí va el código de este método de instancia” </text:span></text:p>
          </draw:text-box>
        </draw:frame>
        <draw:frame draw:style-name="gr4" draw:text-style-name="P5" draw:layer="layout" svg:width="0.387cm" svg:height="0.433cm" svg:x="2.54cm" svg:y="12.08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0.704cm" svg:height="0.788cm" svg:x="2.54cm" svg:y="12.75cm">
          <draw:text-box>
            <text:p text:style-name="P2"><text:span text:style-name="T6">Otros criterios y buenas prácticas </text:span></text:p>
          </draw:text-box>
        </draw:frame>
        <draw:frame draw:style-name="gr4" draw:text-style-name="P5" draw:layer="layout" svg:width="0.387cm" svg:height="0.433cm" svg:x="2.54cm" svg:y="13.72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11.818cm" svg:height="3.025cm" svg:x="2.54cm" svg:y="14.254cm">
          <draw:text-box>
            <text:p text:style-name="P2"><text:span text:style-name="T5">Heurística: Identificar creadores</text:span></text:p>
            <text:p text:style-name="P2"><text:span text:style-name="T5">• </text:span><text:span text:style-name="T5">Asignar a la clase B la responsabilidad de crear una instancia de la</text:span></text:p>
            <text:p text:style-name="P2"><text:span text:style-name="T5">clase A si:</text:span></text:p>
            <text:p text:style-name="P2"><text:span text:style-name="T5">• </text:span><text:span text:style-name="T5">B contiene objetos A (agregación, composición).</text:span></text:p>
            <text:p text:style-name="P2"><text:span text:style-name="T5">• </text:span><text:span text:style-name="T5">B registra instancias de A.</text:span></text:p>
            <text:p text:style-name="P2"><text:span text:style-name="T5">• </text:span><text:span text:style-name="T5">B tiene los datos para inicializar objetos A.</text:span></text:p>
            <text:p text:style-name="P2"><text:span text:style-name="T5">• </text:span><text:span text:style-name="T5">B usa a objetos A en forma exclusiva</text:span></text:p>
          </draw:text-box>
        </draw:frame>
        <draw:frame draw:style-name="gr4" draw:text-style-name="P5" draw:layer="layout" svg:width="0.387cm" svg:height="0.433cm" svg:x="2.54cm" svg:y="15.312cm">
          <draw:text-box>
            <text:p text:style-name="P2"><text:span text:style-name="T5">.</text:span></text:p>
          </draw:text-box>
        </draw:frame>
        <draw:frame draw:style-name="gr4" draw:text-style-name="P5" draw:layer="layout" svg:width="0.387cm" svg:height="0.433cm" svg:x="2.54cm" svg:y="15.841cm">
          <draw:text-box>
            <text:p text:style-name="P2"><text:span text:style-name="T5">.</text:span></text:p>
          </draw:text-box>
        </draw:frame>
        <draw:frame draw:style-name="gr4" draw:text-style-name="P5" draw:layer="layout" svg:width="0.387cm" svg:height="0.433cm" svg:x="2.54cm" svg:y="16.371cm">
          <draw:text-box>
            <text:p text:style-name="P2"><text:span text:style-name="T5">.</text:span></text:p>
          </draw:text-box>
        </draw:frame>
        <draw:frame draw:style-name="gr4" draw:text-style-name="P5" draw:layer="layout" svg:width="12.228cm" svg:height="3.457cm" svg:x="2.54cm" svg:y="17.958cm">
          <draw:text-box>
            <text:p text:style-name="P2"><text:span text:style-name="T5">Heurística: Identificar expertos en Información</text:span></text:p>
            <text:p text:style-name="P2"><text:span text:style-name="T5">• </text:span><text:span text:style-name="T5">Asignar una responsabilidad al experto en información (la clase que</text:span></text:p>
            <text:p text:style-name="P2"><text:span text:style-name="T5">tiene la información necesaria para realizar la responsabilidad).</text:span></text:p>
            <text:p text:style-name="P2"><text:span text:style-name="T5">• </text:span><text:span text:style-name="T5">Expresa la intuición de que los objetos hacen cosas relacionadas con</text:span></text:p>
            <text:p text:style-name="P2"><text:span text:style-name="T5">la información que tienen.</text:span></text:p>
            <text:p text:style-name="P2"><text:span text:style-name="T5">• </text:span><text:span text:style-name="T5">Para cumplir con su responsabilidad, un objeto puede requerir de</text:span></text:p>
            <text:p text:style-name="P2"><text:span text:style-name="T5">información que se encuentra dispersa en diferentes clases expertas</text:span></text:p>
            <text:p text:style-name="P2"><text:span text:style-name="T5">“</text:span><text:span text:style-name="T5">parciales” información</text:span></text:p>
          </draw:text-box>
        </draw:frame>
        <draw:frame draw:style-name="gr4" draw:text-style-name="P5" draw:layer="layout" svg:width="0.387cm" svg:height="0.433cm" svg:x="2.54cm" svg:y="19.016cm">
          <draw:text-box>
            <text:p text:style-name="P2"><text:span text:style-name="T5">.</text:span></text:p>
          </draw:text-box>
        </draw:frame>
        <draw:frame draw:style-name="gr4" draw:text-style-name="P5" draw:layer="layout" svg:width="0.387cm" svg:height="0.433cm" svg:x="2.54cm" svg:y="19.546cm">
          <draw:text-box>
            <text:p text:style-name="P2"><text:span text:style-name="T5">.</text:span></text:p>
          </draw:text-box>
        </draw:frame>
        <draw:frame draw:style-name="gr4" draw:text-style-name="P5" draw:layer="layout" svg:width="12.139cm" svg:height="2.161cm" svg:x="2.54cm" svg:y="22.191cm">
          <draw:text-box>
            <text:p text:style-name="P2"><text:span text:style-name="T5">Heurística: Aprovecha el polimorfismo</text:span></text:p>
            <text:p text:style-name="P2"><text:span text:style-name="T5">• </text:span><text:span text:style-name="T5">cuando el comportamiento varía según el tipo, modele los distintos</text:span></text:p>
            <text:p text:style-name="P2"><text:span text:style-name="T5">tipos como clases (si es que no existen) asigne la responsabilidad a la</text:span></text:p>
            <text:p text:style-name="P2"><text:span text:style-name="T5">clases para las que varía el comportamiento. Nos permite sustituir</text:span></text:p>
            <text:p text:style-name="P2"><text:span text:style-name="T5">objetos que tienen idéntica interfaz..</text:span></text:p>
          </draw:text-box>
        </draw:frame>
        <draw:frame draw:style-name="gr4" draw:text-style-name="P5" draw:layer="layout" svg:width="11.915cm" svg:height="4.753cm" svg:x="2.408cm" svg:y="25.067cm">
          <draw:text-box>
            <text:p text:style-name="P2"><text:span text:style-name="T5">Heurística: No hables con extraños</text:span></text:p>
            <text:p text:style-name="P2"><text:span text:style-name="T5">• </text:span><text:span text:style-name="T5">Evite diseñar objetos que recorren largos caminos de estructura y</text:span></text:p>
            <text:p text:style-name="P2"><text:span text:style-name="T5">envían mensajes (hablan) a objetos distantes o indirectos (extraños).</text:span></text:p>
            <text:p text:style-name="P2"><text:span text:style-name="T5">Dentro de un método sólo pueden enviarse mensajes a objetos</text:span></text:p>
            <text:p text:style-name="P2"><text:span text:style-name="T5">conocidos:</text:span></text:p>
            <text:p text:style-name="P2"><text:span text:style-name="T5">• </text:span><text:span text:style-name="T5">self</text:span></text:p>
            <text:p text:style-name="P2"><text:span text:style-name="T5">• </text:span><text:span text:style-name="T5">un parámetro del método</text:span></text:p>
            <text:p text:style-name="P2"><text:span text:style-name="T5">• </text:span><text:span text:style-name="T5">un objeto que esté directamente asociado a self</text:span></text:p>
            <text:p text:style-name="P2"><text:span text:style-name="T5">• </text:span><text:span text:style-name="T5">un miembro de una colección que sea atributo de self</text:span></text:p>
            <text:p text:style-name="P2"><text:span text:style-name="T5">• </text:span><text:span text:style-name="T5">un objeto creado dentro del método</text:span></text:p>
            <text:p text:style-name="P2"><text:span text:style-name="T5">• </text:span><text:span text:style-name="T5">Los demás objetos son extraños..</text:span></text:p>
          </draw:text-box>
        </draw:frame>
        <draw:frame draw:style-name="gr4" draw:text-style-name="P5" draw:layer="layout" svg:width="12.042cm" svg:height="3.889cm" svg:x="2.5cm" svg:y="30.611cm">
          <draw:text-box>
            <text:p text:style-name="P2"><text:span text:style-name="T5">Heurística: Bajo acoplamiento</text:span></text:p>
            <text:p text:style-name="P2"><text:span text:style-name="T5">• </text:span><text:span text:style-name="T5">Asignar responsabilidades de manera que el acoplamiento</text:span></text:p>
            <text:p text:style-name="P2"><text:span text:style-name="T5">permanezca lo más bajo posible. El acoplamiento es una medida de</text:span></text:p>
            <text:p text:style-name="P2"><text:span text:style-name="T5">dependencia de un objeto con otros. Es bajo si mantiene pocas</text:span></text:p>
            <text:p text:style-name="P2"><text:span text:style-name="T5">relaciones con otros objetos. El alto acoplamiento dificulta el</text:span></text:p>
            <text:p text:style-name="P2"><text:span text:style-name="T5">entendimiento y complica la propagación de cambios en el diseño.</text:span></text:p>
            <text:p text:style-name="P2"><text:span text:style-name="T5">• </text:span><text:span text:style-name="T5">No se puede considerar de manera aislada a otras heurísticas, sino</text:span></text:p>
            <text:p text:style-name="P2"><text:span text:style-name="T5">que debe incluirse como principio de diseño que influye en la elección</text:span></text:p>
            <text:p text:style-name="P2"><text:span text:style-name="T5">de la asignación de responsabilidad.</text:span></text:p>
          </draw:text-box>
        </draw:frame>
        <draw:frame draw:style-name="gr4" draw:text-style-name="P5" draw:layer="layout" svg:width="12.495cm" svg:height="3.889cm" svg:x="2.505cm" svg:y="35.5cm">
          <draw:text-box>
            <text:p text:style-name="P2"><text:span text:style-name="T5">Heurística: Alta cohesión</text:span></text:p>
            <text:p text:style-name="P2"><text:span text:style-name="T5">• </text:span><text:span text:style-name="T5">Asignar responsabilidades de manera que la cohesión permanezca lo</text:span></text:p>
            <text:p text:style-name="P2"><text:span text:style-name="T5">más fuerte posible. La cohesión es una medida de la fuerza con la</text:span></text:p>
            <text:p text:style-name="P2"><text:span text:style-name="T5">que se relacionan las responsabilidades de un objeto, y la cantidad</text:span></text:p>
            <text:p text:style-name="P2"><text:span text:style-name="T5">de ellas. Resulta en clases más fáciles de mantener, entender y</text:span></text:p>
            <text:p text:style-name="P2"><text:span text:style-name="T5">reutilizar.</text:span></text:p>
            <text:p text:style-name="P2"><text:span text:style-name="T5">• </text:span><text:span text:style-name="T5">El nivel de cohesión no se puede considerar de manera aislada a otras</text:span></text:p>
            <text:p text:style-name="P2"><text:span text:style-name="T5">responsabilidades y otras heurísticas, como Experto y Bajo</text:span></text:p>
            <text:p text:style-name="P2"><text:span text:style-name="T5">Acoplamiento.</text:span></text:p>
          </draw:text-box>
        </draw:frame>
        <draw:frame draw:style-name="gr4" draw:text-style-name="P5" draw:layer="layout" svg:width="8.1cm" svg:height="3.025cm" svg:x="2.5cm" svg:y="40.567cm">
          <draw:text-box>
            <text:p text:style-name="P2"><text:span text:style-name="T5">Heurística: Delegar, delegar, delegar</text:span></text:p>
            <text:p text:style-name="P2"><text:span text:style-name="T5">• </text:span><text:span text:style-name="T5">Un objeto no hace nada que pueda delegar a otro que conoce</text:span></text:p>
            <text:p text:style-name="P2"><text:span text:style-name="T5">• </text:span><text:span text:style-name="T5">Siempre que vea que un objeto pide cosas a otro para hacer algo me</text:span></text:p>
            <text:p text:style-name="P2"><text:span text:style-name="T5">pregunto: no podré delegárselo a el (no será él el “experto”)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enturyGothic" svg:font-family="CenturyGothic"/>
    <style:font-face style:name="Consolas1" svg:font-family="Consolas"/>
    <style:font-face style:name="Gautami1" svg:font-family="Gautami"/>
    <style:font-face style:name="Arial1" svg:font-family="Arial" style:font-pitch="variable"/>
    <style:font-face style:name="CenturyGothic1" svg:font-family="CenturyGothic" style:font-pitch="variable"/>
    <style:font-face style:name="Consolas" svg:font-family="Consolas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4-29T22:38:07.029000000</dc:date>
    <meta:editing-duration>PT18M21S</meta:editing-duration>
    <meta:editing-cycles>1</meta:editing-cycles>
    <meta:document-statistic meta:object-count="2650"/>
    <meta:generator>LibreOffice/7.0.5.2$Windows_X86_64 LibreOffice_project/64390860c6cd0aca4beafafcfd84613dd9dfb63a</meta:generator>
  </office:meta>
</office:document-meta>
</file>